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8" style:family="table-column">
      <style:table-column-properties fo:break-before="auto" style:column-width="0.6272in"/>
    </style:style>
    <style:style style:name="co129" style:family="table-column">
      <style:table-column-properties fo:break-before="auto" style:column-width="1.2992in"/>
    </style:style>
    <style:style style:name="co130" style:family="table-column">
      <style:table-column-properties fo:break-before="auto" style:column-width="2.2256in"/>
    </style:style>
    <style:style style:name="co131" style:family="table-column">
      <style:table-column-properties fo:break-before="auto" style:column-width="1.3839in"/>
    </style:style>
    <style:style style:name="co132" style:family="table-column">
      <style:table-column-properties fo:break-before="auto" style:column-width="0.85in"/>
    </style:style>
    <style:style style:name="co133" style:family="table-column">
      <style:table-column-properties fo:break-before="auto" style:column-width="0.9902in"/>
    </style:style>
    <style:style style:name="co134" style:family="table-column">
      <style:table-column-properties fo:break-before="auto" style:column-width="0.7693in"/>
    </style:style>
    <style:style style:name="co135" style:family="table-column">
      <style:table-column-properties fo:break-before="auto" style:column-width="0.6in"/>
    </style:style>
    <style:style style:name="co136" style:family="table-column">
      <style:table-column-properties fo:break-before="auto" style:column-width="1.2272in"/>
    </style:style>
    <style:style style:name="co137" style:family="table-column">
      <style:table-column-properties fo:break-before="auto" style:column-width="0.6575in"/>
    </style:style>
    <style:style style:name="co138" style:family="table-column">
      <style:table-column-properties fo:break-before="auto" style:column-width="0.6693in"/>
    </style:style>
    <style:style style:name="co139" style:family="table-column">
      <style:table-column-properties fo:break-before="auto" style:column-width="0.702in"/>
    </style:style>
    <style:style style:name="co140" style:family="table-column">
      <style:table-column-properties fo:break-before="auto" style:column-width="0.7118in"/>
    </style:style>
    <style:style style:name="co24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1.8902in"/>
    </style:style>
    <style:style style:name="co25" style:family="table-column">
      <style:table-column-properties fo:break-before="auto" style:column-width="0.511in"/>
    </style:style>
    <style:style style:name="co26" style:family="table-column">
      <style:table-column-properties fo:break-before="auto" style:column-width="1.3535in"/>
    </style:style>
    <style:style style:name="co27" style:family="table-column">
      <style:table-column-properties fo:break-before="auto" style:column-width="1.098in"/>
    </style:style>
    <style:style style:name="co28" style:family="table-column">
      <style:table-column-properties fo:break-before="auto" style:column-width="1.0346in"/>
    </style:style>
    <style:style style:name="co29" style:family="table-column">
      <style:table-column-properties fo:break-before="auto" style:column-width="0.9472in"/>
    </style:style>
    <style:style style:name="co30" style:family="table-column">
      <style:table-column-properties fo:break-before="auto" style:column-width="1.2402in"/>
    </style:style>
    <style:style style:name="co31" style:family="table-column">
      <style:table-column-properties fo:break-before="auto" style:column-width="1.2909in"/>
    </style:style>
    <style:style style:name="co32" style:family="table-column">
      <style:table-column-properties fo:break-before="auto" style:column-width="1.0728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9972in"/>
    </style:style>
    <style:style style:name="co35" style:family="table-column">
      <style:table-column-properties fo:break-before="auto" style:column-width="1.2528in"/>
    </style:style>
    <style:style style:name="co36" style:family="table-column">
      <style:table-column-properties fo:break-before="auto" style:column-width="1.022in"/>
    </style:style>
    <style:style style:name="co37" style:family="table-column">
      <style:table-column-properties fo:break-before="auto" style:column-width="0.3602in"/>
    </style:style>
    <style:style style:name="co38" style:family="table-column">
      <style:table-column-properties fo:break-before="auto" style:column-width="1.8752in"/>
    </style:style>
    <style:style style:name="co39" style:family="table-column">
      <style:table-column-properties fo:break-before="auto" style:column-width="2.9063in"/>
    </style:style>
    <style:style style:name="co40" style:family="table-column">
      <style:table-column-properties fo:break-before="auto" style:column-width="0.178in"/>
    </style:style>
    <style:style style:name="co141" style:family="table-column">
      <style:table-column-properties fo:break-before="auto" style:column-width="0.948in"/>
    </style:style>
    <style:style style:name="co42" style:family="table-column">
      <style:table-column-properties fo:break-before="auto" style:column-width="0.8118in"/>
    </style:style>
    <style:style style:name="co43" style:family="table-column">
      <style:table-column-properties fo:break-before="auto" style:column-width="0.7193in"/>
    </style:style>
    <style:style style:name="co44" style:family="table-column">
      <style:table-column-properties fo:break-before="auto" style:column-width="0.5925in"/>
    </style:style>
    <style:style style:name="co142" style:family="table-column">
      <style:table-column-properties fo:break-before="auto" style:column-width="1.7528in"/>
    </style:style>
    <style:style style:name="co10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148" style:family="table-column">
      <style:table-column-properties fo:break-before="auto" style:column-width="0.8193in"/>
    </style:style>
    <style:style style:name="co149" style:family="table-column">
      <style:table-column-properties fo:break-before="auto" style:column-width="3.1028in"/>
    </style:style>
    <style:style style:name="co150" style:family="table-column">
      <style:table-column-properties fo:break-before="auto" style:column-width="0.4957in"/>
    </style:style>
    <style:style style:name="co73" style:family="table-column">
      <style:table-column-properties fo:break-before="auto" style:column-width="0.8839in"/>
    </style:style>
    <style:style style:name="co74" style:family="table-column">
      <style:table-column-properties fo:break-before="auto" style:column-width="1.228in"/>
    </style:style>
    <style:style style:name="co75" style:family="table-column">
      <style:table-column-properties fo:break-before="auto" style:column-width="0.6154in"/>
    </style:style>
    <style:style style:name="co76" style:family="table-column">
      <style:table-column-properties fo:break-before="auto" style:column-width="0.6811in"/>
    </style:style>
    <style:style style:name="co77" style:family="table-column">
      <style:table-column-properties fo:break-before="auto" style:column-width="0.8756in"/>
    </style:style>
    <style:style style:name="co78" style:family="table-column">
      <style:table-column-properties fo:break-before="auto" style:column-width="0.8335in"/>
    </style:style>
    <style:style style:name="co79" style:family="table-column">
      <style:table-column-properties fo:break-before="auto" style:column-width="0.7866in"/>
    </style:style>
    <style:style style:name="co80" style:family="table-column">
      <style:table-column-properties fo:break-before="auto" style:column-width="1.1311in"/>
    </style:style>
    <style:style style:name="co81" style:family="table-column">
      <style:table-column-properties fo:break-before="auto" style:column-width="0.5756in"/>
    </style:style>
    <style:style style:name="co82" style:family="table-column">
      <style:table-column-properties fo:break-before="auto" style:column-width="0.5626in"/>
    </style:style>
    <style:style style:name="co83" style:family="table-column">
      <style:table-column-properties fo:break-before="auto" style:column-width="0.5839in"/>
    </style:style>
    <style:style style:name="co84" style:family="table-column">
      <style:table-column-properties fo:break-before="auto" style:column-width="0.8228in"/>
    </style:style>
    <style:style style:name="co85" style:family="table-column">
      <style:table-column-properties fo:break-before="auto" style:column-width="0.9299in"/>
    </style:style>
    <style:style style:name="co86" style:family="table-column">
      <style:table-column-properties fo:break-before="auto" style:column-width="1.4992in"/>
    </style:style>
    <style:style style:name="co87" style:family="table-column">
      <style:table-column-properties fo:break-before="auto" style:column-width="0.2638in"/>
    </style:style>
    <style:style style:name="co88" style:family="table-column">
      <style:table-column-properties fo:break-before="auto" style:column-width="1.6016in"/>
    </style:style>
    <style:style style:name="co89" style:family="table-column">
      <style:table-column-properties fo:break-before="auto" style:column-width="1.4953in"/>
    </style:style>
    <style:style style:name="co90" style:family="table-column">
      <style:table-column-properties fo:break-before="auto" style:column-width="1.1354in"/>
    </style:style>
    <style:style style:name="co91" style:family="table-column">
      <style:table-column-properties fo:break-before="auto" style:column-width="0.9134in"/>
    </style:style>
    <style:style style:name="co92" style:family="table-column">
      <style:table-column-properties fo:break-before="auto" style:column-width="1.1602in"/>
    </style:style>
    <style:style style:name="co93" style:family="table-column">
      <style:table-column-properties fo:break-before="auto" style:column-width="0.9681in"/>
    </style:style>
    <style:style style:name="co94" style:family="table-column">
      <style:table-column-properties fo:break-before="auto" style:column-width="1.3811in"/>
    </style:style>
    <style:style style:name="co95" style:family="table-column">
      <style:table-column-properties fo:break-before="auto" style:column-width="1.2193in"/>
    </style:style>
    <style:style style:name="co96" style:family="table-column">
      <style:table-column-properties fo:break-before="auto" style:column-width="1.2154in"/>
    </style:style>
    <style:style style:name="co97" style:family="table-column">
      <style:table-column-properties fo:break-before="auto" style:column-width="1.5382in"/>
    </style:style>
    <style:style style:name="co98" style:family="table-column">
      <style:table-column-properties fo:break-before="auto" style:column-width="1.1272in"/>
    </style:style>
    <style:style style:name="co99" style:family="table-column">
      <style:table-column-properties fo:break-before="auto" style:column-width="0.5154in"/>
    </style:style>
    <style:style style:name="co158" style:family="table-column">
      <style:table-column-properties fo:break-before="auto" style:column-width="1.1193in"/>
    </style:style>
    <style:style style:name="co159" style:family="table-column">
      <style:table-column-properties fo:break-before="auto" style:column-width="2.9925in"/>
    </style:style>
    <style:style style:name="co160" style:family="table-column">
      <style:table-column-properties fo:break-before="auto" style:column-width="2.8866in"/>
    </style:style>
    <style:style style:name="co103" style:family="table-column">
      <style:table-column-properties fo:break-before="auto" style:column-width="1.752in"/>
    </style:style>
    <style:style style:name="co104" style:family="table-column">
      <style:table-column-properties fo:break-before="auto" style:column-width="1.4264in"/>
    </style:style>
    <style:style style:name="co105" style:family="table-column">
      <style:table-column-properties fo:break-before="auto" style:column-width="1.4689in"/>
    </style:style>
    <style:style style:name="co106" style:family="table-column">
      <style:table-column-properties fo:break-before="auto" style:column-width="1.6083in"/>
    </style:style>
    <style:style style:name="co161" style:family="table-column">
      <style:table-column-properties fo:break-before="auto" style:column-width="1.0772in"/>
    </style:style>
    <style:style style:name="co108" style:family="table-column">
      <style:table-column-properties fo:break-before="auto" style:column-width="0.402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1189in"/>
    </style:style>
    <style:style style:name="co111" style:family="table-column">
      <style:table-column-properties fo:break-before="auto" style:column-width="1.4335in"/>
    </style:style>
    <style:style style:name="co62" style:family="table-column">
      <style:table-column-properties fo:break-before="auto" style:column-width="1.2783in"/>
    </style:style>
    <style:style style:name="co112" style:family="table-column">
      <style:table-column-properties fo:break-before="auto" style:column-width="2.0953in"/>
    </style:style>
    <style:style style:name="co114" style:family="table-column">
      <style:table-column-properties fo:break-before="auto" style:column-width="1.1173in"/>
    </style:style>
    <style:style style:name="co115" style:family="table-column">
      <style:table-column-properties fo:break-before="auto" style:column-width="1.5736in"/>
    </style:style>
    <style:style style:name="co116" style:family="table-column">
      <style:table-column-properties fo:break-before="auto" style:column-width="0.8717in"/>
    </style:style>
    <style:style style:name="co117" style:family="table-column">
      <style:table-column-properties fo:break-before="auto" style:column-width="0.9846in"/>
    </style:style>
    <style:style style:name="co118" style:family="table-column">
      <style:table-column-properties fo:break-before="auto" style:column-width="0.5543in"/>
    </style:style>
    <style:style style:name="co119" style:family="table-column">
      <style:table-column-properties fo:break-before="auto" style:column-width="0.9272in"/>
    </style:style>
    <style:style style:name="co120" style:family="table-column">
      <style:table-column-properties fo:break-before="auto" style:column-width="1.0957in"/>
    </style:style>
    <style:style style:name="co121" style:family="table-column">
      <style:table-column-properties fo:break-before="auto" style:column-width="0.9862in"/>
    </style:style>
    <style:style style:name="co122" style:family="table-column">
      <style:table-column-properties fo:break-before="auto" style:column-width="0.4272in"/>
    </style:style>
    <style:style style:name="co123" style:family="table-column">
      <style:table-column-properties fo:break-before="auto" style:column-width="1.5575in"/>
    </style:style>
    <style:style style:name="co124" style:family="table-column">
      <style:table-column-properties fo:break-before="auto" style:column-width="1.5874in"/>
    </style:style>
    <style:style style:name="co125" style:family="table-column">
      <style:table-column-properties fo:break-before="auto" style:column-width="1.3291in"/>
    </style:style>
    <style:style style:name="co126" style:family="table-column">
      <style:table-column-properties fo:break-before="auto" style:column-width="1.1008in"/>
    </style:style>
    <style:style style:name="co127" style:family="table-column">
      <style:table-column-properties fo:break-before="auto" style:column-width="0.4437in"/>
    </style:style>
    <style:style style:name="co143" style:family="table-column">
      <style:table-column-properties fo:break-before="auto" style:column-width="2.8665in"/>
    </style:style>
    <style:style style:name="co144" style:family="table-column">
      <style:table-column-properties fo:break-before="auto" style:column-width="1.3193in"/>
    </style:style>
    <style:style style:name="co145" style:family="table-column">
      <style:table-column-properties fo:break-before="auto" style:column-width="1.1571in"/>
    </style:style>
    <style:style style:name="co146" style:family="table-column">
      <style:table-column-properties fo:break-before="auto" style:column-width="1.1138in"/>
    </style:style>
    <style:style style:name="co147" style:family="table-column">
      <style:table-column-properties fo:break-before="auto" style:column-width="1.4165in"/>
    </style:style>
    <style:style style:name="co151" style:family="table-column">
      <style:table-column-properties fo:break-before="auto" style:column-width="0.9555in"/>
    </style:style>
    <style:style style:name="ro32" style:family="table-row">
      <style:table-row-properties style:row-height="0.7634in" fo:break-before="auto" style:use-optimal-row-height="false"/>
    </style:style>
    <style:style style:name="ro1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8626in" fo:break-before="auto" style:use-optimal-row-height="false"/>
    </style:style>
    <style:style style:name="ro6" style:family="table-row">
      <style:table-row-properties style:row-height="0.4374in" fo:break-before="auto" style:use-optimal-row-height="true"/>
    </style:style>
    <style:style style:name="ro7" style:family="table-row">
      <style:table-row-properties style:row-height="0.8118in" fo:break-before="auto" style:use-optimal-row-height="false"/>
    </style:style>
    <style:style style:name="ro8" style:family="table-row">
      <style:table-row-properties style:row-height="0.545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428in" fo:break-before="auto" style:use-optimal-row-height="false"/>
    </style:style>
    <style:style style:name="ro11" style:family="table-row">
      <style:table-row-properties style:row-height="0.761in" fo:break-before="auto" style:use-optimal-row-height="false"/>
    </style:style>
    <style:style style:name="ro12" style:family="table-row">
      <style:table-row-properties style:row-height="0.4402in" fo:break-before="auto" style:use-optimal-row-height="false"/>
    </style:style>
    <style:style style:name="ro13" style:family="table-row">
      <style:table-row-properties style:row-height="0.4811in" fo:break-before="auto" style:use-optimal-row-height="false"/>
    </style:style>
    <style:style style:name="ro14" style:family="table-row">
      <style:table-row-properties style:row-height="0.502in" fo:break-before="auto" style:use-optimal-row-height="false"/>
    </style:style>
    <style:style style:name="ro15" style:family="table-row">
      <style:table-row-properties style:row-height="0.1846in" fo:break-before="auto" style:use-optimal-row-height="false"/>
    </style:style>
    <style:style style:name="ro16" style:family="table-row">
      <style:table-row-properties style:row-height="0.286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34" style:family="table-row">
      <style:table-row-properties style:row-height="1.014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37" style:family="table-row">
      <style:table-row-properties style:row-height="0.7409in" fo:break-before="auto" style:use-optimal-row-height="false"/>
    </style:style>
    <style:style style:name="ro38" style:family="table-row">
      <style:table-row-properties style:row-height="0.852in" fo:break-before="auto" style:use-optimal-row-height="false"/>
    </style:style>
    <style:style style:name="ro39" style:family="table-row">
      <style:table-row-properties style:row-height="0.7398in" fo:break-before="auto" style:use-optimal-row-height="false"/>
    </style:style>
    <style:style style:name="ro40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8728in" fo:break-before="auto" style:use-optimal-row-height="false"/>
    </style:style>
    <style:style style:name="ro33" style:family="table-row">
      <style:table-row-properties style:row-height="1.0256in" fo:break-before="auto" style:use-optimal-row-height="false"/>
    </style:style>
    <style:style style:name="ro35" style:family="table-row">
      <style:table-row-properties style:row-height="1.3516in" fo:break-before="auto" style:use-optimal-row-height="false"/>
    </style:style>
    <style:style style:name="ta17" style:family="table" style:master-page-name="Default">
      <style:table-properties table:display="true" style:writing-mode="lr-tb" table:tab-color="#ffffa6"/>
    </style:style>
    <style:style style:name="ta18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19" style:family="table" style:master-page-name="Default">
      <style:table-properties table:display="true" style:writing-mode="lr-tb" table:tab-color="#bbe33d"/>
    </style:style>
    <style:style style:name="ta20" style:family="table" style:master-page-name="Default">
      <style:table-properties table:display="true" style:writing-mode="lr-tb" table:tab-color="#5eb91e"/>
    </style:style>
    <style:style style:name="ta21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2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style:style style:name="ta22" style:family="table" style:master-page-name="Default">
      <style:table-properties table:display="true" style:writing-mode="lr-tb" table:tab-color="#e8f2a1"/>
    </style:style>
    <style:style style:name="ta24" style:family="table" style:master-page-name="Default">
      <style:table-properties table:display="true" style:writing-mode="lr-tb" table:tab-color="#ffe994"/>
    </style:style>
    <style:style style:name="ta25" style:family="table" style:master-page-name="Default">
      <style:table-properties table:display="true" style:writing-mode="lr-tb" table:tab-color="#fff5c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2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37"/>
    <style:style style:name="ce8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8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35" style:family="table-cell" style:parent-style-name="Default" style:data-style-name="N104"/>
    <style:style style:name="ce8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8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8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42" style:family="table-cell" style:parent-style-name="Default">
      <style:text-properties fo:color="#c9211e"/>
    </style:style>
    <style:style style:name="ce843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4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845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8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8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4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55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6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6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4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6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66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8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9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72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73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74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75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6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7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8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79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0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1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2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3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87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8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0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1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92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100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8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0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1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2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2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7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31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4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5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7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9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0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1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>
      <style:text-properties style:font-name="Amiri"/>
    </style:style>
    <style:style style:name="ce9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0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0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1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7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6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0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5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7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9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103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5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6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7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49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0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51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2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3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4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6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90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1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5" style:family="table-cell" style:parent-style-name="Default">
      <style:text-properties style:font-name="Poiret One" fo:font-size="14pt" style:font-size-asian="14pt" style:font-size-complex="14pt"/>
    </style:style>
    <style:style style:name="ce1096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0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28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8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8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9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9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94" style:family="table-cell" style:parent-style-name="Default">
      <style:text-properties style:font-name="Poiret One" fo:font-size="15pt" style:font-size-asian="15pt" style:font-size-complex="15pt"/>
    </style:style>
    <style:style style:name="ce1295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6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8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329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330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331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332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333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3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7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338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339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340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807" style:family="table-cell" style:parent-style-name="Default"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36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8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8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9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4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7" style:family="table-cell" style:parent-style-name="Default">
      <style:table-cell-properties fo:border="0.74pt solid #000000"/>
    </style:style>
    <style:style style:name="ce14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4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41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41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4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3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4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3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63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7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72" style:family="table-cell" style:parent-style-name="Default">
      <style:table-cell-properties fo:background-color="#ffdbb6"/>
      <style:text-properties style:font-name="Poiret One"/>
    </style:style>
    <style:style style:name="ce147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74" style:family="table-cell" style:parent-style-name="Default">
      <style:table-cell-properties fo:background-color="transparent"/>
      <style:text-properties style:font-name="Poiret One"/>
    </style:style>
    <style:style style:name="ce147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79" style:family="table-cell" style:parent-style-name="Default">
      <style:table-cell-properties fo:wrap-option="wrap"/>
    </style:style>
    <style:style style:name="ce148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8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87" style:family="table-cell" style:parent-style-name="Default" style:data-style-name="N104">
      <style:table-cell-properties fo:border="0.74pt solid #069a2e"/>
      <style:text-properties style:font-name="Poiret One"/>
    </style:style>
    <style:style style:name="ce1488" style:family="table-cell" style:parent-style-name="Default" style:data-style-name="N104">
      <style:text-properties style:font-name="Poiret One"/>
    </style:style>
    <style:style style:name="ce1489" style:family="table-cell" style:parent-style-name="Default">
      <style:table-cell-properties fo:border="0.74pt solid #069a2e"/>
      <style:text-properties style:font-name="Poiret One"/>
    </style:style>
    <style:style style:name="ce1490" style:family="table-cell" style:parent-style-name="Default">
      <style:text-properties style:font-name="Poiret One"/>
    </style:style>
    <style:style style:name="ce149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9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9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9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97" style:family="table-cell" style:parent-style-name="Default">
      <style:text-properties style:font-name="Amiri" fo:font-size="12pt" style:font-size-asian="12pt" style:font-size-complex="12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9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2" style:family="table-cell" style:parent-style-name="Default" style:data-style-name="N37">
      <style:text-properties style:font-name="Amiri" fo:font-size="12pt" style:font-size-asian="12pt" style:font-size-complex="12pt"/>
    </style:style>
    <style:style style:name="ce150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1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13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1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19" style:family="table-cell" style:parent-style-name="Default">
      <style:text-properties fo:color="#c9211e" style:font-name="Amiri" fo:font-size="12pt" style:font-size-asian="12pt" style:font-size-complex="12pt"/>
    </style:style>
    <style:style style:name="ce15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2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2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2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3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3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4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54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4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47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50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98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/>
    </style:style>
    <style:style style:name="T3" style:family="text">
      <style:text-properties fo:font-style="italic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</office:automatic-styles>
  <office:body>
    <office:spreadsheet>
      <table:table table:name="Inventory" table:style-name="ta22" table:print="false">
        <office:forms form:automatic-focus="false" form:apply-design-mode="false"/>
        <table:table-column table:style-name="co114" table:default-cell-style-name="ce805"/>
        <table:table-column table:style-name="co2" table:number-columns-repeated="2" table:default-cell-style-name="ce805"/>
        <table:table-column table:style-name="co115" table:default-cell-style-name="ce808"/>
        <table:table-column table:style-name="co2" table:default-cell-style-name="ce811"/>
        <table:table-column table:style-name="co116" table:default-cell-style-name="ce808"/>
        <table:table-column table:style-name="co117" table:default-cell-style-name="ce814"/>
        <table:table-column table:style-name="co118" table:default-cell-style-name="ce817"/>
        <table:table-column table:style-name="co119" table:default-cell-style-name="ce805"/>
        <table:table-column table:style-name="co120" table:default-cell-style-name="ce808"/>
        <table:table-column table:style-name="co121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3" table:number-rows-repeated="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ngoing Costs 2023" table:style-name="ta17" table:print="false">
        <table:table-column table:style-name="co128" table:default-cell-style-name="Default"/>
        <table:table-column table:style-name="co129" table:default-cell-style-name="ce522"/>
        <table:table-column table:style-name="co130" table:default-cell-style-name="ce522"/>
        <table:table-column table:style-name="co131" table:default-cell-style-name="ce522"/>
        <table:table-column table:style-name="co132" table:default-cell-style-name="ce527"/>
        <table:table-column table:style-name="co133" table:default-cell-style-name="ce527"/>
        <table:table-column table:style-name="co134" table:default-cell-style-name="ce527"/>
        <table:table-column table:style-name="co135" table:default-cell-style-name="ce527"/>
        <table:table-column table:style-name="co136" table:default-cell-style-name="ce527"/>
        <table:table-column table:style-name="co137" table:default-cell-style-name="ce527"/>
        <table:table-column table:style-name="co138" table:default-cell-style-name="ce527"/>
        <table:table-column table:style-name="co139" table:default-cell-style-name="ce527"/>
        <table:table-column table:style-name="co140" table:default-cell-style-name="ce535"/>
        <table:table-column table:style-name="co140" table:default-cell-style-name="ce527"/>
        <table:table-column table:style-name="co24" table:default-cell-style-name="ce527"/>
        <table:table-column table:style-name="co24" table:default-cell-style-name="ce522"/>
        <table:table-column table:style-name="co2" table:number-columns-repeated="1008" table:default-cell-style-name="ce522"/>
        <table:table-row table:style-name="ro32">
          <table:table-cell table:style-name="ce517"/>
          <table:table-cell table:style-name="ce519" office:value-type="string" calcext:value-type="string">
            <text:p>Date</text:p>
          </table:table-cell>
          <table:table-cell table:style-name="ce519" office:value-type="string" calcext:value-type="string">
            <text:p>Item</text:p>
          </table:table-cell>
          <table:table-cell table:style-name="ce519" office:value-type="string" calcext:value-type="string">
            <text:p>Paid to</text:p>
          </table:table-cell>
          <table:table-cell table:style-name="ce526" office:value-type="string" calcext:value-type="string">
            <text:p>General Shop Running Supplies</text:p>
          </table:table-cell>
          <table:table-cell table:style-name="ce526" office:value-type="string" calcext:value-type="string">
            <text:p>Improvement to Shop</text:p>
          </table:table-cell>
          <table:table-cell table:style-name="ce526" office:value-type="string" calcext:value-type="string">
            <text:p>Marketing</text:p>
          </table:table-cell>
          <table:table-cell table:style-name="ce526" office:value-type="string" calcext:value-type="string">
            <text:p>Display</text:p>
          </table:table-cell>
          <table:table-cell table:style-name="ce526" office:value-type="string" calcext:value-type="string">
            <text:p>Product Associated with Selling A Product</text:p>
          </table:table-cell>
          <table:table-cell table:style-name="ce526" office:value-type="string" calcext:value-type="string">
            <text:p>Created Product Supplies</text:p>
          </table:table-cell>
          <table:table-cell table:style-name="ce526" office:value-type="string" calcext:value-type="string">
            <text:p>Added Cost For Product</text:p>
          </table:table-cell>
          <table:table-cell table:style-name="ce526" office:value-type="string" calcext:value-type="string">
            <text:p>tax</text:p>
          </table:table-cell>
          <table:table-cell table:style-name="ce534" office:value-type="string" calcext:value-type="string">
            <text:p>tax credit</text:p>
          </table:table-cell>
          <table:table-cell table:style-name="ce526" office:value-type="string" calcext:value-type="string">
            <text:p>shipping</text:p>
          </table:table-cell>
          <table:table-cell table:style-name="ce526" office:value-type="string" calcext:value-type="string">
            <text:p>Total</text:p>
          </table:table-cell>
          <table:table-cell table:style-name="ce519" office:value-type="string" calcext:value-type="string">
            <text:p>Credit Card or Cash</text:p>
          </table:table-cell>
          <table:table-cell table:style-name="ce519" office:value-type="string" calcext:value-type="string">
            <text:p>Receipt</text:p>
          </table:table-cell>
          <table:table-cell table:style-name="ce519" table:number-columns-repeated="1007"/>
        </table:table-row>
        <table:table-row table:style-name="ro1">
          <table:table-cell/>
          <table:table-cell table:style-name="ce520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20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28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1"/>
          <table:table-cell table:style-name="ce523" table:number-columns-repeated="2"/>
          <table:table-cell table:style-name="ce528" table:number-columns-repeated="7"/>
          <table:table-cell table:number-columns-repeated="2"/>
          <table:table-cell table:style-name="ce528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23"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2"/>
          <table:table-cell table:style-name="ce529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/>
          <table:table-cell table:style-name="ce525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536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ce530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Default"/>
          <table:table-cell table:number-columns-repeated="4"/>
          <table:table-cell table:style-name="ce531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2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18"/>
          <table:table-cell table:style-name="ce520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3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18" table:print="false">
        <table:table-column table:style-name="co25" table:default-cell-style-name="ce540"/>
        <table:table-column table:style-name="co26" table:default-cell-style-name="ce546"/>
        <table:table-column table:style-name="co27" table:default-cell-style-name="ce554"/>
        <table:table-column table:style-name="co28" table:default-cell-style-name="ce561"/>
        <table:table-column table:style-name="co29" table:default-cell-style-name="ce561"/>
        <table:table-column table:style-name="co30" table:default-cell-style-name="ce561"/>
        <table:table-column table:style-name="co31" table:default-cell-style-name="ce565"/>
        <table:table-column table:style-name="co32" table:default-cell-style-name="ce561"/>
        <table:table-column table:style-name="co33" table:number-columns-repeated="2" table:default-cell-style-name="ce561"/>
        <table:table-column table:style-name="co34" table:default-cell-style-name="ce554"/>
        <table:table-column table:style-name="co35" table:default-cell-style-name="ce561"/>
        <table:table-column table:style-name="co36" table:default-cell-style-name="ce572"/>
        <table:table-column table:style-name="co37" table:default-cell-style-name="ce577"/>
        <table:table-column table:style-name="co38" table:number-columns-repeated="2" table:default-cell-style-name="ce577"/>
        <table:table-column table:style-name="co39" table:number-columns-repeated="1008" table:default-cell-style-name="ce584"/>
        <table:table-row table:style-name="ro5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Sales Exempt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0"/>
        </table:table-row>
        <table:table-row table:style-name="ro6">
          <table:table-cell table:style-name="ce538"/>
          <table:table-cell table:style-name="ce542" office:value-type="date" office:date-value="2023-01-29" calcext:value-type="date">
            <text:p>01/29/23</text:p>
          </table:table-cell>
          <table:table-cell table:style-name="ce549" office:value-type="string" calcext:value-type="string">
            <text:p>1/1-1/30/23</text:p>
          </table:table-cell>
          <table:table-cell table:style-name="ce551" office:value-type="currency" office:currency="USD" office:value="206.6" calcext:value-type="currency">
            <text:p>$206.60</text:p>
          </table:table-cell>
          <table:table-cell table:style-name="ce551" office:value-type="currency" office:currency="USD" office:value="16.54" calcext:value-type="currency">
            <text:p>$16.54</text:p>
          </table:table-cell>
          <table:table-cell table:style-name="ce551" office:value-type="currency" office:currency="USD" office:value="7.87" calcext:value-type="currency">
            <text:p>$7.87</text:p>
          </table:table-cell>
          <table:table-cell table:style-name="ce564" table:formula="of:=SUM([.D2]-[.F2])" office:value-type="currency" office:currency="USD" office:value="198.73" calcext:value-type="currency">
            <text:p>$198.73</text:p>
          </table:table-cell>
          <table:table-cell table:style-name="ce551" table:formula="of:=SUM([.D2]+[.E2]-[.F2])" office:value-type="currency" office:currency="USD" office:value="215.27" calcext:value-type="currency">
            <text:p>$215.27</text:p>
          </table:table-cell>
          <table:table-cell table:style-name="ce551" table:number-columns-repeated="2"/>
          <table:table-cell table:style-name="ce549"/>
          <table:table-cell table:style-name="ce551" office:value-type="currency" office:currency="USD" office:value="215.27" calcext:value-type="currency">
            <text:p>$215.27</text:p>
          </table:table-cell>
          <table:table-cell table:style-name="ce570" table:formula="of:=[.E2]" office:value-type="currency" office:currency="USD" office:value="16.54" calcext:value-type="currency">
            <text:p>$16.54</text:p>
          </table:table-cell>
          <table:table-cell table:style-name="ce574"/>
          <table:table-cell table:style-name="ce579" table:number-columns-repeated="2"/>
          <table:table-cell table:style-name="ce583" table:number-columns-repeated="1008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]-[.F3])" office:value-type="currency" office:currency="USD" office:value="0" calcext:value-type="currency">
            <text:p>$0.00</text:p>
          </table:table-cell>
          <table:table-cell table:style-name="ce551" table:formula="of:=SUM([.D3]+[.E3]-[.F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]-[.F4])" office:value-type="currency" office:currency="USD" office:value="0" calcext:value-type="currency">
            <text:p>$0.00</text:p>
          </table:table-cell>
          <table:table-cell table:style-name="ce551" table:formula="of:=SUM([.D4]+[.E4]-[.F4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]-[.F5])" office:value-type="currency" office:currency="USD" office:value="0" calcext:value-type="currency">
            <text:p>$0.00</text:p>
          </table:table-cell>
          <table:table-cell table:style-name="ce551" table:formula="of:=SUM([.D5]+[.E5]-[.F5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]-[.F6])" office:value-type="currency" office:currency="USD" office:value="0" calcext:value-type="currency">
            <text:p>$0.00</text:p>
          </table:table-cell>
          <table:table-cell table:style-name="ce551" table:formula="of:=SUM([.D6]+[.E6]-[.F6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8]-[.F8])" office:value-type="currency" office:currency="USD" office:value="0" calcext:value-type="currency">
            <text:p>$0.00</text:p>
          </table:table-cell>
          <table:table-cell table:style-name="ce551" table:formula="of:=SUM([.D8]+[.E8]-[.F8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7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9]-[.F9])" office:value-type="currency" office:currency="USD" office:value="0" calcext:value-type="currency">
            <text:p>$0.00</text:p>
          </table:table-cell>
          <table:table-cell table:style-name="ce551" table:formula="of:=SUM([.D9]+[.E9]-[.F9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9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0]-[.F10])" office:value-type="currency" office:currency="USD" office:value="0" calcext:value-type="currency">
            <text:p>$0.00</text:p>
          </table:table-cell>
          <table:table-cell table:style-name="ce551" table:formula="of:=SUM([.D10]+[.E10]-[.F10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1]-[.F11])" office:value-type="currency" office:currency="USD" office:value="0" calcext:value-type="currency">
            <text:p>$0.00</text:p>
          </table:table-cell>
          <table:table-cell table:style-name="ce551" table:formula="of:=SUM([.D11]+[.E11]-[.F11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2]+[.E12]-[.F12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2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3]+[.E13]-[.F1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8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6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6">
          <table:table-cell table:style-name="ce538"/>
          <table:table-cell table:style-name="ce543"/>
          <table:table-cell table:style-name="ce550"/>
          <table:table-cell table:style-name="ce557" table:number-columns-repeated="3"/>
          <table:table-cell table:style-name="ce564"/>
          <table:table-cell table:style-name="ce551" table:number-columns-repeated="2"/>
          <table:table-cell table:style-name="ce557"/>
          <table:table-cell table:style-name="ce550"/>
          <table:table-cell table:style-name="ce557"/>
          <table:table-cell table:style-name="ce571"/>
          <table:table-cell table:style-name="ce575"/>
          <table:table-cell table:style-name="ce580"/>
          <table:table-cell table:number-columns-repeated="1009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6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68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4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2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11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/>
          <table:table-cell table:style-name="ce551" table:number-columns-repeated="2"/>
          <table:table-cell table:style-name="ce559"/>
          <table:table-cell table:style-name="ce552"/>
          <table:table-cell table:style-name="ce559"/>
          <table:table-cell table:style-name="ce570"/>
          <table:table-cell table:style-name="ce576"/>
          <table:table-cell table:style-name="ce581" table:number-columns-repeated="2"/>
          <table:table-cell table:style-name="ce585" table:number-columns-repeated="1008"/>
        </table:table-row>
        <table:table-row table:style-name="ro9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/>
          <table:table-cell table:style-name="ce551" table:number-columns-repeated="2"/>
          <table:table-cell table:style-name="ce560"/>
          <table:table-cell table:style-name="ce553"/>
          <table:table-cell table:style-name="ce560"/>
          <table:table-cell table:style-name="ce570"/>
          <table:table-cell table:style-name="ce575"/>
          <table:table-cell table:style-name="ce582" table:number-columns-repeated="2"/>
          <table:table-cell table:style-name="ce586" table:number-columns-repeated="1008"/>
        </table:table-row>
        <table:table-row table:style-name="ro10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1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2"/>
          <table:table-cell table:style-name="ce566" table:number-columns-repeated="2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9"/>
          <table:table-cell table:style-name="ce567"/>
          <table:table-cell table:number-columns-repeated="101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 table:style-name="ce547"/>
          <table:table-cell table:number-columns-repeated="1022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/>
          <table:table-cell table:style-name="ce548"/>
          <table:table-cell table:style-name="ce555"/>
          <table:table-cell table:style-name="ce562" table:number-columns-repeated="6"/>
          <table:table-cell table:number-columns-repeated="1015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oney Earned 2022" table:style-name="ta4" table:print="false">
        <table:table-column table:style-name="co25" table:default-cell-style-name="ce540"/>
        <table:table-column table:style-name="co26" table:default-cell-style-name="ce546"/>
        <table:table-column table:style-name="co27" table:default-cell-style-name="ce554"/>
        <table:table-column table:style-name="co28" table:default-cell-style-name="ce561"/>
        <table:table-column table:style-name="co29" table:default-cell-style-name="ce561"/>
        <table:table-column table:style-name="co30" table:default-cell-style-name="ce561"/>
        <table:table-column table:style-name="co31" table:default-cell-style-name="ce565"/>
        <table:table-column table:style-name="co32" table:default-cell-style-name="ce561"/>
        <table:table-column table:style-name="co33" table:default-cell-style-name="ce561"/>
        <table:table-column table:style-name="co34" table:default-cell-style-name="ce554"/>
        <table:table-column table:style-name="co35" table:default-cell-style-name="ce561"/>
        <table:table-column table:style-name="co36" table:default-cell-style-name="ce572"/>
        <table:table-column table:style-name="co37" table:default-cell-style-name="ce577"/>
        <table:table-column table:style-name="co38" table:number-columns-repeated="2" table:default-cell-style-name="ce577"/>
        <table:table-column table:style-name="co39" table:number-columns-repeated="1009" table:default-cell-style-name="ce584"/>
        <table:table-row table:style-name="ro5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1"/>
        </table:table-row>
        <table:table-row table:style-name="ro6">
          <table:table-cell table:style-name="ce538"/>
          <table:table-cell table:style-name="ce542" office:value-type="date" office:date-value="2022-01-11" calcext:value-type="date">
            <text:p>01/11/22</text:p>
          </table:table-cell>
          <table:table-cell table:style-name="ce549" office:value-type="string" calcext:value-type="string">
            <text:p>1/1/22-1/9/22</text:p>
          </table:table-cell>
          <table:table-cell table:style-name="ce551" office:value-type="currency" office:currency="USD" office:value="1.88" calcext:value-type="currency">
            <text:p>$1.88</text:p>
          </table:table-cell>
          <table:table-cell table:style-name="ce551" office:value-type="currency" office:currency="USD" office:value="0.16" calcext:value-type="currency">
            <text:p>$0.16</text:p>
          </table:table-cell>
          <table:table-cell table:style-name="ce551" office:value-type="currency" office:currency="USD" office:value="0.08" calcext:value-type="currency">
            <text:p>$0.08</text:p>
          </table:table-cell>
          <table:table-cell table:style-name="ce564" table:formula="of:=SUM([.D2]-[.F2])" office:value-type="currency" office:currency="USD" office:value="1.8" calcext:value-type="currency">
            <text:p>$1.80</text:p>
          </table:table-cell>
          <table:table-cell table:style-name="ce551" table:formula="of:=SUM([.D2]+[.E2]-[.F2])" office:value-type="currency" office:currency="USD" office:value="1.96" calcext:value-type="currency">
            <text:p>$1.96</text:p>
          </table:table-cell>
          <table:table-cell table:style-name="ce551"/>
          <table:table-cell table:style-name="ce549"/>
          <table:table-cell table:style-name="ce551" office:value-type="currency" office:currency="USD" office:value="1.96" calcext:value-type="currency">
            <text:p>$1.96</text:p>
          </table:table-cell>
          <table:table-cell table:style-name="ce570" table:formula="of:=[.E2]" office:value-type="currency" office:currency="USD" office:value="0.16" calcext:value-type="currency">
            <text:p>$0.16</text:p>
          </table:table-cell>
          <table:table-cell table:style-name="ce574"/>
          <table:table-cell table:style-name="ce579" table:number-columns-repeated="2"/>
          <table:table-cell table:style-name="ce583" table:number-columns-repeated="1009"/>
        </table:table-row>
        <table:table-row table:style-name="ro6">
          <table:table-cell table:style-name="ce538"/>
          <table:table-cell table:style-name="ce542" office:value-type="date" office:date-value="2022-01-23" calcext:value-type="date">
            <text:p>01/23/22</text:p>
          </table:table-cell>
          <table:table-cell table:style-name="ce549" office:value-type="string" calcext:value-type="string">
            <text:p>1/13/22-1/23/22</text:p>
          </table:table-cell>
          <table:table-cell table:style-name="ce551" office:value-type="currency" office:currency="USD" office:value="6.74" calcext:value-type="currency">
            <text:p>$6.74</text:p>
          </table:table-cell>
          <table:table-cell table:style-name="ce551" office:value-type="currency" office:currency="USD" office:value="0.54" calcext:value-type="currency">
            <text:p>$0.54</text:p>
          </table:table-cell>
          <table:table-cell table:style-name="ce551" office:value-type="currency" office:currency="USD" office:value="0.29" calcext:value-type="currency">
            <text:p>$0.29</text:p>
          </table:table-cell>
          <table:table-cell table:style-name="ce564" table:formula="of:=SUM([.D3]-[.F3])" office:value-type="currency" office:currency="USD" office:value="6.45" calcext:value-type="currency">
            <text:p>$6.45</text:p>
          </table:table-cell>
          <table:table-cell table:style-name="ce551" table:formula="of:=SUM([.D3]+[.E3]-[.F3])" office:value-type="currency" office:currency="USD" office:value="6.99" calcext:value-type="currency">
            <text:p>$6.99</text:p>
          </table:table-cell>
          <table:table-cell table:style-name="ce551" office:value-type="currency" office:currency="USD" office:value="6.99" calcext:value-type="currency">
            <text:p>$6.99</text:p>
          </table:table-cell>
          <table:table-cell table:style-name="ce549" office:value-type="date" office:date-value="2022-01-23" calcext:value-type="date">
            <text:p>01/23/22</text:p>
          </table:table-cell>
          <table:table-cell table:style-name="ce551"/>
          <table:table-cell table:style-name="ce570" table:formula="of:=[.E3]" office:value-type="currency" office:currency="USD" office:value="0.54" calcext:value-type="currency">
            <text:p>$0.54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2-06" calcext:value-type="date">
            <text:p>02/06/22</text:p>
          </table:table-cell>
          <table:table-cell table:style-name="ce549" office:value-type="string" calcext:value-type="string">
            <text:p>1/27/22-2/6/22</text:p>
          </table:table-cell>
          <table:table-cell table:style-name="ce551" office:value-type="currency" office:currency="USD" office:value="9.5" calcext:value-type="currency">
            <text:p>$9.50</text:p>
          </table:table-cell>
          <table:table-cell table:style-name="ce551" office:value-type="currency" office:currency="USD" office:value="0.76" calcext:value-type="currency">
            <text:p>$0.76</text:p>
          </table:table-cell>
          <table:table-cell table:style-name="ce551" office:value-type="currency" office:currency="USD" office:value="0.41" calcext:value-type="currency">
            <text:p>$0.41</text:p>
          </table:table-cell>
          <table:table-cell table:style-name="ce564" table:formula="of:=SUM([.D4]-[.F4])" office:value-type="currency" office:currency="USD" office:value="9.09" calcext:value-type="currency">
            <text:p>$9.09</text:p>
          </table:table-cell>
          <table:table-cell table:style-name="ce551" table:formula="of:=SUM([.D4]+[.E4]-[.F4])" office:value-type="currency" office:currency="USD" office:value="9.85" calcext:value-type="currency">
            <text:p>$9.85</text:p>
          </table:table-cell>
          <table:table-cell table:style-name="ce551"/>
          <table:table-cell table:style-name="ce549"/>
          <table:table-cell table:style-name="ce551" office:value-type="currency" office:currency="USD" office:value="9.85" calcext:value-type="currency">
            <office:annotation draw:style-name="gr3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570" table:formula="of:=[.E4]" office:value-type="currency" office:currency="USD" office:value="0.76" calcext:value-type="currency">
            <text:p>$0.76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2-20" calcext:value-type="date">
            <text:p>02/20/22</text:p>
          </table:table-cell>
          <table:table-cell table:style-name="ce549" office:value-type="string" calcext:value-type="string">
            <text:p>2/7/22-2/20/22</text:p>
          </table:table-cell>
          <table:table-cell table:style-name="ce551" office:value-type="currency" office:currency="USD" office:value="54" calcext:value-type="currency">
            <text:p>$54.00</text:p>
          </table:table-cell>
          <table:table-cell table:style-name="ce551" office:value-type="currency" office:currency="USD" office:value="4.32" calcext:value-type="currency">
            <text:p>$4.32</text:p>
          </table:table-cell>
          <table:table-cell table:style-name="ce551" office:value-type="currency" office:currency="USD" office:value="2.22" calcext:value-type="currency">
            <text:p>$2.22</text:p>
          </table:table-cell>
          <table:table-cell table:style-name="ce564" table:formula="of:=SUM([.D5]-[.F5])" office:value-type="currency" office:currency="USD" office:value="51.78" calcext:value-type="currency">
            <text:p>$51.78</text:p>
          </table:table-cell>
          <table:table-cell table:style-name="ce551" table:formula="of:=SUM([.D5]+[.E5]-[.F5])" office:value-type="currency" office:currency="USD" office:value="56.1" calcext:value-type="currency">
            <text:p>$56.10</text:p>
          </table:table-cell>
          <table:table-cell table:style-name="ce551" office:value-type="currency" office:currency="USD" office:value="56.1" calcext:value-type="currency">
            <text:p>$56.10</text:p>
          </table:table-cell>
          <table:table-cell table:style-name="ce549" office:value-type="date" office:date-value="2022-02-20" calcext:value-type="date">
            <text:p>02/20/22</text:p>
          </table:table-cell>
          <table:table-cell table:style-name="ce551"/>
          <table:table-cell table:style-name="ce570" table:formula="of:=[.E5]" office:value-type="currency" office:currency="USD" office:value="4.32" calcext:value-type="currency">
            <text:p>$4.32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3-06" calcext:value-type="date">
            <text:p>03/06/22</text:p>
          </table:table-cell>
          <table:table-cell table:style-name="ce549" office:value-type="string" calcext:value-type="string">
            <text:p>2/21/22-3/6/22</text:p>
          </table:table-cell>
          <table:table-cell table:style-name="ce551" office:value-type="currency" office:currency="USD" office:value="19.49" calcext:value-type="currency">
            <text:p>$19.49</text:p>
          </table:table-cell>
          <table:table-cell table:style-name="ce551" table:number-columns-repeated="2"/>
          <table:table-cell table:style-name="ce564" table:formula="of:=SUM([.D6]-[.F6])" office:value-type="currency" office:currency="USD" office:value="19.49" calcext:value-type="currency">
            <text:p>$19.49</text:p>
          </table:table-cell>
          <table:table-cell table:style-name="ce551" table:formula="of:=SUM([.D6]+[.E6]-[.F6])" office:value-type="currency" office:currency="USD" office:value="19.49" calcext:value-type="currency">
            <text:p>$19.49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3-20" calcext:value-type="date">
            <text:p>03/20/22</text:p>
          </table:table-cell>
          <table:table-cell table:style-name="ce549" office:value-type="string" calcext:value-type="string">
            <text:p>3/10/22-3/20/22</text:p>
          </table:table-cell>
          <table:table-cell table:style-name="ce551" office:value-type="currency" office:currency="USD" office:value="170.45" calcext:value-type="currency">
            <text:p>$170.45</text:p>
          </table:table-cell>
          <table:table-cell table:style-name="ce551" office:value-type="currency" office:currency="USD" office:value="12.68" calcext:value-type="currency">
            <text:p>$12.68</text:p>
          </table:table-cell>
          <table:table-cell table:style-name="ce551" office:value-type="currency" office:currency="USD" office:value="6.43" calcext:value-type="currency">
            <text:p>$6.43</text:p>
          </table:table-cell>
          <table:table-cell table:style-name="ce564" table:formula="of:=SUM([.D8]-[.F8])" office:value-type="currency" office:currency="USD" office:value="164.02" calcext:value-type="currency">
            <text:p>$164.02</text:p>
          </table:table-cell>
          <table:table-cell table:style-name="ce551" table:formula="of:=SUM([.D8]+[.E8]-[.F8])" office:value-type="currency" office:currency="USD" office:value="176.7" calcext:value-type="currency">
            <text:p>$176.70</text:p>
          </table:table-cell>
          <table:table-cell table:style-name="ce551" office:value-type="currency" office:currency="USD" office:value="176.7" calcext:value-type="currency">
            <text:p>$176.70</text:p>
          </table:table-cell>
          <table:table-cell table:style-name="ce549" office:value-type="date" office:date-value="2022-03-20" calcext:value-type="date">
            <text:p>03/20/22</text:p>
          </table:table-cell>
          <table:table-cell table:style-name="ce551"/>
          <table:table-cell table:style-name="ce570" table:formula="of:=[.E8]" office:value-type="currency" office:currency="USD" office:value="12.68" calcext:value-type="currency">
            <text:p>$12.68</text:p>
          </table:table-cell>
          <table:table-cell table:style-name="ce575"/>
          <table:table-cell table:number-columns-repeated="1011"/>
        </table:table-row>
        <table:table-row table:style-name="ro7">
          <table:table-cell table:style-name="ce538"/>
          <table:table-cell table:style-name="ce542" office:value-type="date" office:date-value="2022-04-04" calcext:value-type="date">
            <text:p>04/04/22</text:p>
          </table:table-cell>
          <table:table-cell table:style-name="ce549" office:value-type="string" calcext:value-type="string">
            <text:p>3/24/22-4/4/22</text:p>
          </table:table-cell>
          <table:table-cell table:style-name="ce551" office:value-type="currency" office:currency="USD" office:value="72.29" calcext:value-type="currency">
            <text:p>$72.29</text:p>
          </table:table-cell>
          <table:table-cell table:style-name="ce551" office:value-type="currency" office:currency="USD" office:value="5.8" calcext:value-type="currency">
            <text:p>$5.80</text:p>
          </table:table-cell>
          <table:table-cell table:style-name="ce551" office:value-type="currency" office:currency="USD" office:value="2.58" calcext:value-type="currency">
            <text:p>$2.58</text:p>
          </table:table-cell>
          <table:table-cell table:style-name="ce564" table:formula="of:=SUM([.D9]-[.F9])" office:value-type="currency" office:currency="USD" office:value="69.71" calcext:value-type="currency">
            <text:p>$69.71</text:p>
          </table:table-cell>
          <table:table-cell table:style-name="ce551" table:formula="of:=SUM([.D9]+[.E9]-[.F9])" office:value-type="currency" office:currency="USD" office:value="75.51" calcext:value-type="currency">
            <text:p>$75.51</text:p>
          </table:table-cell>
          <table:table-cell table:style-name="ce551"/>
          <table:table-cell table:style-name="ce549"/>
          <table:table-cell table:style-name="ce551" office:value-type="currency" office:currency="USD" office:value="75.51" calcext:value-type="currency">
            <office:annotation draw:style-name="gr3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570" table:formula="of:=[.E9]" office:value-type="currency" office:currency="USD" office:value="5.8" calcext:value-type="currency">
            <text:p>$5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04-17" calcext:value-type="date">
            <text:p>04/17/22</text:p>
          </table:table-cell>
          <table:table-cell table:style-name="ce549" office:value-type="string" calcext:value-type="string">
            <text:p>4/7/22-4/17/22</text:p>
          </table:table-cell>
          <table:table-cell table:style-name="ce551" office:value-type="currency" office:currency="USD" office:value="105.05" calcext:value-type="currency">
            <text:p>$105.05</text:p>
          </table:table-cell>
          <table:table-cell table:style-name="ce551" office:value-type="currency" office:currency="USD" office:value="8.42" calcext:value-type="currency">
            <text:p>$8.42</text:p>
          </table:table-cell>
          <table:table-cell table:style-name="ce551" office:value-type="currency" office:currency="USD" office:value="4.09" calcext:value-type="currency">
            <text:p>$4.09</text:p>
          </table:table-cell>
          <table:table-cell table:style-name="ce564" table:formula="of:=SUM([.D10]-[.F10])" office:value-type="currency" office:currency="USD" office:value="100.96" calcext:value-type="currency">
            <text:p>$100.96</text:p>
          </table:table-cell>
          <table:table-cell table:style-name="ce551" table:formula="of:=SUM([.D10]+[.E10]-[.F10])" office:value-type="currency" office:currency="USD" office:value="109.38" calcext:value-type="currency">
            <text:p>$109.38</text:p>
          </table:table-cell>
          <table:table-cell table:style-name="ce551" office:value-type="currency" office:currency="USD" office:value="109.38" calcext:value-type="currency">
            <text:p>$109.38</text:p>
          </table:table-cell>
          <table:table-cell table:style-name="ce549" office:value-type="date" office:date-value="2022-04-17" calcext:value-type="date">
            <text:p>04/17/22</text:p>
          </table:table-cell>
          <table:table-cell table:style-name="ce551"/>
          <table:table-cell table:style-name="ce570" table:formula="of:=[.E10]" office:value-type="currency" office:currency="USD" office:value="8.42" calcext:value-type="currency">
            <text:p>$8.42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5-02" calcext:value-type="date">
            <text:p>05/02/22</text:p>
          </table:table-cell>
          <table:table-cell table:style-name="ce549" office:value-type="string" calcext:value-type="string">
            <text:p>4/21/22-5/1/22</text:p>
          </table:table-cell>
          <table:table-cell table:style-name="ce551" office:value-type="currency" office:currency="USD" office:value="56.61" calcext:value-type="currency">
            <text:p>$56.61</text:p>
          </table:table-cell>
          <table:table-cell table:style-name="ce551" office:value-type="currency" office:currency="USD" office:value="5.14" calcext:value-type="currency">
            <text:p>$5.14</text:p>
          </table:table-cell>
          <table:table-cell table:style-name="ce551" office:value-type="currency" office:currency="USD" office:value="2.23" calcext:value-type="currency">
            <text:p>$2.23</text:p>
          </table:table-cell>
          <table:table-cell table:style-name="ce564" table:formula="of:=SUM([.D11]-[.F11])" office:value-type="currency" office:currency="USD" office:value="54.38" calcext:value-type="currency">
            <text:p>$54.38</text:p>
          </table:table-cell>
          <table:table-cell table:style-name="ce551" table:formula="of:=SUM([.D11]+[.E11]-[.F11])" office:value-type="currency" office:currency="USD" office:value="59.52" calcext:value-type="currency">
            <text:p>$59.52</text:p>
          </table:table-cell>
          <table:table-cell table:style-name="ce551"/>
          <table:table-cell table:style-name="ce549"/>
          <table:table-cell table:style-name="ce551" office:value-type="currency" office:currency="USD" office:value="59.52" calcext:value-type="currency">
            <text:p>$59.52</text:p>
          </table:table-cell>
          <table:table-cell table:style-name="ce570" table:formula="of:=[.E11]" office:value-type="currency" office:currency="USD" office:value="5.14" calcext:value-type="currency">
            <text:p>$5.14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5-16" calcext:value-type="date">
            <text:p>05/16/22</text:p>
          </table:table-cell>
          <table:table-cell table:style-name="ce549" office:value-type="string" calcext:value-type="string">
            <text:p>5/5/22-5/15/22</text:p>
          </table:table-cell>
          <table:table-cell table:style-name="ce551" office:value-type="currency" office:currency="USD" office:value="104.25" calcext:value-type="currency">
            <text:p>$104.25</text:p>
          </table:table-cell>
          <table:table-cell table:style-name="ce551" office:value-type="currency" office:currency="USD" office:value="8.34" calcext:value-type="currency">
            <text:p>$8.34</text:p>
          </table:table-cell>
          <table:table-cell table:style-name="ce551" office:value-type="currency" office:currency="USD" office:value="3.98" calcext:value-type="currency">
            <text:p>$3.98</text:p>
          </table:table-cell>
          <table:table-cell table:style-name="ce564" table:formula="of:=SUM([.D12]-[.F12])" office:value-type="currency" office:currency="USD" office:value="100.27" calcext:value-type="currency">
            <text:p>$100.27</text:p>
          </table:table-cell>
          <table:table-cell table:style-name="ce551" table:formula="of:=SUM([.D12]+[.E12]-[.F12])" office:value-type="currency" office:currency="USD" office:value="108.61" calcext:value-type="currency">
            <text:p>$108.61</text:p>
          </table:table-cell>
          <table:table-cell table:style-name="ce551" office:value-type="currency" office:currency="USD" office:value="108.61" calcext:value-type="currency">
            <text:p>$108.61</text:p>
          </table:table-cell>
          <table:table-cell table:style-name="ce549" office:value-type="date" office:date-value="2022-05-16" calcext:value-type="date">
            <text:p>05/16/22</text:p>
          </table:table-cell>
          <table:table-cell table:style-name="ce551"/>
          <table:table-cell table:style-name="ce570" table:formula="of:=[.E12]" office:value-type="currency" office:currency="USD" office:value="8.34" calcext:value-type="currency">
            <text:p>$8.3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05-31" calcext:value-type="date">
            <text:p>05/31/22</text:p>
          </table:table-cell>
          <table:table-cell table:style-name="ce549" office:value-type="string" calcext:value-type="string">
            <text:p>5/19/22-5/29/22</text:p>
          </table:table-cell>
          <table:table-cell table:style-name="ce551" office:value-type="currency" office:currency="USD" office:value="126.45" calcext:value-type="currency">
            <text:p>$126.45</text:p>
          </table:table-cell>
          <table:table-cell table:style-name="ce551" office:value-type="currency" office:currency="USD" office:value="10.12" calcext:value-type="currency">
            <text:p>$10.12</text:p>
          </table:table-cell>
          <table:table-cell table:style-name="ce551" office:value-type="currency" office:currency="USD" office:value="5.23" calcext:value-type="currency">
            <text:p>$5.23</text:p>
          </table:table-cell>
          <table:table-cell table:style-name="ce564" table:formula="of:=SUM([.D13]-[.F13])" office:value-type="currency" office:currency="USD" office:value="121.22" calcext:value-type="currency">
            <text:p>$121.22</text:p>
          </table:table-cell>
          <table:table-cell table:style-name="ce551" table:formula="of:=SUM([.D13]+[.E13]-[.F13])" office:value-type="currency" office:currency="USD" office:value="131.34" calcext:value-type="currency">
            <text:p>$131.34</text:p>
          </table:table-cell>
          <table:table-cell table:style-name="ce551"/>
          <table:table-cell table:style-name="ce549"/>
          <table:table-cell table:style-name="ce551" office:value-type="currency" office:currency="USD" office:value="131.34" calcext:value-type="currency">
            <text:p>$131.34</text:p>
          </table:table-cell>
          <table:table-cell table:style-name="ce570" table:formula="of:=[.E13]" office:value-type="currency" office:currency="USD" office:value="10.12" calcext:value-type="currency">
            <text:p>$10.12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6-12" calcext:value-type="date">
            <text:p>06/12/22</text:p>
          </table:table-cell>
          <table:table-cell table:style-name="ce549" office:value-type="string" calcext:value-type="string">
            <text:p>6/2/22-6/12/22</text:p>
          </table:table-cell>
          <table:table-cell table:style-name="ce551" office:value-type="currency" office:currency="USD" office:value="98.76" calcext:value-type="currency">
            <text:p>$98.76</text:p>
          </table:table-cell>
          <table:table-cell table:style-name="ce551" office:value-type="currency" office:currency="USD" office:value="7.92" calcext:value-type="currency">
            <text:p>$7.92</text:p>
          </table:table-cell>
          <table:table-cell table:style-name="ce551" office:value-type="currency" office:currency="USD" office:value="3.6" calcext:value-type="currency">
            <text:p>$3.60</text:p>
          </table:table-cell>
          <table:table-cell table:style-name="ce564" table:formula="of:=SUM([.D14]-[.F14])" office:value-type="currency" office:currency="USD" office:value="95.16" calcext:value-type="currency">
            <text:p>$95.16</text:p>
          </table:table-cell>
          <table:table-cell table:style-name="ce551" table:formula="of:=SUM([.D14]+[.E14]-[.F14])" office:value-type="currency" office:currency="USD" office:value="103.08" calcext:value-type="currency">
            <text:p>$103.08</text:p>
          </table:table-cell>
          <table:table-cell table:style-name="ce551" office:value-type="currency" office:currency="USD" office:value="103.08" calcext:value-type="currency">
            <text:p>$103.08</text:p>
          </table:table-cell>
          <table:table-cell table:style-name="ce549" office:value-type="date" office:date-value="2022-06-12" calcext:value-type="date">
            <text:p>06/12/22</text:p>
          </table:table-cell>
          <table:table-cell table:style-name="ce551"/>
          <table:table-cell table:style-name="ce570" table:formula="of:=[.E14]" office:value-type="currency" office:currency="USD" office:value="7.92" calcext:value-type="currency">
            <text:p>$7.92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6-26" calcext:value-type="date">
            <text:p>06/26/22</text:p>
          </table:table-cell>
          <table:table-cell table:style-name="ce549" office:value-type="string" calcext:value-type="string">
            <text:p>6/16/22-6/26/22</text:p>
          </table:table-cell>
          <table:table-cell table:style-name="ce551" office:value-type="currency" office:currency="USD" office:value="118.99" calcext:value-type="currency">
            <text:p>$118.99</text:p>
          </table:table-cell>
          <table:table-cell table:style-name="ce551" office:value-type="currency" office:currency="USD" office:value="9.52" calcext:value-type="currency">
            <text:p>$9.52</text:p>
          </table:table-cell>
          <table:table-cell table:style-name="ce551" office:value-type="currency" office:currency="USD" office:value="4.41" calcext:value-type="currency">
            <text:p>$4.41</text:p>
          </table:table-cell>
          <table:table-cell table:style-name="ce564" table:formula="of:=SUM([.D15]-[.F15])" office:value-type="currency" office:currency="USD" office:value="114.58" calcext:value-type="currency">
            <text:p>$114.58</text:p>
          </table:table-cell>
          <table:table-cell table:style-name="ce551" table:formula="of:=SUM([.D15]+[.E15]-[.F15])" office:value-type="currency" office:currency="USD" office:value="124.1" calcext:value-type="currency">
            <text:p>$124.10</text:p>
          </table:table-cell>
          <table:table-cell table:style-name="ce551"/>
          <table:table-cell table:style-name="ce549"/>
          <table:table-cell table:style-name="ce551" office:value-type="currency" office:currency="USD" office:value="124.1" calcext:value-type="currency">
            <text:p>$124.10</text:p>
          </table:table-cell>
          <table:table-cell table:style-name="ce570" table:formula="of:=[.E15]" office:value-type="currency" office:currency="USD" office:value="9.52" calcext:value-type="currency">
            <text:p>$9.52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7-10" calcext:value-type="date">
            <text:p>07/10/22</text:p>
          </table:table-cell>
          <table:table-cell table:style-name="ce549" office:value-type="string" calcext:value-type="string">
            <text:p>6/30/22-7/10/22</text:p>
          </table:table-cell>
          <table:table-cell table:style-name="ce551" office:value-type="currency" office:currency="USD" office:value="140.1" calcext:value-type="currency">
            <text:p>$140.10</text:p>
          </table:table-cell>
          <table:table-cell table:style-name="ce551" office:value-type="currency" office:currency="USD" office:value="11.22" calcext:value-type="currency">
            <text:p>$11.22</text:p>
          </table:table-cell>
          <table:table-cell table:style-name="ce551" office:value-type="currency" office:currency="USD" office:value="4.76" calcext:value-type="currency">
            <text:p>$4.76</text:p>
          </table:table-cell>
          <table:table-cell table:style-name="ce564" table:formula="of:=SUM([.D16]-[.F16])" office:value-type="currency" office:currency="USD" office:value="135.34" calcext:value-type="currency">
            <text:p>$135.34</text:p>
          </table:table-cell>
          <table:table-cell table:style-name="ce551" table:formula="of:=SUM([.D16]+[.E16]-[.F16])" office:value-type="currency" office:currency="USD" office:value="146.56" calcext:value-type="currency">
            <text:p>$146.56</text:p>
          </table:table-cell>
          <table:table-cell table:style-name="ce551" office:value-type="currency" office:currency="USD" office:value="146.56" calcext:value-type="currency">
            <text:p>$146.56</text:p>
          </table:table-cell>
          <table:table-cell table:style-name="ce549" office:value-type="date" office:date-value="2022-07-10" calcext:value-type="date">
            <text:p>07/10/22</text:p>
          </table:table-cell>
          <table:table-cell table:style-name="ce551"/>
          <table:table-cell table:style-name="ce570" table:formula="of:=[.E16]" office:value-type="currency" office:currency="USD" office:value="11.22" calcext:value-type="currency">
            <text:p>$11.2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07-24" calcext:value-type="date">
            <text:p>07/24/22</text:p>
          </table:table-cell>
          <table:table-cell table:style-name="ce549" office:value-type="string" calcext:value-type="string">
            <text:p>7/14/22-7/24/22</text:p>
          </table:table-cell>
          <table:table-cell table:style-name="ce551" office:value-type="currency" office:currency="USD" office:value="119.56" calcext:value-type="currency">
            <text:p>$119.56</text:p>
          </table:table-cell>
          <table:table-cell table:style-name="ce551" office:value-type="currency" office:currency="USD" office:value="9.58" calcext:value-type="currency">
            <text:p>$9.58</text:p>
          </table:table-cell>
          <table:table-cell table:style-name="ce551" office:value-type="currency" office:currency="USD" office:value="3.63" calcext:value-type="currency">
            <text:p>$3.63</text:p>
          </table:table-cell>
          <table:table-cell table:style-name="ce564" table:formula="of:=SUM([.D17]-[.F17])" office:value-type="currency" office:currency="USD" office:value="115.93" calcext:value-type="currency">
            <text:p>$115.93</text:p>
          </table:table-cell>
          <table:table-cell table:style-name="ce551" table:formula="of:=SUM([.D17]+[.E17]-[.F17])" office:value-type="currency" office:currency="USD" office:value="125.51" calcext:value-type="currency">
            <text:p>$125.51</text:p>
          </table:table-cell>
          <table:table-cell table:style-name="ce551" office:value-type="currency" office:currency="USD" office:value="125.51" calcext:value-type="currency">
            <text:p>$125.51</text:p>
          </table:table-cell>
          <table:table-cell table:style-name="ce549" office:value-type="date" office:date-value="2022-07-24" calcext:value-type="date">
            <text:p>07/24/22</text:p>
          </table:table-cell>
          <table:table-cell table:style-name="ce551"/>
          <table:table-cell table:style-name="ce570" table:formula="of:=[.E17]" office:value-type="currency" office:currency="USD" office:value="9.58" calcext:value-type="currency">
            <text:p>$9.5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08-07" calcext:value-type="date">
            <text:p>08/07/22</text:p>
          </table:table-cell>
          <table:table-cell table:style-name="ce549" office:value-type="string" calcext:value-type="string">
            <text:p>7/28/22-8/7/22</text:p>
          </table:table-cell>
          <table:table-cell table:style-name="ce551" office:value-type="currency" office:currency="USD" office:value="133.77" calcext:value-type="currency">
            <text:p>$133.77</text:p>
          </table:table-cell>
          <table:table-cell table:style-name="ce551" office:value-type="currency" office:currency="USD" office:value="10.72" calcext:value-type="currency">
            <text:p>$10.72</text:p>
          </table:table-cell>
          <table:table-cell table:style-name="ce551" office:value-type="currency" office:currency="USD" office:value="5.59" calcext:value-type="currency">
            <text:p>$5.59</text:p>
          </table:table-cell>
          <table:table-cell table:style-name="ce564" table:formula="of:=SUM([.D18]-[.F18])" office:value-type="currency" office:currency="USD" office:value="128.18" calcext:value-type="currency">
            <text:p>$128.18</text:p>
          </table:table-cell>
          <table:table-cell table:style-name="ce551" table:formula="of:=SUM([.D18]+[.E18]-[.F18])" office:value-type="currency" office:currency="USD" office:value="138.9" calcext:value-type="currency">
            <text:p>$138.90</text:p>
          </table:table-cell>
          <table:table-cell table:style-name="ce551"/>
          <table:table-cell table:style-name="ce549"/>
          <table:table-cell table:style-name="ce551" office:value-type="currency" office:currency="USD" office:value="138.9" calcext:value-type="currency">
            <text:p>$138.90</text:p>
          </table:table-cell>
          <table:table-cell table:style-name="ce570" table:formula="of:=[.E18]" office:value-type="currency" office:currency="USD" office:value="10.72" calcext:value-type="currency">
            <text:p>$10.7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08-22" calcext:value-type="date">
            <text:p>08/22/22</text:p>
          </table:table-cell>
          <table:table-cell table:style-name="ce549" office:value-type="string" calcext:value-type="string">
            <text:p>8/11/22-8/22/22</text:p>
          </table:table-cell>
          <table:table-cell table:style-name="ce551" office:value-type="currency" office:currency="USD" office:value="62.97" calcext:value-type="currency">
            <text:p>$62.97</text:p>
          </table:table-cell>
          <table:table-cell table:style-name="ce551" office:value-type="currency" office:currency="USD" office:value="5.04" calcext:value-type="currency">
            <text:p>$5.04</text:p>
          </table:table-cell>
          <table:table-cell table:style-name="ce551" office:value-type="currency" office:currency="USD" office:value="2.35" calcext:value-type="currency">
            <text:p>$2.35</text:p>
          </table:table-cell>
          <table:table-cell table:style-name="ce564" table:formula="of:=SUM([.D19]-[.F19])" office:value-type="currency" office:currency="USD" office:value="60.62" calcext:value-type="currency">
            <text:p>$60.62</text:p>
          </table:table-cell>
          <table:table-cell table:style-name="ce551" table:formula="of:=SUM([.D19]+[.E19]-[.F19])" office:value-type="currency" office:currency="USD" office:value="65.66" calcext:value-type="currency">
            <text:p>$65.66</text:p>
          </table:table-cell>
          <table:table-cell table:style-name="ce551" office:value-type="currency" office:currency="USD" office:value="65.66" calcext:value-type="currency">
            <text:p>$65.66</text:p>
          </table:table-cell>
          <table:table-cell table:style-name="ce549" office:value-type="date" office:date-value="2022-08-22" calcext:value-type="date">
            <text:p>08/22/22</text:p>
          </table:table-cell>
          <table:table-cell table:style-name="ce551"/>
          <table:table-cell table:style-name="ce570" table:formula="of:=[.E19]" office:value-type="currency" office:currency="USD" office:value="5.04" calcext:value-type="currency">
            <text:p>$5.04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9-04" calcext:value-type="date">
            <text:p>09/04/22</text:p>
          </table:table-cell>
          <table:table-cell table:style-name="ce549" office:value-type="string" calcext:value-type="string">
            <text:p>8/25/22-9/4/22</text:p>
          </table:table-cell>
          <table:table-cell table:style-name="ce551" office:value-type="currency" office:currency="USD" office:value="258.5" calcext:value-type="currency">
            <text:p>$258.50</text:p>
          </table:table-cell>
          <table:table-cell table:style-name="ce551" office:value-type="currency" office:currency="USD" office:value="20.68" calcext:value-type="currency">
            <text:p>$20.68</text:p>
          </table:table-cell>
          <table:table-cell table:style-name="ce551" office:value-type="currency" office:currency="USD" office:value="3.74" calcext:value-type="currency">
            <text:p>$3.74</text:p>
          </table:table-cell>
          <table:table-cell table:style-name="ce564" table:formula="of:=SUM([.D20]-[.F20])" office:value-type="currency" office:currency="USD" office:value="254.76" calcext:value-type="currency">
            <text:p>$254.76</text:p>
          </table:table-cell>
          <table:table-cell table:style-name="ce551" table:formula="of:=SUM([.D20]+[.E20]-[.F20])" office:value-type="currency" office:currency="USD" office:value="275.44" calcext:value-type="currency">
            <text:p>$275.44</text:p>
          </table:table-cell>
          <table:table-cell table:style-name="ce551"/>
          <table:table-cell table:style-name="ce549"/>
          <table:table-cell table:style-name="ce551" office:value-type="currency" office:currency="USD" office:value="275.44" calcext:value-type="currency">
            <text:p>$275.44</text:p>
          </table:table-cell>
          <table:table-cell table:style-name="ce570" table:formula="of:=[.E20]" office:value-type="currency" office:currency="USD" office:value="20.68" calcext:value-type="currency">
            <text:p>$20.6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09-18" calcext:value-type="date">
            <text:p>09/18/22</text:p>
          </table:table-cell>
          <table:table-cell table:style-name="ce549" office:value-type="string" calcext:value-type="string">
            <text:p>9/8/22-9/19/22</text:p>
          </table:table-cell>
          <table:table-cell table:style-name="ce551" office:value-type="currency" office:currency="USD" office:value="91.45" calcext:value-type="currency">
            <text:p>$91.45</text:p>
          </table:table-cell>
          <table:table-cell table:style-name="ce551" office:value-type="currency" office:currency="USD" office:value="7.32" calcext:value-type="currency">
            <text:p>$7.32</text:p>
          </table:table-cell>
          <table:table-cell table:style-name="ce551" office:value-type="currency" office:currency="USD" office:value="3.73" calcext:value-type="currency">
            <text:p>$3.73</text:p>
          </table:table-cell>
          <table:table-cell table:style-name="ce564" table:formula="of:=SUM([.D21]-[.F21])" office:value-type="currency" office:currency="USD" office:value="87.72" calcext:value-type="currency">
            <text:p>$87.72</text:p>
          </table:table-cell>
          <table:table-cell table:style-name="ce551" table:formula="of:=SUM([.D21]+[.E21]-[.F21])" office:value-type="currency" office:currency="USD" office:value="95.04" calcext:value-type="currency">
            <text:p>$95.04</text:p>
          </table:table-cell>
          <table:table-cell table:style-name="ce551" office:value-type="currency" office:currency="USD" office:value="95.04" calcext:value-type="currency">
            <text:p>$95.04</text:p>
          </table:table-cell>
          <table:table-cell table:style-name="ce549" office:value-type="date" office:date-value="2022-09-08" calcext:value-type="date">
            <text:p>09/08/22</text:p>
          </table:table-cell>
          <table:table-cell table:style-name="ce551"/>
          <table:table-cell table:style-name="ce570" table:formula="of:=[.E21]" office:value-type="currency" office:currency="USD" office:value="7.32" calcext:value-type="currency">
            <text:p>$7.3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10-02" calcext:value-type="date">
            <text:p>10/02/22</text:p>
          </table:table-cell>
          <table:table-cell table:style-name="ce549" office:value-type="string" calcext:value-type="string">
            <text:p>9/22/22-10/3/22</text:p>
          </table:table-cell>
          <table:table-cell table:style-name="ce551" office:value-type="currency" office:currency="USD" office:value="149.85" calcext:value-type="currency">
            <text:p>$149.85</text:p>
          </table:table-cell>
          <table:table-cell table:style-name="ce551" office:value-type="currency" office:currency="USD" office:value="12" calcext:value-type="currency">
            <text:p>$12.00</text:p>
          </table:table-cell>
          <table:table-cell table:style-name="ce551" office:value-type="currency" office:currency="USD" office:value="5.7" calcext:value-type="currency">
            <text:p>$5.70</text:p>
          </table:table-cell>
          <table:table-cell table:style-name="ce564" table:formula="of:=SUM([.D22]-[.F22])" office:value-type="currency" office:currency="USD" office:value="144.15" calcext:value-type="currency">
            <text:p>$144.15</text:p>
          </table:table-cell>
          <table:table-cell table:style-name="ce551" table:formula="of:=SUM([.D22]+[.E22]-[.F22])" office:value-type="currency" office:currency="USD" office:value="156.15" calcext:value-type="currency">
            <text:p>$156.15</text:p>
          </table:table-cell>
          <table:table-cell table:style-name="ce551"/>
          <table:table-cell table:style-name="ce549"/>
          <table:table-cell table:style-name="ce551" office:value-type="currency" office:currency="USD" office:value="156.15" calcext:value-type="currency">
            <text:p>$156.15</text:p>
          </table:table-cell>
          <table:table-cell table:style-name="ce570" table:formula="of:=[.E22]" office:value-type="currency" office:currency="USD" office:value="12" calcext:value-type="currency">
            <text:p>$12.0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10-17" calcext:value-type="date">
            <text:p>10/17/22</text:p>
          </table:table-cell>
          <table:table-cell table:style-name="ce549" office:value-type="string" calcext:value-type="string">
            <text:p>10/6/22-10/17/22</text:p>
          </table:table-cell>
          <table:table-cell table:style-name="ce551" office:value-type="currency" office:currency="USD" office:value="180.1" calcext:value-type="currency">
            <text:p>$180.10</text:p>
          </table:table-cell>
          <table:table-cell table:style-name="ce551" office:value-type="currency" office:currency="USD" office:value="14.42" calcext:value-type="currency">
            <text:p>$14.42</text:p>
          </table:table-cell>
          <table:table-cell table:style-name="ce551" office:value-type="currency" office:currency="USD" office:value="6.66" calcext:value-type="currency">
            <text:p>$6.66</text:p>
          </table:table-cell>
          <table:table-cell table:style-name="ce564" table:formula="of:=SUM([.D23]-[.F23])" office:value-type="currency" office:currency="USD" office:value="173.44" calcext:value-type="currency">
            <text:p>$173.44</text:p>
          </table:table-cell>
          <table:table-cell table:style-name="ce551" table:formula="of:=SUM([.D23]+[.E23]-[.F23])" office:value-type="currency" office:currency="USD" office:value="187.86" calcext:value-type="currency">
            <text:p>$187.86</text:p>
          </table:table-cell>
          <table:table-cell table:style-name="ce551" office:value-type="currency" office:currency="USD" office:value="187.86" calcext:value-type="currency">
            <text:p>$187.86</text:p>
          </table:table-cell>
          <table:table-cell table:style-name="ce549" office:value-type="date" office:date-value="2022-10-14" calcext:value-type="date">
            <text:p>10/14/22</text:p>
          </table:table-cell>
          <table:table-cell table:style-name="ce551"/>
          <table:table-cell table:style-name="ce570" table:formula="of:=[.E23]" office:value-type="currency" office:currency="USD" office:value="14.42" calcext:value-type="currency">
            <text:p>$14.42</text:p>
          </table:table-cell>
          <table:table-cell table:style-name="ce575"/>
          <table:table-cell table:number-columns-repeated="1011"/>
        </table:table-row>
        <table:table-row table:style-name="ro8">
          <table:table-cell table:style-name="ce538"/>
          <table:table-cell table:style-name="ce542" office:value-type="date" office:date-value="2022-10-30" calcext:value-type="date">
            <text:p>10/30/22</text:p>
          </table:table-cell>
          <table:table-cell table:style-name="ce549" office:value-type="string" calcext:value-type="string">
            <text:p>10/20/22-10/31/22</text:p>
          </table:table-cell>
          <table:table-cell table:style-name="ce551" office:value-type="currency" office:currency="USD" office:value="85.61" calcext:value-type="currency">
            <text:p>$85.61</text:p>
          </table:table-cell>
          <table:table-cell table:style-name="ce551" office:value-type="currency" office:currency="USD" office:value="6.86" calcext:value-type="currency">
            <text:p>$6.86</text:p>
          </table:table-cell>
          <table:table-cell table:style-name="ce551" office:value-type="currency" office:currency="USD" office:value="4.11" calcext:value-type="currency">
            <text:p>$4.11</text:p>
          </table:table-cell>
          <table:table-cell table:style-name="ce564" table:formula="of:=SUM([.D24]-[.F24])" office:value-type="currency" office:currency="USD" office:value="81.5" calcext:value-type="currency">
            <text:p>$81.50</text:p>
          </table:table-cell>
          <table:table-cell table:style-name="ce551" table:formula="of:=SUM([.D24]+[.E24]-[.F24])" office:value-type="currency" office:currency="USD" office:value="88.36" calcext:value-type="currency">
            <text:p>$88.36</text:p>
          </table:table-cell>
          <table:table-cell table:style-name="ce551" office:value-type="currency" office:currency="USD" office:value="182.85" calcext:value-type="currency">
            <text:p>$182.85</text:p>
          </table:table-cell>
          <table:table-cell table:style-name="ce549" office:value-type="date" office:date-value="2022-10-27" calcext:value-type="date">
            <text:p>10/27/22</text:p>
          </table:table-cell>
          <table:table-cell table:style-name="ce551" office:value-type="currency" office:currency="USD" office:value="88.36" calcext:value-type="currency">
            <text:p>$88.36</text:p>
          </table:table-cell>
          <table:table-cell table:style-name="ce570" table:formula="of:=[.E24]" office:value-type="currency" office:currency="USD" office:value="6.86" calcext:value-type="currency">
            <text:p>$6.86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 office:value-type="date" office:date-value="2022-11-01" calcext:value-type="date">
            <text:p>11/01/22</text:p>
          </table:table-cell>
          <table:table-cell table:style-name="ce549" office:value-type="string" calcext:value-type="string">
            <text:p>11/1/22-11/13/22</text:p>
          </table:table-cell>
          <table:table-cell table:style-name="ce551" office:value-type="currency" office:currency="USD" office:value="399.49" calcext:value-type="currency">
            <text:p>$399.49</text:p>
          </table:table-cell>
          <table:table-cell table:style-name="ce551" office:value-type="currency" office:currency="USD" office:value="31.96" calcext:value-type="currency">
            <text:p>$31.96</text:p>
          </table:table-cell>
          <table:table-cell table:style-name="ce551" office:value-type="currency" office:currency="USD" office:value="13.04" calcext:value-type="currency">
            <text:p>$13.04</text:p>
          </table:table-cell>
          <table:table-cell table:style-name="ce564" table:formula="of:=SUM([.D25]-[.F25])" office:value-type="currency" office:currency="USD" office:value="386.45" calcext:value-type="currency">
            <text:p>$386.45</text:p>
          </table:table-cell>
          <table:table-cell table:style-name="ce551" table:formula="of:=SUM([.D25]+[.E25]-[.F25])" office:value-type="currency" office:currency="USD" office:value="418.41" calcext:value-type="currency">
            <text:p>$418.41</text:p>
          </table:table-cell>
          <table:table-cell table:style-name="ce551" office:value-type="currency" office:currency="USD" office:value="418.41" calcext:value-type="currency">
            <text:p>$418.41</text:p>
          </table:table-cell>
          <table:table-cell table:style-name="ce549" office:value-type="date" office:date-value="2022-11-19" calcext:value-type="date">
            <text:p>11/19/22</text:p>
          </table:table-cell>
          <table:table-cell table:style-name="ce551"/>
          <table:table-cell table:style-name="ce570" table:formula="of:=[.E25]" office:value-type="currency" office:currency="USD" office:value="31.96" calcext:value-type="currency">
            <text:p>$31.96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11-27" calcext:value-type="date">
            <text:p>11/27/22</text:p>
          </table:table-cell>
          <table:table-cell table:style-name="ce549" office:value-type="string" calcext:value-type="string">
            <text:p>11/17/22-11/27/22</text:p>
          </table:table-cell>
          <table:table-cell table:style-name="ce551" office:value-type="currency" office:currency="USD" office:value="398.5" calcext:value-type="currency">
            <text:p>$398.50</text:p>
          </table:table-cell>
          <table:table-cell table:style-name="ce551" office:value-type="currency" office:currency="USD" office:value="31.88" calcext:value-type="currency">
            <text:p>$31.88</text:p>
          </table:table-cell>
          <table:table-cell table:style-name="ce551" office:value-type="currency" office:currency="USD" office:value="15.17" calcext:value-type="currency">
            <text:p>$15.17</text:p>
          </table:table-cell>
          <table:table-cell table:style-name="ce564" table:formula="of:=SUM([.D26]-[.F26])" office:value-type="currency" office:currency="USD" office:value="383.33" calcext:value-type="currency">
            <text:p>$383.33</text:p>
          </table:table-cell>
          <table:table-cell table:style-name="ce551" table:formula="of:=SUM([.D26]+[.E26]-[.F26])" office:value-type="currency" office:currency="USD" office:value="415.21" calcext:value-type="currency">
            <text:p>$415.21</text:p>
          </table:table-cell>
          <table:table-cell table:style-name="ce551"/>
          <table:table-cell table:style-name="ce549"/>
          <table:table-cell table:style-name="ce551" office:value-type="currency" office:currency="USD" office:value="415.21" calcext:value-type="currency">
            <text:p>$415.21</text:p>
          </table:table-cell>
          <table:table-cell table:style-name="ce570" table:formula="of:=[.E26]" office:value-type="currency" office:currency="USD" office:value="31.88" calcext:value-type="currency">
            <text:p>$31.88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12-11" calcext:value-type="date">
            <text:p>12/11/22</text:p>
          </table:table-cell>
          <table:table-cell table:style-name="ce549" office:value-type="string" calcext:value-type="string">
            <text:p>12/1/22-12/11/22</text:p>
          </table:table-cell>
          <table:table-cell table:style-name="ce551" office:value-type="currency" office:currency="USD" office:value="434.78" calcext:value-type="currency">
            <text:p>$434.78</text:p>
          </table:table-cell>
          <table:table-cell table:style-name="ce551" office:value-type="currency" office:currency="USD" office:value="34.8" calcext:value-type="currency">
            <text:p>$34.80</text:p>
          </table:table-cell>
          <table:table-cell table:style-name="ce551" office:value-type="currency" office:currency="USD" office:value="14.95" calcext:value-type="currency">
            <text:p>$14.95</text:p>
          </table:table-cell>
          <table:table-cell table:style-name="ce564" table:formula="of:=SUM([.D27]-[.F27])" office:value-type="currency" office:currency="USD" office:value="419.83" calcext:value-type="currency">
            <text:p>$419.83</text:p>
          </table:table-cell>
          <table:table-cell table:style-name="ce551" table:formula="of:=SUM([.D27]+[.E27]-[.F27])" office:value-type="currency" office:currency="USD" office:value="454.63" calcext:value-type="currency">
            <text:p>$454.63</text:p>
          </table:table-cell>
          <table:table-cell table:style-name="ce551" office:value-type="currency" office:currency="USD" office:value="454.63" calcext:value-type="currency">
            <text:p>$454.63</text:p>
          </table:table-cell>
          <table:table-cell table:style-name="ce549" office:value-type="date" office:date-value="2022-12-11" calcext:value-type="date">
            <text:p>12/11/22</text:p>
          </table:table-cell>
          <table:table-cell table:style-name="ce551"/>
          <table:table-cell table:style-name="ce570" table:formula="of:=[.E27]" office:value-type="currency" office:currency="USD" office:value="34.8" calcext:value-type="currency">
            <text:p>$34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3" office:value-type="date" office:date-value="2022-12-23" calcext:value-type="date">
            <text:p>12/23/22</text:p>
          </table:table-cell>
          <table:table-cell table:style-name="ce550" office:value-type="string" calcext:value-type="string">
            <text:p>12/15/22-12/24/22</text:p>
          </table:table-cell>
          <table:table-cell table:style-name="ce557" office:value-type="currency" office:currency="USD" office:value="525.34" calcext:value-type="currency">
            <text:p>$525.34</text:p>
          </table:table-cell>
          <table:table-cell table:style-name="ce557" office:value-type="currency" office:currency="USD" office:value="42.04" calcext:value-type="currency">
            <text:p>$42.04</text:p>
          </table:table-cell>
          <table:table-cell table:style-name="ce557" office:value-type="currency" office:currency="USD" office:value="21.82" calcext:value-type="currency">
            <text:p>$21.82</text:p>
          </table:table-cell>
          <table:table-cell table:style-name="ce587" table:formula="of:=SUM([.D28]-[.F28])" office:value-type="currency" office:currency="USD" office:value="503.52" calcext:value-type="currency">
            <text:p>$503.52</text:p>
          </table:table-cell>
          <table:table-cell table:style-name="ce557" table:formula="of:=SUM([.D28]+[.E28]-[.F28])" office:value-type="currency" office:currency="USD" office:value="545.56" calcext:value-type="currency">
            <text:p>$545.56</text:p>
          </table:table-cell>
          <table:table-cell table:style-name="ce557" office:value-type="currency" office:currency="USD" office:value="545.56" calcext:value-type="currency">
            <text:p>$545.56</text:p>
          </table:table-cell>
          <table:table-cell table:style-name="ce550" office:value-type="date" office:date-value="2022-12-23" calcext:value-type="date">
            <text:p>12/23/22</text:p>
          </table:table-cell>
          <table:table-cell table:style-name="ce557"/>
          <table:table-cell table:style-name="ce571" table:formula="of:=[.E28]" office:value-type="currency" office:currency="USD" office:value="42.04" calcext:value-type="currency">
            <text:p>$42.0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formula="of:=SUM([.D2:.D28])" office:value-type="currency" office:currency="USD" office:value="3924.48" calcext:value-type="currency">
            <text:p>$3,924.48</text:p>
          </table:table-cell>
          <table:table-cell table:style-name="ce551" table:formula="of:=SUM([.E2:.E28])" office:value-type="currency" office:currency="USD" office:value="312.24" calcext:value-type="currency">
            <text:p>$312.24</text:p>
          </table:table-cell>
          <table:table-cell table:style-name="ce551" table:formula="of:=SUM([.F2:.F28])" office:value-type="currency" office:currency="USD" office:value="140.8" calcext:value-type="currency">
            <text:p>$140.80</text:p>
          </table:table-cell>
          <table:table-cell table:style-name="ce564" table:formula="of:=SUM([.D29]-[.F29])" office:value-type="currency" office:currency="USD" office:value="3783.68" calcext:value-type="currency">
            <text:p>$3,783.68</text:p>
          </table:table-cell>
          <table:table-cell table:style-name="ce551" table:formula="of:=SUM([.D29]+[.E29]-[.F29])" office:value-type="currency" office:currency="USD" office:value="4095.92" calcext:value-type="currency">
            <text:p>$4,095.92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29]" office:value-type="currency" office:currency="USD" office:value="312.24" calcext:value-type="currency">
            <text:p>$312.2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0]-[.F30])" office:value-type="currency" office:currency="USD" office:value="0" calcext:value-type="currency">
            <text:p>$0.00</text:p>
          </table:table-cell>
          <table:table-cell table:style-name="ce551" table:formula="of:=SUM([.D30]+[.E30]-[.F3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1]-[.F31])" office:value-type="currency" office:currency="USD" office:value="0" calcext:value-type="currency">
            <text:p>$0.00</text:p>
          </table:table-cell>
          <table:table-cell table:style-name="ce551" table:formula="of:=SUM([.D31]+[.E31]-[.F3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2]-[.F32])" office:value-type="currency" office:currency="USD" office:value="0" calcext:value-type="currency">
            <text:p>$0.00</text:p>
          </table:table-cell>
          <table:table-cell table:style-name="ce551" table:formula="of:=SUM([.D32]+[.E32]-[.F3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3]-[.F33])" office:value-type="currency" office:currency="USD" office:value="0" calcext:value-type="currency">
            <text:p>$0.00</text:p>
          </table:table-cell>
          <table:table-cell table:style-name="ce551" table:formula="of:=SUM([.D33]+[.E33]-[.F33])" office:value-type="currency" office:currency="USD" office:value="0" calcext:value-type="currency">
            <text:p>$0.00</text:p>
          </table:table-cell>
          <table:table-cell table:style-name="ce551"/>
          <table:table-cell table:style-name="ce568"/>
          <table:table-cell table:style-name="ce551"/>
          <table:table-cell table:style-name="ce570" table:formula="of:=[.E3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4]-[.F34])" office:value-type="currency" office:currency="USD" office:value="0" calcext:value-type="currency">
            <text:p>$0.00</text:p>
          </table:table-cell>
          <table:table-cell table:style-name="ce551" table:formula="of:=SUM([.D34]+[.E34]-[.F3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5]-[.F35])" office:value-type="currency" office:currency="USD" office:value="0" calcext:value-type="currency">
            <text:p>$0.00</text:p>
          </table:table-cell>
          <table:table-cell table:style-name="ce551" table:formula="of:=SUM([.D35]+[.E35]-[.F3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6]-[.F36])" office:value-type="currency" office:currency="USD" office:value="0" calcext:value-type="currency">
            <text:p>$0.00</text:p>
          </table:table-cell>
          <table:table-cell table:style-name="ce551" table:formula="of:=SUM([.D36]+[.E36]-[.F3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7]-[.F37])" office:value-type="currency" office:currency="USD" office:value="0" calcext:value-type="currency">
            <text:p>$0.00</text:p>
          </table:table-cell>
          <table:table-cell table:style-name="ce551" table:formula="of:=SUM([.D37]+[.E37]-[.F3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8]-[.F38])" office:value-type="currency" office:currency="USD" office:value="0" calcext:value-type="currency">
            <text:p>$0.00</text:p>
          </table:table-cell>
          <table:table-cell table:style-name="ce551" table:formula="of:=SUM([.D38]+[.E38]-[.F3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9]-[.F39])" office:value-type="currency" office:currency="USD" office:value="0" calcext:value-type="currency">
            <text:p>$0.00</text:p>
          </table:table-cell>
          <table:table-cell table:style-name="ce551" table:formula="of:=SUM([.D39]+[.E39]-[.F3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0]-[.F40])" office:value-type="currency" office:currency="USD" office:value="0" calcext:value-type="currency">
            <text:p>$0.00</text:p>
          </table:table-cell>
          <table:table-cell table:style-name="ce551" table:formula="of:=SUM([.D40]+[.E40]-[.F4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1]-[.F41])" office:value-type="currency" office:currency="USD" office:value="0" calcext:value-type="currency">
            <text:p>$0.00</text:p>
          </table:table-cell>
          <table:table-cell table:style-name="ce551" table:formula="of:=SUM([.D41]+[.E41]-[.F4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2]-[.F42])" office:value-type="currency" office:currency="USD" office:value="0" calcext:value-type="currency">
            <text:p>$0.00</text:p>
          </table:table-cell>
          <table:table-cell table:style-name="ce551" table:formula="of:=SUM([.D42]+[.E42]-[.F4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3]-[.F43])" office:value-type="currency" office:currency="USD" office:value="0" calcext:value-type="currency">
            <text:p>$0.00</text:p>
          </table:table-cell>
          <table:table-cell table:style-name="ce551" table:formula="of:=SUM([.D43]+[.E43]-[.F4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4]-[.F44])" office:value-type="currency" office:currency="USD" office:value="0" calcext:value-type="currency">
            <text:p>$0.00</text:p>
          </table:table-cell>
          <table:table-cell table:style-name="ce551" table:formula="of:=SUM([.D44]+[.E44]-[.F4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5]-[.F45])" office:value-type="currency" office:currency="USD" office:value="0" calcext:value-type="currency">
            <text:p>$0.00</text:p>
          </table:table-cell>
          <table:table-cell table:style-name="ce551" table:formula="of:=SUM([.D45]+[.E45]-[.F4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6]-[.F46])" office:value-type="currency" office:currency="USD" office:value="0" calcext:value-type="currency">
            <text:p>$0.00</text:p>
          </table:table-cell>
          <table:table-cell table:style-name="ce551" table:formula="of:=SUM([.D46]+[.E46]-[.F4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7]-[.F47])" office:value-type="currency" office:currency="USD" office:value="0" calcext:value-type="currency">
            <text:p>$0.00</text:p>
          </table:table-cell>
          <table:table-cell table:style-name="ce551" table:formula="of:=SUM([.D47]+[.E47]-[.F4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8]-[.F48])" office:value-type="currency" office:currency="USD" office:value="0" calcext:value-type="currency">
            <text:p>$0.00</text:p>
          </table:table-cell>
          <table:table-cell table:style-name="ce551" table:formula="of:=SUM([.D48]+[.E48]-[.F4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9]-[.F49])" office:value-type="currency" office:currency="USD" office:value="0" calcext:value-type="currency">
            <text:p>$0.00</text:p>
          </table:table-cell>
          <table:table-cell table:style-name="ce551" table:formula="of:=SUM([.D49]+[.E49]-[.F4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0]-[.F50])" office:value-type="currency" office:currency="USD" office:value="0" calcext:value-type="currency">
            <text:p>$0.00</text:p>
          </table:table-cell>
          <table:table-cell table:style-name="ce551" table:formula="of:=SUM([.D50]+[.E50]-[.F5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 table:formula="of:=SUM([.D51]-[.F51])" office:value-type="currency" office:currency="USD" office:value="0" calcext:value-type="currency">
            <text:p>$0.00</text:p>
          </table:table-cell>
          <table:table-cell table:style-name="ce551" table:formula="of:=SUM([.D51]+[.E51]-[.F51])" office:value-type="currency" office:currency="USD" office:value="0" calcext:value-type="currency">
            <text:p>$0.00</text:p>
          </table:table-cell>
          <table:table-cell table:style-name="ce559"/>
          <table:table-cell table:style-name="ce552"/>
          <table:table-cell table:style-name="ce559"/>
          <table:table-cell table:style-name="ce570" table:formula="of:=[.E51]" office:value-type="currency" office:currency="USD" office:value="0" calcext:value-type="currency">
            <text:p>$0.00</text:p>
          </table:table-cell>
          <table:table-cell table:style-name="ce576"/>
          <table:table-cell table:style-name="ce581" table:number-columns-repeated="2"/>
          <table:table-cell table:style-name="ce585" table:number-columns-repeated="1009"/>
        </table:table-row>
        <table:table-row table:style-name="ro9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 table:formula="of:=SUM([.D52]-[.F52])" office:value-type="currency" office:currency="USD" office:value="0" calcext:value-type="currency">
            <text:p>$0.00</text:p>
          </table:table-cell>
          <table:table-cell table:style-name="ce551" table:formula="of:=SUM([.D52]+[.E52]-[.F52])" office:value-type="currency" office:currency="USD" office:value="0" calcext:value-type="currency">
            <text:p>$0.00</text:p>
          </table:table-cell>
          <table:table-cell table:style-name="ce560"/>
          <table:table-cell table:style-name="ce553"/>
          <table:table-cell table:style-name="ce560"/>
          <table:table-cell table:style-name="ce570" table:formula="of:=[.E52]" office:value-type="currency" office:currency="USD" office:value="0" calcext:value-type="currency">
            <text:p>$0.00</text:p>
          </table:table-cell>
          <table:table-cell table:style-name="ce575"/>
          <table:table-cell table:style-name="ce582" table:number-columns-repeated="2"/>
          <table:table-cell table:style-name="ce586" table:number-columns-repeated="1009"/>
        </table:table-row>
        <table:table-row table:style-name="ro10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3]-[.F53])" office:value-type="currency" office:currency="USD" office:value="0" calcext:value-type="currency">
            <text:p>$0.00</text:p>
          </table:table-cell>
          <table:table-cell table:style-name="ce551" table:formula="of:=SUM([.D53]+[.E53]-[.F5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4]-[.F54])" office:value-type="currency" office:currency="USD" office:value="0" calcext:value-type="currency">
            <text:p>$0.00</text:p>
          </table:table-cell>
          <table:table-cell table:style-name="ce551" table:formula="of:=SUM([.D54]+[.E54]-[.F5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5]-[.F55])" office:value-type="currency" office:currency="USD" office:value="0" calcext:value-type="currency">
            <text:p>$0.00</text:p>
          </table:table-cell>
          <table:table-cell table:style-name="ce551" table:formula="of:=SUM([.D55]+[.E55]-[.F5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6]-[.F56])" office:value-type="currency" office:currency="USD" office:value="0" calcext:value-type="currency">
            <text:p>$0.00</text:p>
          </table:table-cell>
          <table:table-cell table:style-name="ce551" table:formula="of:=SUM([.D56]+[.E56]-[.F5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7]-[.F57])" office:value-type="currency" office:currency="USD" office:value="0" calcext:value-type="currency">
            <text:p>$0.00</text:p>
          </table:table-cell>
          <table:table-cell table:style-name="ce551" table:formula="of:=SUM([.D57]+[.E57]-[.F5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8]-[.F58])" office:value-type="currency" office:currency="USD" office:value="0" calcext:value-type="currency">
            <text:p>$0.00</text:p>
          </table:table-cell>
          <table:table-cell table:style-name="ce551" table:formula="of:=SUM([.D58]+[.E58]-[.F5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9]-[.F59])" office:value-type="currency" office:currency="USD" office:value="0" calcext:value-type="currency">
            <text:p>$0.00</text:p>
          </table:table-cell>
          <table:table-cell table:style-name="ce551" table:formula="of:=SUM([.D59]+[.E59]-[.F5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0]-[.F60])" office:value-type="currency" office:currency="USD" office:value="0" calcext:value-type="currency">
            <text:p>$0.00</text:p>
          </table:table-cell>
          <table:table-cell table:style-name="ce551" table:formula="of:=SUM([.D60]+[.E60]-[.F6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1]-[.F61])" office:value-type="currency" office:currency="USD" office:value="0" calcext:value-type="currency">
            <text:p>$0.00</text:p>
          </table:table-cell>
          <table:table-cell table:style-name="ce551" table:formula="of:=SUM([.D61]+[.E61]-[.F6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2]-[.F62])" office:value-type="currency" office:currency="USD" office:value="0" calcext:value-type="currency">
            <text:p>$0.00</text:p>
          </table:table-cell>
          <table:table-cell table:style-name="ce551" table:formula="of:=SUM([.D62]+[.E62]-[.F6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3]-[.F63])" office:value-type="currency" office:currency="USD" office:value="0" calcext:value-type="currency">
            <text:p>$0.00</text:p>
          </table:table-cell>
          <table:table-cell table:style-name="ce551" table:formula="of:=SUM([.D63]+[.E63]-[.F6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4]-[.F64])" office:value-type="currency" office:currency="USD" office:value="0" calcext:value-type="currency">
            <text:p>$0.00</text:p>
          </table:table-cell>
          <table:table-cell table:style-name="ce551" table:formula="of:=SUM([.D64]+[.E64]-[.F6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5]-[.F65])" office:value-type="currency" office:currency="USD" office:value="0" calcext:value-type="currency">
            <text:p>$0.00</text:p>
          </table:table-cell>
          <table:table-cell table:style-name="ce551" table:formula="of:=SUM([.D65]+[.E65]-[.F6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6]-[.F66])" office:value-type="currency" office:currency="USD" office:value="0" calcext:value-type="currency">
            <text:p>$0.00</text:p>
          </table:table-cell>
          <table:table-cell table:style-name="ce551" table:formula="of:=SUM([.D66]+[.E66]-[.F6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7]-[.F67])" office:value-type="currency" office:currency="USD" office:value="0" calcext:value-type="currency">
            <text:p>$0.00</text:p>
          </table:table-cell>
          <table:table-cell table:style-name="ce551" table:formula="of:=SUM([.D67]+[.E67]-[.F67])" office:value-type="currency" office:currency="USD" office:value="0" calcext:value-type="currency">
            <text:p>$0.00</text:p>
          </table:table-cell>
          <table:table-cell table:style-name="ce566" table:number-columns-repeated="2"/>
          <table:table-cell table:style-name="ce551"/>
          <table:table-cell table:style-name="ce570" table:formula="of:=[.E6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8]-[.F68])" office:value-type="currency" office:currency="USD" office:value="0" calcext:value-type="currency">
            <text:p>$0.00</text:p>
          </table:table-cell>
          <table:table-cell table:style-name="ce551" table:formula="of:=SUM([.D68]+[.E68]-[.F6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9]-[.F69])" office:value-type="currency" office:currency="USD" office:value="0" calcext:value-type="currency">
            <text:p>$0.00</text:p>
          </table:table-cell>
          <table:table-cell table:style-name="ce551" table:formula="of:=SUM([.D69]+[.E69]-[.F6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0]-[.F70])" office:value-type="currency" office:currency="USD" office:value="0" calcext:value-type="currency">
            <text:p>$0.00</text:p>
          </table:table-cell>
          <table:table-cell table:style-name="ce551" table:formula="of:=SUM([.D70]+[.E70]-[.F7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1]-[.F71])" office:value-type="currency" office:currency="USD" office:value="0" calcext:value-type="currency">
            <text:p>$0.00</text:p>
          </table:table-cell>
          <table:table-cell table:style-name="ce551" table:formula="of:=SUM([.D71]+[.E71]-[.F7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2]-[.F72])" office:value-type="currency" office:currency="USD" office:value="0" calcext:value-type="currency">
            <text:p>$0.00</text:p>
          </table:table-cell>
          <table:table-cell table:style-name="ce551" table:formula="of:=SUM([.D72]+[.E72]-[.F7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3]-[.F73])" office:value-type="currency" office:currency="USD" office:value="0" calcext:value-type="currency">
            <text:p>$0.00</text:p>
          </table:table-cell>
          <table:table-cell table:style-name="ce551" table:formula="of:=SUM([.D73]+[.E73]-[.F7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8"/>
          <table:table-cell table:style-name="ce567"/>
          <table:table-cell table:number-columns-repeated="1015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 table:style-name="ce547"/>
          <table:table-cell table:number-columns-repeated="1022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/>
          <table:table-cell table:style-name="ce548"/>
          <table:table-cell table:style-name="ce555"/>
          <table:table-cell table:style-name="ce562" table:number-columns-repeated="5"/>
          <table:table-cell table:number-columns-repeated="1016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ales by Weeks-2023" table:style-name="ta19" table:print="false">
        <table:table-column table:style-name="co40" table:default-cell-style-name="ce592"/>
        <table:table-column table:style-name="co141" table:default-cell-style-name="ce596"/>
        <table:table-column table:style-name="co42" table:default-cell-style-name="ce608"/>
        <table:table-column table:style-name="co43" table:default-cell-style-name="ce608"/>
        <table:table-column table:style-name="co44" table:default-cell-style-name="ce625"/>
        <table:table-column table:style-name="co142" table:default-cell-style-name="ce598"/>
        <table:table-column table:style-name="co10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694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1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2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2" table:number-rows-repeated="10">
          <table:table-cell table:style-name="ce589"/>
          <table:table-cell table:number-columns-repeated="1023"/>
        </table:table-row>
        <table:table-row table:style-name="ro13">
          <table:table-cell table:style-name="ce589"/>
          <table:table-cell table:number-columns-repeated="14"/>
          <table:table-cell table:style-name="ce682"/>
          <table:table-cell table:number-columns-repeated="1008"/>
        </table:table-row>
        <table:table-row table:style-name="ro13">
          <table:table-cell table:style-name="ce589"/>
          <table:table-cell table:number-columns-repeated="1023"/>
        </table:table-row>
        <table:table-row table:style-name="ro12" table:number-rows-repeated="3">
          <table:table-cell table:style-name="ce589"/>
          <table:table-cell table:number-columns-repeated="1023"/>
        </table:table-row>
        <table:table-row table:style-name="ro14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1023"/>
        </table:table-row>
        <table:table-row table:style-name="ro12">
          <table:table-cell table:style-name="ce590"/>
          <table:table-cell table:style-name="ce597"/>
          <table:table-cell table:style-name="ce609"/>
          <table:table-cell table:style-name="ce620" table:number-columns-repeated="2"/>
          <table:table-cell table:style-name="ce597"/>
          <table:table-cell table:style-name="ce644" table:number-columns-repeated="3"/>
          <table:table-cell/>
          <table:table-cell table:style-name="ce620"/>
          <table:table-cell/>
          <table:table-cell table:style-name="ce675"/>
          <table:table-cell table:style-name="ce679"/>
          <table:table-cell table:style-name="ce620"/>
          <table:table-cell table:style-name="ce644"/>
          <table:table-cell table:style-name="ce597"/>
          <table:table-cell table:style-name="ce620" table:number-columns-repeated="1007"/>
        </table:table-row>
        <table:table-row table:style-name="ro12" table:number-rows-repeated="8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 table:style-name="ce598"/>
          <table:table-cell table:number-columns-repeated="10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2" table:number-rows-repeated="7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 table:number-columns-repeated="11"/>
          <table:table-cell table:style-name="ce675"/>
          <table:table-cell table:number-columns-repeated="1011"/>
        </table:table-row>
        <table:table-row table:style-name="ro12">
          <table:table-cell table:style-name="ce589"/>
          <table:table-cell table:number-columns-repeated="13"/>
          <table:table-cell table:style-name="ce684"/>
          <table:table-cell table:number-columns-repeated="1009"/>
        </table:table-row>
        <table:table-row table:style-name="ro12" table:number-rows-repeated="9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13"/>
          <table:table-cell table:style-name="ce683"/>
          <table:table-cell table:number-columns-repeated="1009"/>
        </table:table-row>
        <table:table-row table:style-name="ro12" table:number-rows-repeated="24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style-name="ce599"/>
          <table:table-cell table:style-name="ce610" table:number-columns-repeated="2"/>
          <table:table-cell table:style-name="ce626"/>
          <table:table-cell table:style-name="ce633"/>
          <table:table-cell table:style-name="ce645"/>
          <table:table-cell table:style-name="ce655" table:number-columns-repeated="2"/>
          <table:table-cell/>
          <table:table-cell table:style-name="ce663"/>
          <table:table-cell table:number-columns-repeated="3"/>
          <table:table-cell table:style-name="ce685"/>
          <table:table-cell table:style-name="ce695"/>
          <table:table-cell table:style-name="ce704"/>
          <table:table-cell table:style-name="ce715" table:number-columns-repeated="1006"/>
          <table:table-cell/>
        </table:table-row>
        <table:table-row table:style-name="ro12" table:number-rows-repeated="7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/>
          <table:table-cell table:style-name="ce611"/>
          <table:table-cell table:number-columns-repeated="1021"/>
        </table:table-row>
        <table:table-row table:style-name="ro12" table:number-rows-repeated="5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5"/>
          <table:table-cell table:style-name="ce646"/>
          <table:table-cell table:number-columns-repeated="1017"/>
        </table:table-row>
        <table:table-row table:style-name="ro12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style-name="ce600"/>
          <table:table-cell table:style-name="ce612"/>
          <table:table-cell table:style-name="ce621"/>
          <table:table-cell table:style-name="ce627"/>
          <table:table-cell table:style-name="ce634"/>
          <table:table-cell table:style-name="ce647"/>
          <table:table-cell table:style-name="ce656" table:number-columns-repeated="2"/>
          <table:table-cell/>
          <table:table-cell table:style-name="ce664"/>
          <table:table-cell table:number-columns-repeated="3"/>
          <table:table-cell table:style-name="ce686"/>
          <table:table-cell table:style-name="ce696"/>
          <table:table-cell table:style-name="ce705"/>
          <table:table-cell table:style-name="ce716" table:number-columns-repeated="1006"/>
          <table:table-cell/>
        </table:table-row>
        <table:table-row table:style-name="ro12" table:number-rows-repeated="5">
          <table:table-cell table:style-name="ce589"/>
          <table:table-cell table:number-columns-repeated="1023"/>
        </table:table-row>
        <table:table-row table:style-name="ro12" table:number-rows-repeated="2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2" table:number-rows-repeated="8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2" table:number-rows-repeated="4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style-name="ce601"/>
          <table:table-cell table:style-name="ce609"/>
          <table:table-cell table:style-name="ce622"/>
          <table:table-cell table:style-name="ce628"/>
          <table:table-cell table:style-name="ce635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707"/>
          <table:table-cell table:style-name="ce717" table:number-columns-repeated="1006"/>
          <table:table-cell/>
        </table:table-row>
        <table:table-row table:style-name="ro12">
          <table:table-cell table:style-name="ce589"/>
          <table:table-cell table:style-name="ce602"/>
          <table:table-cell table:style-name="ce613" table:number-columns-repeated="2"/>
          <table:table-cell table:style-name="ce629"/>
          <table:table-cell table:style-name="ce635"/>
          <table:table-cell table:style-name="ce648"/>
          <table:table-cell table:style-name="ce657" table:number-columns-repeated="2"/>
          <table:table-cell/>
          <table:table-cell table:style-name="ce665"/>
          <table:table-cell table:number-columns-repeated="3"/>
          <table:table-cell table:style-name="ce688"/>
          <table:table-cell table:style-name="ce697"/>
          <table:table-cell table:style-name="ce708"/>
          <table:table-cell table:style-name="ce718" table:number-columns-repeated="1006"/>
          <table:table-cell/>
        </table:table-row>
        <table:table-row table:style-name="ro12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13"/>
          <table:table-cell table:style-name="ce662"/>
          <table:table-cell table:style-name="ce698"/>
          <table:table-cell table:style-name="ce709"/>
          <table:table-cell table:style-name="ce719" table:number-columns-repeated="1006"/>
          <table:table-cell/>
        </table:table-row>
        <table:table-row table:style-name="ro12" table:number-rows-repeated="37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9"/>
          <table:table-cell table:style-name="ce653"/>
          <table:table-cell table:number-columns-repeated="1013"/>
        </table:table-row>
        <table:table-row table:style-name="ro12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2" table:number-rows-repeated="5">
          <table:table-cell table:style-name="ce589"/>
          <table:table-cell table:number-columns-repeated="1023"/>
        </table:table-row>
        <table:table-row table:style-name="ro15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/>
          <table:table-cell table:style-name="ce666"/>
          <table:table-cell table:number-columns-repeated="3"/>
          <table:table-cell table:style-name="ce689"/>
          <table:table-cell table:style-name="ce699"/>
          <table:table-cell table:style-name="ce710"/>
          <table:table-cell table:number-columns-repeated="1007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 table:number-columns-repeated="2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44"/>
          <table:table-cell table:number-columns-repeated="3"/>
          <table:table-cell table:style-name="ce690"/>
          <table:table-cell table:style-name="ce700"/>
          <table:table-cell table:style-name="ce711"/>
          <table:table-cell table:style-name="ce720" table:number-columns-repeated="1006"/>
          <table:table-cell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93"/>
          <table:table-cell table:style-name="ce604"/>
          <table:table-cell table:style-name="ce615" table:number-columns-repeated="2"/>
          <table:table-cell table:style-name="ce631"/>
          <table:table-cell table:style-name="ce637"/>
          <table:table-cell table:style-name="ce650"/>
          <table:table-cell table:style-name="ce659" table:number-columns-repeated="3"/>
          <table:table-cell table:style-name="ce667"/>
          <table:table-cell/>
          <table:table-cell table:style-name="ce676"/>
          <table:table-cell table:style-name="ce680"/>
          <table:table-cell table:style-name="ce691"/>
          <table:table-cell table:style-name="ce701"/>
          <table:table-cell table:style-name="ce712"/>
          <table:table-cell table:number-columns-repeated="1007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2">
          <table:table-cell table:number-columns-repeated="2"/>
          <table:table-cell table:style-name="ce609"/>
          <table:table-cell table:style-name="ce616"/>
          <table:table-cell table:number-columns-repeated="1020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5"/>
          <table:table-cell table:style-name="ce639"/>
          <table:table-cell table:style-name="ce652"/>
          <table:table-cell table:number-columns-repeated="1017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5"/>
          <table:table-cell table:style-name="ce597"/>
          <table:table-cell table:style-name="ce644"/>
          <table:table-cell table:number-columns-repeated="101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01"/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01"/>
          <table:table-cell table:number-columns-repeated="1022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style-name="ce594"/>
          <table:table-cell table:number-columns-repeated="1023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/>
          <table:table-cell table:style-name="ce605"/>
          <table:table-cell table:number-columns-repeated="1022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4"/>
          <table:table-cell table:style-name="ce620"/>
          <table:table-cell table:style-name="ce597"/>
          <table:table-cell table:style-name="ce644" table:number-columns-repeated="2"/>
          <table:table-cell table:number-columns-repeated="1016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4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 table:number-rows-repeated="13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8"/>
          <table:table-cell table:style-name="ce644"/>
          <table:table-cell table:number-columns-repeated="3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5"/>
          <table:table-cell table:style-name="ce640"/>
          <table:table-cell table:number-columns-repeated="8"/>
          <table:table-cell table:style-name="ce662"/>
          <table:table-cell table:number-columns-repeated="1009"/>
        </table:table-row>
        <table:table-row table:style-name="ro12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2">
          <table:table-cell table:number-columns-repeated="14"/>
          <table:table-cell table:style-name="ce662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2" table:number-rows-repeated="4">
          <table:table-cell table:number-columns-repeated="1024"/>
        </table:table-row>
        <table:table-row table:style-name="ro12" table:number-rows-repeated="3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2" table:number-rows-repeated="4">
          <table:table-cell table:number-columns-repeated="1024"/>
        </table:table-row>
        <table:table-row table:style-name="ro12" table:number-rows-repeated="2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6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3">
          <table:table-cell table:number-columns-repeated="1024"/>
        </table:table-row>
        <table:table-row table:style-name="ro12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14"/>
          <table:table-cell table:style-name="ce646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01"/>
          <table:table-cell table:number-columns-repeated="1022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597"/>
          <table:table-cell table:number-columns-repeated="1022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48">
          <table:table-cell table:number-columns-repeated="1024"/>
        </table:table-row>
        <table:table-row table:style-name="ro12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2" table:number-rows-repeated="32">
          <table:table-cell table:number-columns-repeated="1024"/>
        </table:table-row>
        <table:table-row table:style-name="ro12">
          <table:table-cell/>
          <table:table-cell table:style-name="ce598"/>
          <table:table-cell table:number-columns-repeated="1022"/>
        </table:table-row>
        <table:table-row table:style-name="ro12" table:number-rows-repeated="30">
          <table:table-cell table:number-columns-repeated="1024"/>
        </table:table-row>
        <table:table-row table:style-name="ro12">
          <table:table-cell/>
          <table:table-cell table:style-name="ce597"/>
          <table:table-cell table:number-columns-repeated="1022"/>
        </table:table-row>
        <table:table-row table:style-name="ro12" table:number-rows-repeated="97">
          <table:table-cell table:number-columns-repeated="1024"/>
        </table:table-row>
        <table:table-row table:style-name="ro12">
          <table:table-cell table:number-columns-repeated="4"/>
          <table:table-cell table:style-name="ce623"/>
          <table:table-cell table:number-columns-repeated="1019"/>
        </table:table-row>
        <table:table-row table:style-name="ro12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 table:number-rows-repeated="4">
          <table:table-cell/>
          <table:table-cell table:style-name="ce597"/>
          <table:table-cell table:number-columns-repeated="1022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702"/>
          <table:table-cell table:style-name="ce713"/>
          <table:table-cell table:style-name="ce721" table:number-columns-repeated="1006"/>
          <table:table-cell/>
        </table:table-row>
        <table:table-row table:style-name="ro12" table:number-rows-repeated="104778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ales vs Cost per Month_2023" table:style-name="ta20" table:print="false">
        <office:forms form:automatic-focus="false" form:apply-design-mode="false"/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6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office:value-type="string" calcext:value-type="string">
            <text:p>Profit /Loss</text:p>
          </table:table-cell>
          <table:table-cell table:style-name="ce784"/>
          <table:table-cell table:style-name="ce788" table:number-columns-repeated="1017"/>
        </table:table-row>
        <table:table-row table:style-name="ro1">
          <table:table-cell table:style-name="ce728"/>
          <table:table-cell table:style-name="ce741"/>
          <table:table-cell table:style-name="ce758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29"/>
          <table:table-cell table:style-name="ce742"/>
          <table:table-cell table:style-name="ce759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2"/>
          <table:table-cell table:style-name="ce752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2"/>
          <table:table-cell table:style-name="ce745"/>
          <table:table-cell table:style-name="ce763"/>
          <table:table-cell table:style-name="ce76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3"/>
          <table:table-cell table:style-name="ce745"/>
          <table:table-cell table:style-name="ce764"/>
          <table:table-cell table:style-name="ce77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/>
          <table:table-cell table:style-name="ce775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6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7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8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/>
          <table:table-cell table:style-name="ce779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48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7"/>
          <table:table-cell table:style-name="ce749"/>
          <table:table-cell table:style-name="ce768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50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2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/>
          <table:table-cell table:style-name="ce780" table:number-columns-repeated="3"/>
          <table:table-cell table:style-name="ce785"/>
          <table:table-cell table:number-columns-repeated="1017"/>
        </table:table-row>
        <table:table-row table:style-name="ro1" table:number-rows-repeated="2">
          <table:table-cell table:style-name="ce738"/>
          <table:table-cell table:style-name="ce754"/>
          <table:table-cell table:style-name="ce770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24" table:print="false">
        <table:table-column table:style-name="co122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23" table:default-cell-style-name="ce330"/>
        <table:table-column table:style-name="co124" table:default-cell-style-name="ce330"/>
        <table:table-column table:style-name="co136" table:default-cell-style-name="ce334"/>
        <table:table-column table:style-name="co125" table:default-cell-style-name="ce342"/>
        <table:table-column table:style-name="co62" table:default-cell-style-name="ce347"/>
        <table:table-column table:style-name="co126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3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4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799"/>
          <table:table-cell table:style-name="ce803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4" draw:text-style-name="P4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2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31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981" table:number-columns-spanned="2" table:number-rows-spanned="1"/>
          <table:covered-table-cell table:style-name="ce981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2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nt Paid" table:style-name="ta24" table:print="false">
        <table:shapes>
          <draw:line draw:z-index="1" draw:name="Line 1" draw:style-name="gr5" draw:text-style-name="P5" svg:x1="5.9531in" svg:y1="0.7996in" svg:x2="6.589in" svg:y2="1.1677in">
            <text:p/>
          </draw:line>
          <draw:line draw:z-index="2" draw:name="Line 2" draw:style-name="gr5" draw:text-style-name="P5" svg:x1="5.9567in" svg:y1="1.5807in" svg:x2="6.5642in" svg:y2="1.1917in">
            <text:p/>
          </draw:line>
          <draw:line draw:z-index="3" draw:name="Line 3" draw:style-name="gr6" draw:text-style-name="P5" svg:x1="7.9035in" svg:y1="0.9906in" svg:x2="8.5039in" svg:y2="1.2579in">
            <text:p/>
          </draw:line>
          <draw:line draw:z-index="4" draw:name="Line 4" draw:style-name="gr6" draw:text-style-name="P5" svg:x1="7.8894in" svg:y1="1.626in" svg:x2="8.4547in" svg:y2="1.2579in">
            <text:p/>
          </draw:line>
          <draw:line draw:z-index="5" draw:name="Line 5" draw:style-name="gr6" draw:text-style-name="P5" svg:x1="9.7441in" svg:y1="0.9976in" svg:x2="10.1823in" svg:y2="1.2094in">
            <text:p/>
          </draw:line>
          <draw:line draw:z-index="6" draw:name="Line 6" draw:style-name="gr6" draw:text-style-name="P5" svg:x1="9.7299in" svg:y1="1.598in" svg:x2="10.1823in" svg:y2="1.1917in">
            <text:p/>
          </draw:line>
        </table:shapes>
        <table:table-column table:style-name="co122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23" table:default-cell-style-name="ce330"/>
        <table:table-column table:style-name="co124" table:default-cell-style-name="ce330"/>
        <table:table-column table:style-name="co136" table:default-cell-style-name="ce334"/>
        <table:table-column table:style-name="co125" table:default-cell-style-name="ce342"/>
        <table:table-column table:style-name="co62" table:default-cell-style-name="ce347"/>
        <table:table-column table:style-name="co126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3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981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981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981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799" office:value-type="string" calcext:value-type="string">
            <text:p>3/24/22-4/4/22</text:p>
          </table:table-cell>
          <table:table-cell table:style-name="ce803" office:value-type="currency" office:currency="USD" office:value="339" calcext:value-type="currency">
            <text:p>$339.00</text:p>
          </table:table-cell>
          <table:table-cell table:style-name="ce803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981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4" draw:text-style-name="P4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981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981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981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981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981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4" draw:text-style-name="P4" svg:width="1.1008in" svg:height="0.4744in" svg:x="0.7555in" svg:y="0.016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981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4" draw:text-style-name="P4" svg:width="1.2969in" svg:height="0.5461in" svg:x="0.6028in" svg:y="0.0083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981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2"/>
        </table:table-row>
        <table:table-row table:style-name="ro31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981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981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4" draw:text-style-name="P4" svg:width="1.3012in" svg:height="0.6071in" svg:x="0.3142in" svg:y="0.0961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981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les Checks" table:style-name="ta21" table:print="false">
        <table:table-column table:style-name="co148" table:default-cell-style-name="ce1136"/>
        <table:table-column table:style-name="co2" table:default-cell-style-name="ce1142"/>
        <table:table-column table:style-name="co2" table:default-cell-style-name="ce1147"/>
        <table:table-column table:style-name="co2" table:default-cell-style-name="ce1136"/>
        <table:table-column table:style-name="co2" table:default-cell-style-name="ce1153"/>
        <table:table-column table:style-name="co149" table:default-cell-style-name="ce1136"/>
        <table:table-column table:style-name="co2" table:default-cell-style-name="ce1136"/>
        <table:table-column table:style-name="co150" table:default-cell-style-name="ce1136"/>
        <table:table-column table:style-name="co2" table:number-columns-repeated="1016" table:default-cell-style-name="ce1136"/>
        <table:table-row table:style-name="ro3">
          <table:table-cell table:style-name="ce1131"/>
          <table:table-cell table:style-name="ce1137"/>
          <table:table-cell table:style-name="ce1143"/>
          <table:table-cell table:style-name="ce1137"/>
          <table:table-cell table:style-name="ce1150"/>
          <table:table-cell table:style-name="ce1137" table:number-columns-repeated="2"/>
          <table:table-cell table:style-name="ce1131"/>
          <table:table-cell table:style-name="ce1142" table:number-columns-repeated="1016"/>
        </table:table-row>
        <table:table-row table:style-name="ro1">
          <table:table-cell table:style-name="ce1132"/>
          <table:table-cell table:style-name="ce1138" office:value-type="string" calcext:value-type="string">
            <text:p>Date</text:p>
          </table:table-cell>
          <table:table-cell table:style-name="ce1144" office:value-type="string" calcext:value-type="string">
            <text:p>Amount</text:p>
          </table:table-cell>
          <table:table-cell table:style-name="ce1138" office:value-type="string" calcext:value-type="string">
            <text:p>Check Number</text:p>
          </table:table-cell>
          <table:table-cell table:style-name="ce1151" office:value-type="string" calcext:value-type="string">
            <text:p>Date Deposited</text:p>
          </table:table-cell>
          <table:table-cell table:style-name="ce1138" table:number-columns-repeated="2"/>
          <table:table-cell table:style-name="ce1132"/>
          <table:table-cell table:style-name="ce1158" table:number-columns-repeated="1016"/>
        </table:table-row>
        <table:table-row table:style-name="ro1">
          <table:table-cell table:style-name="ce1133"/>
          <table:table-cell table:style-name="ce1139" office:value-type="date" office:date-value="2022-01-23" calcext:value-type="date">
            <text:p>01/23/22</text:p>
          </table:table-cell>
          <table:table-cell table:style-name="ce1145" office:value-type="currency" office:currency="USD" office:value="6.99" calcext:value-type="currency">
            <text:p>$6.99</text:p>
          </table:table-cell>
          <table:table-cell table:style-name="ce1148" office:value-type="float" office:value="27217" calcext:value-type="float">
            <text:p>27217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2-20" calcext:value-type="date">
            <text:p>02/20/22</text:p>
          </table:table-cell>
          <table:table-cell table:style-name="ce1145" office:value-type="currency" office:currency="USD" office:value="56.1" calcext:value-type="currency">
            <text:p>$56.10</text:p>
          </table:table-cell>
          <table:table-cell table:style-name="ce1148" office:value-type="float" office:value="25130" calcext:value-type="float">
            <text:p>25130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3-20" calcext:value-type="date">
            <text:p>03/20/22</text:p>
          </table:table-cell>
          <table:table-cell table:style-name="ce1145" office:value-type="currency" office:currency="USD" office:value="176.7" calcext:value-type="currency">
            <text:p>$176.70</text:p>
          </table:table-cell>
          <table:table-cell table:style-name="ce1148" office:value-type="float" office:value="25456" calcext:value-type="float">
            <text:p>25456</text:p>
          </table:table-cell>
          <table:table-cell table:style-name="ce1139" office:value-type="date" office:date-value="2022-04-17" calcext:value-type="date">
            <text:p>04/1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4-17" calcext:value-type="date">
            <text:p>04/17/22</text:p>
          </table:table-cell>
          <table:table-cell table:style-name="ce1145" office:value-type="currency" office:currency="USD" office:value="109.38" calcext:value-type="currency">
            <text:p>$109.38</text:p>
          </table:table-cell>
          <table:table-cell table:style-name="ce1148" office:value-type="float" office:value="25790" calcext:value-type="float">
            <text:p>25790</text:p>
          </table:table-cell>
          <table:table-cell table:style-name="ce1139" office:value-type="date" office:date-value="2022-04-28" calcext:value-type="date">
            <text:p>04/2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5-16" calcext:value-type="date">
            <text:p>05/16/22</text:p>
          </table:table-cell>
          <table:table-cell table:style-name="ce1145" office:value-type="currency" office:currency="USD" office:value="108.61" calcext:value-type="currency">
            <text:p>$108.61</text:p>
          </table:table-cell>
          <table:table-cell table:style-name="ce1148" office:value-type="float" office:value="26096" calcext:value-type="float">
            <text:p>26096</text:p>
          </table:table-cell>
          <table:table-cell table:style-name="ce1139" office:value-type="date" office:date-value="2022-06-08" calcext:value-type="date">
            <text:p>06/0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6-12" calcext:value-type="date">
            <text:p>06/12/22</text:p>
          </table:table-cell>
          <table:table-cell table:style-name="ce1145" office:value-type="currency" office:currency="USD" office:value="103.08" calcext:value-type="currency">
            <text:p>$103.08</text:p>
          </table:table-cell>
          <table:table-cell table:style-name="ce1148" office:value-type="float" office:value="28776" calcext:value-type="float">
            <text:p>2877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10" calcext:value-type="date">
            <text:p>07/10/22</text:p>
          </table:table-cell>
          <table:table-cell table:style-name="ce1145" office:value-type="currency" office:currency="USD" office:value="146.56" calcext:value-type="currency">
            <text:p>$146.56</text:p>
          </table:table-cell>
          <table:table-cell table:style-name="ce1148" office:value-type="float" office:value="29062" calcext:value-type="float">
            <text:p>29062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24" calcext:value-type="date">
            <text:p>07/24/22</text:p>
          </table:table-cell>
          <table:table-cell table:style-name="ce1145" office:value-type="currency" office:currency="USD" office:value="125.51" calcext:value-type="currency">
            <text:p>$125.51</text:p>
          </table:table-cell>
          <table:table-cell table:style-name="ce1148" office:value-type="float" office:value="29256" calcext:value-type="float">
            <text:p>2925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8-22" calcext:value-type="date">
            <text:p>08/22/22</text:p>
          </table:table-cell>
          <table:table-cell table:style-name="ce1145" office:value-type="currency" office:currency="USD" office:value="65.66" calcext:value-type="currency">
            <text:p>$65.66</text:p>
          </table:table-cell>
          <table:table-cell table:style-name="ce1148" office:value-type="float" office:value="29553" calcext:value-type="float">
            <text:p>29553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9-08" calcext:value-type="date">
            <text:p>09/08/22</text:p>
          </table:table-cell>
          <table:table-cell table:style-name="ce1145" office:value-type="currency" office:currency="USD" office:value="95.04" calcext:value-type="currency">
            <text:p>$95.04</text:p>
          </table:table-cell>
          <table:table-cell table:style-name="ce1148" office:value-type="float" office:value="27497" calcext:value-type="float">
            <text:p>274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0-17" calcext:value-type="date">
            <text:p>10/17/22</text:p>
          </table:table-cell>
          <table:table-cell table:style-name="ce1145" office:value-type="currency" office:currency="USD" office:value="187.86" calcext:value-type="currency">
            <text:p>$187.86</text:p>
          </table:table-cell>
          <table:table-cell table:style-name="ce1148" office:value-type="float" office:value="27797" calcext:value-type="float">
            <text:p>277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1-19" calcext:value-type="date">
            <text:p>11/19/22</text:p>
          </table:table-cell>
          <table:table-cell table:style-name="ce1145" office:value-type="currency" office:currency="USD" office:value="418.41" calcext:value-type="currency">
            <text:p>$418.41</text:p>
          </table:table-cell>
          <table:table-cell table:style-name="ce1148" office:value-type="float" office:value="28113" calcext:value-type="float">
            <text:p>28113</text:p>
          </table:table-cell>
          <table:table-cell table:style-name="ce1139" office:value-type="date" office:date-value="2022-11-30" calcext:value-type="date">
            <text:p>11/30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2-11" calcext:value-type="date">
            <text:p>12/11/22</text:p>
          </table:table-cell>
          <table:table-cell table:style-name="ce1145" office:value-type="currency" office:currency="USD" office:value="454.63" calcext:value-type="currency">
            <text:p>$454.63</text:p>
          </table:table-cell>
          <table:table-cell table:style-name="ce1148" office:value-type="float" office:value="28474" calcext:value-type="float">
            <text:p>28474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34">
          <table:table-cell table:style-name="ce1134"/>
          <table:table-cell table:style-name="ce1139" office:value-type="date" office:date-value="2022-12-23" calcext:value-type="date">
            <text:p>12/23/22</text:p>
          </table:table-cell>
          <table:table-cell table:style-name="ce1145" office:value-type="currency" office:currency="USD" office:value="545.56" calcext:value-type="currency">
            <text:p>$545.56</text:p>
          </table:table-cell>
          <table:table-cell table:style-name="ce1148" office:value-type="float" office:value="30120" calcext:value-type="float">
            <text:p>30120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54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55" office:value-type="string" calcext:value-type="string">
            <text:p>**In november didn’t pay for facebook commerical so I called it even. Taking as cost for that.</text:p>
          </table:table-cell>
          <table:table-cell table:style-name="ce1133"/>
          <table:table-cell table:style-name="ce1159" table:number-columns-repeated="1016"/>
        </table:table-row>
        <table:table-row table:style-name="ro1">
          <table:table-cell table:style-name="ce1134"/>
          <table:table-cell table:style-name="ce1139" office:value-type="date" office:date-value="2023-02-26" calcext:value-type="date">
            <text:p>02/26/23</text:p>
          </table:table-cell>
          <table:table-cell table:style-name="ce1145" office:value-type="currency" office:currency="USD" office:value="248.26" calcext:value-type="currency">
            <text:p>$248.26</text:p>
          </table:table-cell>
          <table:table-cell table:style-name="ce1148" office:value-type="float" office:value="30489" calcext:value-type="float">
            <text:p>30489</text:p>
          </table:table-cell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7">
          <table:table-cell table:style-name="ce1134"/>
          <table:table-cell table:style-name="ce1140"/>
          <table:table-cell table:style-name="ce1145"/>
          <table:table-cell table:style-name="ce1148"/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6">
          <table:table-cell table:style-name="ce1135"/>
          <table:table-cell table:style-name="ce1141"/>
          <table:table-cell table:style-name="ce1146"/>
          <table:table-cell table:style-name="ce1149"/>
          <table:table-cell table:style-name="ce1152"/>
          <table:table-cell table:style-name="ce1149" table:number-columns-repeated="2"/>
          <table:table-cell table:style-name="ce1157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dor Checks" table:style-name="ta25" table:print="false">
        <table:table-column table:style-name="co127" table:default-cell-style-name="ce724"/>
        <table:table-column table:style-name="co10" table:default-cell-style-name="ce485"/>
        <table:table-column table:style-name="co143" table:default-cell-style-name="ce727"/>
        <table:table-column table:style-name="co144" table:default-cell-style-name="ce491"/>
        <table:table-column table:style-name="co145" table:default-cell-style-name="ce751"/>
        <table:table-column table:style-name="co146" table:default-cell-style-name="ce494"/>
        <table:table-column table:style-name="co147" table:default-cell-style-name="ce494"/>
        <table:table-column table:style-name="co151" table:default-cell-style-name="ce494"/>
        <table:table-column table:style-name="co147" table:default-cell-style-name="ce751"/>
        <table:table-column table:style-name="co2" table:number-columns-repeated="1014" table:default-cell-style-name="ce751"/>
        <table:table-column table:style-name="co2" table:default-cell-style-name="Default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  <table:table-cell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4"/>
        </table:table-row>
        <table:table-row table:style-name="ro33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4" draw:text-style-name="P4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4"/>
        </table:table-row>
        <table:table-row table:style-name="ro35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68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4" draw:text-style-name="P4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4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 Sales" table:style-name="ta10" table:print="false">
        <table:table-column table:style-name="co73" table:default-cell-style-name="ce1187"/>
        <table:table-column table:style-name="co74" table:default-cell-style-name="ce1187"/>
        <table:table-column table:style-name="co75" table:default-cell-style-name="ce1207"/>
        <table:table-column table:style-name="co2" table:default-cell-style-name="ce1187"/>
        <table:table-column table:style-name="co76" table:default-cell-style-name="ce1223"/>
        <table:table-column table:style-name="co77" table:default-cell-style-name="ce1223"/>
        <table:table-column table:style-name="co24" table:default-cell-style-name="ce1223"/>
        <table:table-column table:style-name="co78" table:default-cell-style-name="ce1223"/>
        <table:table-column table:style-name="co79" table:default-cell-style-name="ce1223"/>
        <table:table-column table:style-name="co80" table:default-cell-style-name="ce1223"/>
        <table:table-column table:style-name="co81" table:default-cell-style-name="ce1223"/>
        <table:table-column table:style-name="co82" table:default-cell-style-name="ce1223"/>
        <table:table-column table:style-name="co83" table:default-cell-style-name="ce1238"/>
        <table:table-column table:style-name="co84" table:default-cell-style-name="ce1248"/>
        <table:table-column table:style-name="co85" table:default-cell-style-name="ce1252"/>
        <table:table-column table:style-name="co2" table:default-cell-style-name="ce1223"/>
        <table:table-column table:style-name="co86" table:default-cell-style-name="ce1223"/>
        <table:table-column table:style-name="co2" table:number-columns-repeated="2" table:default-cell-style-name="ce1223"/>
        <table:table-column table:style-name="co2" table:number-columns-repeated="1004" table:default-cell-style-name="ce1187"/>
        <table:table-column table:style-name="co2" table:default-cell-style-name="Default"/>
        <table:table-row table:style-name="ro20">
          <table:table-cell table:style-name="ce1181"/>
          <table:table-cell table:style-name="ce1188"/>
          <table:table-cell table:style-name="ce1198"/>
          <table:table-cell table:style-name="ce1188"/>
          <table:table-cell table:style-name="ce1214" table:number-columns-repeated="8"/>
          <table:table-cell table:style-name="ce1230"/>
          <table:table-cell table:style-name="ce1239"/>
          <table:table-cell table:style-name="ce1249"/>
          <table:table-cell table:style-name="ce1214" table:number-columns-repeated="4"/>
          <table:table-cell table:style-name="ce1188" table:number-columns-repeated="3"/>
          <table:table-cell table:style-name="ce1260" table:number-columns-repeated="1001"/>
          <table:table-cell/>
        </table:table-row>
        <table:table-row table:style-name="ro1">
          <table:table-cell table:style-name="ce1182"/>
          <table:table-cell table:style-name="ce1189" office:value-type="string" calcext:value-type="string">
            <text:p>Date</text:p>
          </table:table-cell>
          <table:table-cell table:style-name="ce1199" office:value-type="string" calcext:value-type="string">
            <text:p>Qty</text:p>
          </table:table-cell>
          <table:table-cell table:style-name="ce1208" office:value-type="string" calcext:value-type="string">
            <text:p>Description</text:p>
          </table:table-cell>
          <table:table-cell table:style-name="ce1215" office:value-type="string" calcext:value-type="string">
            <text:p>Donna</text:p>
          </table:table-cell>
          <table:table-cell table:style-name="ce1215" office:value-type="string" calcext:value-type="string">
            <text:p>After Sale- Donna</text:p>
          </table:table-cell>
          <table:table-cell table:style-name="ce1215" office:value-type="string" calcext:value-type="string">
            <text:p>Donna Total Sales</text:p>
          </table:table-cell>
          <table:table-cell table:style-name="ce1215" office:value-type="string" calcext:value-type="string">
            <text:p>Totaled- Donna</text:p>
          </table:table-cell>
          <table:table-cell table:style-name="ce1215" office:value-type="string" calcext:value-type="string">
            <text:p>Christine</text:p>
          </table:table-cell>
          <table:table-cell table:style-name="ce1215" office:value-type="string" calcext:value-type="string">
            <text:p>After Sale – Christine</text:p>
          </table:table-cell>
          <table:table-cell table:style-name="ce1215" office:value-type="string" calcext:value-type="string">
            <text:p>Christine Total Amt</text:p>
          </table:table-cell>
          <table:table-cell table:style-name="ce1215" office:value-type="string" calcext:value-type="string">
            <text:p>Totaled – Christine</text:p>
          </table:table-cell>
          <table:table-cell table:style-name="ce1231" office:value-type="string" calcext:value-type="string">
            <text:p>Ck Amt.</text:p>
          </table:table-cell>
          <table:table-cell table:style-name="ce1240" office:value-type="string" calcext:value-type="string">
            <text:p>Ck #</text:p>
          </table:table-cell>
          <table:table-cell table:style-name="ce1189" office:value-type="string" calcext:value-type="string">
            <text:p>date pd.</text:p>
          </table:table-cell>
          <table:table-cell table:style-name="ce1215"/>
          <table:table-cell table:style-name="ce1253" table:number-columns-repeated="3"/>
          <table:table-cell table:style-name="ce1257" table:number-columns-repeated="1004"/>
          <table:table-cell/>
        </table:table-row>
        <table:table-row table:style-name="ro1">
          <table:table-cell table:style-name="ce1183"/>
          <table:table-cell table:style-name="ce1190" office:value-type="date" office:date-value="2022-02-12" calcext:value-type="date">
            <text:p>02/12/22</text:p>
          </table:table-cell>
          <table:table-cell table:style-name="ce1200" office:value-type="float" office:value="1" calcext:value-type="float">
            <text:p>1</text:p>
          </table:table-cell>
          <table:table-cell table:style-name="ce1200" office:value-type="string" calcext:value-type="string">
            <text:p>Rose Metal Hanger</text:p>
          </table:table-cell>
          <table:table-cell table:style-name="ce1216" office:value-type="currency" office:currency="USD" office:value="6" calcext:value-type="currency">
            <text:p>$6.00</text:p>
          </table:table-cell>
          <table:table-cell table:style-name="ce1216"/>
          <table:table-cell table:style-name="ce1215" table:formula="of:=IF([.F3];[.F3];[.E3])" office:value-type="currency" office:currency="USD" office:value="6" calcext:value-type="currency">
            <text:p>$6.00</text:p>
          </table:table-cell>
          <table:table-cell table:style-name="ce1218"/>
          <table:table-cell table:style-name="ce1216" table:number-columns-repeated="2"/>
          <table:table-cell table:style-name="ce1218" table:formula="of:=IF([.J3];[.J3];[.I3])" office:value-type="currency" office:currency="USD" office:value="0" calcext:value-type="currency">
            <text:p>$0.00</text:p>
          </table:table-cell>
          <table:table-cell table:style-name="ce1218"/>
          <table:table-cell table:style-name="ce1232"/>
          <table:table-cell table:style-name="ce1241" office:value-type="string" calcext:value-type="string">
            <text:p>ck 1012</text:p>
          </table:table-cell>
          <table:table-cell table:style-name="ce1190" office:value-type="date" office:date-value="2022-03-20" calcext:value-type="date">
            <text:p>03/20/22</text:p>
          </table:table-cell>
          <table:table-cell table:style-name="ce1200"/>
          <table:table-cell table:style-name="ce1254" table:number-columns-repeated="1007"/>
          <table:table-cell/>
        </table:table-row>
        <table:table-row table:style-name="ro1">
          <table:table-cell table:style-name="ce1184"/>
          <table:table-cell table:style-name="ce1191" office:value-type="date" office:date-value="2022-02-12" calcext:value-type="date">
            <text:p>02/12/22</text:p>
          </table:table-cell>
          <table:table-cell table:style-name="ce1201" office:value-type="string" calcext:value-type="string">
            <text:p>1</text:p>
          </table:table-cell>
          <table:table-cell table:style-name="ce1209" office:value-type="string" calcext:value-type="string">
            <text:p>Magnet</text:p>
          </table:table-cell>
          <table:table-cell table:style-name="ce1217" office:value-type="currency" office:currency="USD" office:value="8" calcext:value-type="currency">
            <text:p>$8.00</text:p>
          </table:table-cell>
          <table:table-cell table:style-name="ce1217"/>
          <table:table-cell table:style-name="ce1215" table:formula="of:=IF([.F4];[.F4];[.E4])" office:value-type="currency" office:currency="USD" office:value="8" calcext:value-type="currency">
            <text:p>$8.00</text:p>
          </table:table-cell>
          <table:table-cell table:style-name="ce1217" table:number-columns-repeated="3"/>
          <table:table-cell table:style-name="ce1218" table:formula="of:=IF([.J4];[.J4];[.I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2" office:value-type="string" calcext:value-type="string">
            <text:p>ck 1012</text:p>
          </table:table-cell>
          <table:table-cell table:style-name="ce1250" office:value-type="date" office:date-value="2022-03-20" calcext:value-type="date">
            <text:p>03/20/22</text:p>
          </table:table-cell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2-24" calcext:value-type="date">
            <text:p>02/24/22</text:p>
          </table:table-cell>
          <table:table-cell table:style-name="ce1202" office:value-type="string" calcext:value-type="string">
            <text:p>1</text:p>
          </table:table-cell>
          <table:table-cell table:style-name="ce1210" office:value-type="string" calcext:value-type="string">
            <text:p>DA-Keychain</text:p>
          </table:table-cell>
          <table:table-cell table:style-name="ce1218" office:value-type="currency" office:currency="USD" office:value="6.5" calcext:value-type="currency">
            <text:p>$6.50</text:p>
          </table:table-cell>
          <table:table-cell table:style-name="ce1218"/>
          <table:table-cell table:style-name="ce1215" table:formula="of:=IF([.F5];[.F5];[.E5])" office:value-type="currency" office:currency="USD" office:value="6.5" calcext:value-type="currency">
            <text:p>$6.50</text:p>
          </table:table-cell>
          <table:table-cell table:style-name="ce1218" table:number-columns-repeated="3"/>
          <table:table-cell table:style-name="ce1218" table:formula="of:=IF([.J5];[.J5];[.I5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3"/>
          <table:table-cell table:style-name="ce1206" table:number-columns-repeated="2"/>
          <table:table-cell table:number-columns-repeated="1008"/>
        </table:table-row>
        <table:table-row table:style-name="ro21">
          <table:table-cell table:style-name="ce1185"/>
          <table:table-cell table:style-name="ce1193"/>
          <table:table-cell table:style-name="ce1203"/>
          <table:table-cell table:style-name="ce1211"/>
          <table:table-cell table:style-name="ce1219"/>
          <table:table-cell table:style-name="ce1224"/>
          <table:table-cell table:style-name="ce1215" table:formula="of:=IF([.F6];[.F6];[.E6])" office:value-type="currency" office:currency="USD" office:value="0" calcext:value-type="currency">
            <text:p>$0.00</text:p>
          </table:table-cell>
          <table:table-cell table:style-name="ce1226" office:value-type="currency" office:currency="USD" office:value="43" calcext:value-type="currency">
            <text:p>$43.00</text:p>
          </table:table-cell>
          <table:table-cell table:style-name="ce1219" table:number-columns-repeated="2"/>
          <table:table-cell table:style-name="ce1217" table:formula="of:=IF([.J6];[.J6];[.I6])" office:value-type="currency" office:currency="USD" office:value="0" calcext:value-type="currency">
            <text:p>$0.00</text:p>
          </table:table-cell>
          <table:table-cell table:style-name="ce1217"/>
          <table:table-cell table:style-name="ce1226" office:value-type="currency" office:currency="USD" office:value="43" calcext:value-type="currency">
            <text:p>$43.00</text:p>
          </table:table-cell>
          <table:table-cell table:style-name="ce1244" office:value-type="string" calcext:value-type="string">
            <text:p>Ck 1012</text:p>
          </table:table-cell>
          <table:table-cell table:style-name="ce1251" office:value-type="date" office:date-value="2022-03-20" calcext:value-type="date">
            <text:p>03/20/22</text:p>
          </table:table-cell>
          <table:table-cell table:style-name="ce1217" office:value-type="string" calcext:value-type="string">
            <text:p>* some sales carried over from previous year</text:p>
          </table:table-cell>
          <table:table-cell table:style-name="ce1255" table:number-columns-repeated="3"/>
          <table:table-cell table:style-name="ce1258" table:number-columns-repeated="1004"/>
          <table:table-cell/>
        </table:table-row>
        <table:table-row table:style-name="ro22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kitty angel</text:p>
          </table:table-cell>
          <table:table-cell table:style-name="ce1218" office:value-type="currency" office:currency="USD" office:value="15" calcext:value-type="currency">
            <text:p>$15.00</text:p>
          </table:table-cell>
          <table:table-cell table:style-name="ce1218" office:value-type="currency" office:currency="USD" office:value="12" calcext:value-type="currency">
            <text:p>$12.00</text:p>
          </table:table-cell>
          <table:table-cell table:style-name="ce1215" table:formula="of:=IF([.F7];[.F7];[.E7])" office:value-type="currency" office:currency="USD" office:value="12" calcext:value-type="currency">
            <text:p>$12.00</text:p>
          </table:table-cell>
          <table:table-cell table:style-name="ce1218" table:number-columns-repeated="3"/>
          <table:table-cell table:style-name="ce1218" table:formula="of:=IF([.J7];[.J7];[.I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Canvas</text:p>
          </table:table-cell>
          <table:table-cell table:style-name="ce1218" office:value-type="currency" office:currency="USD" office:value="75" calcext:value-type="currency">
            <text:p>$75.00</text:p>
          </table:table-cell>
          <table:table-cell table:style-name="ce1218" office:value-type="currency" office:currency="USD" office:value="60" calcext:value-type="currency">
            <text:p>$60.00</text:p>
          </table:table-cell>
          <table:table-cell table:style-name="ce1215" table:formula="of:=IF([.F8];[.F8];[.E8])" office:value-type="currency" office:currency="USD" office:value="60" calcext:value-type="currency">
            <text:p>$60.00</text:p>
          </table:table-cell>
          <table:table-cell table:style-name="ce1218" table:number-columns-repeated="3"/>
          <table:table-cell table:style-name="ce1218" table:formula="of:=IF([.J8];[.J8];[.I8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3-19" calcext:value-type="date">
            <text:p>03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card*</text:p>
          </table:table-cell>
          <table:table-cell table:style-name="ce1218" table:number-columns-repeated="2"/>
          <table:table-cell table:style-name="ce1215" table:formula="of:=IF([.F9];[.F9];[.E9])" office:value-type="currency" office:currency="USD" office:value="0" calcext:value-type="currency">
            <text:p>$0.00</text:p>
          </table:table-cell>
          <table:table-cell table:style-name="ce1218"/>
          <table:table-cell table:style-name="ce1218" office:value-type="currency" office:currency="USD" office:value="3.25" calcext:value-type="currency">
            <text:p>$3.25</text:p>
          </table:table-cell>
          <table:table-cell table:style-name="ce1218"/>
          <table:table-cell table:style-name="ce1218" table:formula="of:=IF([.J9];[.J9];[.I9])" office:value-type="currency" office:currency="USD" office:value="3.25" calcext:value-type="currency">
            <text:p>$3.25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I purchased cards</text:p>
          </table:table-cell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4-15" calcext:value-type="date">
            <text:p>04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ramed Fairy</text:p>
          </table:table-cell>
          <table:table-cell table:style-name="ce1218" office:value-type="currency" office:currency="USD" office:value="22" calcext:value-type="currency">
            <text:p>$22.00</text:p>
          </table:table-cell>
          <table:table-cell table:style-name="ce1218" office:value-type="currency" office:currency="USD" office:value="19.8" calcext:value-type="currency">
            <text:p>$19.80</text:p>
          </table:table-cell>
          <table:table-cell table:style-name="ce1215" table:formula="of:=IF([.F10];[.F10];[.E10])" office:value-type="currency" office:currency="USD" office:value="19.8" calcext:value-type="currency">
            <text:p>$19.80</text:p>
          </table:table-cell>
          <table:table-cell table:style-name="ce1218" table:number-columns-repeated="3"/>
          <table:table-cell table:style-name="ce1218" table:formula="of:=IF([.J10];[.J10];[.I1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6-12" calcext:value-type="date">
            <text:p>06/12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Fox</text:p>
          </table:table-cell>
          <table:table-cell table:style-name="ce1218" office:value-type="currency" office:currency="USD" office:value="10" calcext:value-type="currency">
            <text:p>$10.00</text:p>
          </table:table-cell>
          <table:table-cell table:style-name="ce1218"/>
          <table:table-cell table:style-name="ce1215" table:formula="of:=IF([.F11];[.F11];[.E11])" office:value-type="currency" office:currency="USD" office:value="10" calcext:value-type="currency">
            <text:p>$10.00</text:p>
          </table:table-cell>
          <table:table-cell table:style-name="ce1218" table:number-columns-repeated="3"/>
          <table:table-cell table:style-name="ce1218" table:formula="of:=IF([.J11];[.J11];[.I1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6-25" calcext:value-type="date">
            <text:p>06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Mermaid Pillow</text:p>
          </table:table-cell>
          <table:table-cell table:style-name="ce1218" office:value-type="currency" office:currency="USD" office:value="32" calcext:value-type="currency">
            <text:p>$32.00</text:p>
          </table:table-cell>
          <table:table-cell table:style-name="ce1218"/>
          <table:table-cell table:style-name="ce1215" table:formula="of:=IF([.F12];[.F12];[.E12])" office:value-type="currency" office:currency="USD" office:value="32" calcext:value-type="currency">
            <text:p>$32.00</text:p>
          </table:table-cell>
          <table:table-cell table:style-name="ce1218" table:number-columns-repeated="3"/>
          <table:table-cell table:style-name="ce1218" table:formula="of:=IF([.J12];[.J12];[.I1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07-24" calcext:value-type="date">
            <text:p>07/2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Wallet</text:p>
          </table:table-cell>
          <table:table-cell table:style-name="ce1218" office:value-type="currency" office:currency="USD" office:value="25" calcext:value-type="currency">
            <text:p>$25.00</text:p>
          </table:table-cell>
          <table:table-cell table:style-name="ce1218"/>
          <table:table-cell table:style-name="ce1215" table:formula="of:=IF([.F13];[.F13];[.E13])" office:value-type="currency" office:currency="USD" office:value="25" calcext:value-type="currency">
            <text:p>$25.00</text:p>
          </table:table-cell>
          <table:table-cell table:style-name="ce1218" table:number-columns-repeated="3"/>
          <table:table-cell table:style-name="ce1218" table:formula="of:=IF([.J13];[.J13];[.I1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. Card</text:p>
          </table:table-cell>
          <table:table-cell table:style-name="ce1220" office:value-type="currency" office:currency="USD" office:value="3.5" calcext:value-type="currency">
            <text:p>$3.50</text:p>
          </table:table-cell>
          <table:table-cell table:style-name="ce1220" office:value-type="currency" office:currency="USD" office:value="3.15" calcext:value-type="currency">
            <text:p>$3.15</text:p>
          </table:table-cell>
          <table:table-cell table:style-name="ce1215" table:formula="of:=IF([.F14];[.F14];[.E14])" office:value-type="currency" office:currency="USD" office:value="3.15" calcext:value-type="currency">
            <text:p>$3.15</text:p>
          </table:table-cell>
          <table:table-cell table:style-name="ce1220" table:number-columns-repeated="3"/>
          <table:table-cell table:style-name="ce1218" table:formula="of:=IF([.J14];[.J14];[.I14])" office:value-type="currency" office:currency="USD" office:value="0" calcext:value-type="currency">
            <text:p>$0.00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CM card*</text:p>
          </table:table-cell>
          <table:table-cell table:style-name="ce1221"/>
          <table:table-cell table:style-name="ce1206"/>
          <table:table-cell table:style-name="ce1215" table:formula="of:=IF([.F15];[.F15];[.E15])" office:value-type="currency" office:currency="USD" office:value="0" calcext:value-type="currency">
            <text:p>$0.00</text:p>
          </table:table-cell>
          <table:table-cell table:style-name="ce1220"/>
          <table:table-cell table:style-name="ce1220" office:value-type="currency" office:currency="USD" office:value="3.25" calcext:value-type="currency">
            <text:p>$3.25</text:p>
          </table:table-cell>
          <table:table-cell table:style-name="ce1220" office:value-type="currency" office:currency="USD" office:value="2.93" calcext:value-type="currency">
            <text:p>$2.93</text:p>
          </table:table-cell>
          <table:table-cell table:style-name="ce1218" table:formula="of:=IF([.J15];[.J15];[.I15])" office:value-type="currency" office:currency="USD" office:value="2.93" calcext:value-type="currency">
            <text:p>$2.93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 office:value-type="string" calcext:value-type="string">
            <text:p>* I purchased cards</text:p>
          </table:table-cell>
          <table:table-cell table:number-columns-repeated="1008"/>
        </table:table-row>
        <table:table-row table:style-name="ro1">
          <table:table-cell table:style-name="ce1184"/>
          <table:table-cell table:style-name="ce1194" office:value-type="date" office:date-value="2022-08-04" calcext:value-type="date">
            <text:p>08/04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 Angel Ornament</text:p>
          </table:table-cell>
          <table:table-cell table:style-name="ce1220" office:value-type="currency" office:currency="USD" office:value="10" calcext:value-type="currency">
            <text:p>$10.00</text:p>
          </table:table-cell>
          <table:table-cell table:style-name="ce1220"/>
          <table:table-cell table:style-name="ce1215" table:formula="of:=IF([.F16];[.F16];[.E16])" office:value-type="currency" office:currency="USD" office:value="10" calcext:value-type="currency">
            <text:p>$10.00</text:p>
          </table:table-cell>
          <table:table-cell table:style-name="ce1220" table:number-columns-repeated="3"/>
          <table:table-cell table:style-name="ce1218" table:formula="of:=IF([.J16];[.J16];[.I16])" office:value-type="currency" office:currency="USD" office:value="0" calcext:value-type="currency">
            <text:p>$0.00</text:p>
          </table:table-cell>
          <table:table-cell table:style-name="ce1218"/>
          <table:table-cell table:style-name="ce1235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/>
          <table:table-cell table:style-name="ce1225"/>
          <table:table-cell table:style-name="ce1215" table:formula="of:=IF([.F17];[.F17];[.E17])" office:value-type="currency" office:currency="USD" office:value="0" calcext:value-type="currency">
            <text:p>$0.00</text:p>
          </table:table-cell>
          <table:table-cell table:style-name="ce1227" office:value-type="currency" office:currency="USD" office:value="171.95" calcext:value-type="currency">
            <text:p>$171.95</text:p>
          </table:table-cell>
          <table:table-cell table:style-name="ce1218" table:number-columns-repeated="2"/>
          <table:table-cell table:style-name="ce1218" table:formula="of:=IF([.J17];[.J17];[.I17])" office:value-type="currency" office:currency="USD" office:value="0" calcext:value-type="currency">
            <text:p>$0.00</text:p>
          </table:table-cell>
          <table:table-cell table:style-name="ce1218"/>
          <table:table-cell table:style-name="ce1236" office:value-type="currency" office:currency="USD" office:value="171.95" calcext:value-type="currency">
            <text:p>$171.95</text:p>
          </table:table-cell>
          <table:table-cell table:style-name="ce1246" office:value-type="float" office:value="1042" calcext:value-type="float">
            <text:p>1042</text:p>
          </table:table-cell>
          <table:table-cell table:style-name="ce1251" office:value-type="date" office:date-value="2022-08-27" calcext:value-type="date">
            <text:p>08/27/22</text:p>
          </table:table-cell>
          <table:table-cell table:style-name="ce1218"/>
          <table:table-cell table:number-columns-repeated="1008"/>
        </table:table-row>
        <table:table-row table:style-name="ro1">
          <table:table-cell table:style-name="ce1186"/>
          <table:table-cell table:style-name="ce1196" office:value-type="date" office:date-value="2022-07-21" calcext:value-type="date">
            <text:p>07/21/22</text:p>
          </table:table-cell>
          <table:table-cell table:style-name="ce1205" office:value-type="string" calcext:value-type="string">
            <text:p>1</text:p>
          </table:table-cell>
          <table:table-cell table:style-name="ce1213" office:value-type="string" calcext:value-type="string">
            <text:p>Day Dreamer</text:p>
          </table:table-cell>
          <table:table-cell table:style-name="ce1222" office:value-type="currency" office:currency="USD" office:value="18" calcext:value-type="currency">
            <text:p>$18.00</text:p>
          </table:table-cell>
          <table:table-cell table:style-name="ce1222" office:value-type="currency" office:currency="USD" office:value="14.4" calcext:value-type="currency">
            <text:p>$14.40</text:p>
          </table:table-cell>
          <table:table-cell table:style-name="ce1215" table:formula="of:=IF([.F18];[.F18];[.E18])" office:value-type="currency" office:currency="USD" office:value="14.4" calcext:value-type="currency">
            <text:p>$14.40</text:p>
          </table:table-cell>
          <table:table-cell table:style-name="ce1222" table:number-columns-repeated="3"/>
          <table:table-cell table:style-name="ce1218" table:formula="of:=IF([.J18];[.J18];[.I18])" office:value-type="currency" office:currency="USD" office:value="0" calcext:value-type="currency">
            <text:p>$0.00</text:p>
          </table:table-cell>
          <table:table-cell table:style-name="ce1218"/>
          <table:table-cell table:style-name="ce1237"/>
          <table:table-cell table:style-name="ce1247"/>
          <table:table-cell table:style-name="ce1196"/>
          <table:table-cell table:style-name="ce1222" office:value-type="string" calcext:value-type="string">
            <text:p>* wasnt sure whos print not paid out.</text:p>
          </table:table-cell>
          <table:table-cell table:style-name="ce1256" table:number-columns-repeated="3"/>
          <table:table-cell table:style-name="ce1259" table:number-columns-repeated="1004"/>
          <table:table-cell/>
        </table:table-row>
        <table:table-row table:style-name="ro1">
          <table:table-cell table:style-name="ce799"/>
          <table:table-cell table:style-name="ce1197" office:value-type="date" office:date-value="2022-09-04" calcext:value-type="date">
            <text:p>09/04/22</text:p>
          </table:table-cell>
          <table:table-cell table:style-name="ce1206" office:value-type="float" office:value="1" calcext:value-type="float">
            <text:p>1</text:p>
          </table:table-cell>
          <table:table-cell table:style-name="ce1206" office:value-type="string" calcext:value-type="string">
            <text:p>Card-DA</text:p>
          </table:table-cell>
          <table:table-cell table:style-name="ce1221" office:value-type="currency" office:currency="USD" office:value="3.5" calcext:value-type="currency">
            <text:p>$3.50</text:p>
          </table:table-cell>
          <table:table-cell table:style-name="ce1206"/>
          <table:table-cell table:style-name="ce1215" table:formula="of:=IF([.F19];[.F19];[.E19])" office:value-type="currency" office:currency="USD" office:value="3.5" calcext:value-type="currency">
            <text:p>$3.50</text:p>
          </table:table-cell>
          <table:table-cell table:style-name="ce1228"/>
          <table:table-cell table:style-name="ce1206" table:number-columns-repeated="2"/>
          <table:table-cell table:style-name="ce1218" table:formula="of:=IF([.J19];[.J19];[.I19])" office:value-type="currency" office:currency="USD" office:value="0" calcext:value-type="currency">
            <text:p>$0.00</text:p>
          </table:table-cell>
          <table:table-cell table:style-name="ce1218"/>
          <table:table-cell table:style-name="ce1206" table:number-columns-repeated="4"/>
          <table:table-cell table:style-name="ce799" table:number-columns-repeated="1007"/>
          <table:table-cell/>
        </table:table-row>
        <table:table-row table:style-name="ro1">
          <table:table-cell table:style-name="ce1184"/>
          <table:table-cell table:style-name="ce1192" office:value-type="date" office:date-value="2022-09-25" calcext:value-type="date">
            <text:p>09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ern</text:p>
          </table:table-cell>
          <table:table-cell table:style-name="ce1221" office:value-type="currency" office:currency="USD" office:value="22" calcext:value-type="currency">
            <text:p>$22.00</text:p>
          </table:table-cell>
          <table:table-cell table:style-name="ce1206"/>
          <table:table-cell table:style-name="ce1215" table:formula="of:=IF([.F20];[.F20];[.E20])" office:value-type="currency" office:currency="USD" office:value="22" calcext:value-type="currency">
            <text:p>$22.00</text:p>
          </table:table-cell>
          <table:table-cell table:style-name="ce1218" table:number-columns-repeated="3"/>
          <table:table-cell table:style-name="ce1218" table:formula="of:=IF([.J20];[.J20];[.I2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10-15" calcext:value-type="date">
            <text:p>10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-Card*</text:p>
          </table:table-cell>
          <table:table-cell table:style-name="ce1218" table:number-columns-repeated="2"/>
          <table:table-cell table:style-name="ce1215"/>
          <table:table-cell table:style-name="ce1218" table:number-columns-repeated="3"/>
          <table:table-cell table:style-name="ce1218" table:formula="of:=IF([.J21];[.J21];[.I2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Owned Item </text:p>
          </table:table-cell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11-05" calcext:value-type="date">
            <text:p>11/0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– Print- Bear Clan</text:p>
          </table:table-cell>
          <table:table-cell table:style-name="ce1218" table:number-columns-repeated="2"/>
          <table:table-cell table:style-name="ce1215"/>
          <table:table-cell table:style-name="ce1218"/>
          <table:table-cell table:style-name="ce1218" office:value-type="currency" office:currency="USD" office:value="35" calcext:value-type="currency">
            <text:p>$35.00</text:p>
          </table:table-cell>
          <table:table-cell table:style-name="ce1218" office:value-type="currency" office:currency="USD" office:value="28" calcext:value-type="currency">
            <text:p>$28.00</text:p>
          </table:table-cell>
          <table:table-cell table:style-name="ce1218" table:formula="of:=IF([.J22];[.J22];[.I22])" office:value-type="currency" office:currency="USD" office:value="28" calcext:value-type="currency">
            <text:p>$28.00</text:p>
          </table:table-cell>
          <table:table-cell table:style-name="ce1229" office:value-type="currency" office:currency="USD" office:value="28" calcext:value-type="currency">
            <text:p>$28.00</text:p>
          </table:table-cell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11-04" calcext:value-type="date">
            <text:p>11/0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in Archway</text:p>
          </table:table-cell>
          <table:table-cell table:style-name="ce1218" office:value-type="currency" office:currency="USD" office:value="18" calcext:value-type="currency">
            <text:p>$18.00</text:p>
          </table:table-cell>
          <table:table-cell table:style-name="ce1218" office:value-type="currency" office:currency="USD" office:value="14.4" calcext:value-type="currency">
            <text:p>$14.40</text:p>
          </table:table-cell>
          <table:table-cell table:style-name="ce1215" table:formula="of:=IF([.F23];[.F23];[.E23])" office:value-type="currency" office:currency="USD" office:value="14.4" calcext:value-type="currency">
            <text:p>$14.40</text:p>
          </table:table-cell>
          <table:table-cell table:style-name="ce1218" table:number-columns-repeated="3"/>
          <table:table-cell table:style-name="ce1218" table:formula="of:=IF([.J23];[.J23];[.I2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11-27" calcext:value-type="date">
            <text:p>11/27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4];[.F24];[.E24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4];[.J24];[.I2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2" office:value-type="date" office:date-value="2022-12-19" calcext:value-type="date">
            <text:p>12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5];[.F25];[.E25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5];[.J25];[.I25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6];[.F26];[.E26])" office:value-type="currency" office:currency="USD" office:value="0" calcext:value-type="currency">
            <text:p>$0.00</text:p>
          </table:table-cell>
          <table:table-cell table:style-name="ce1229" table:formula="of:=SUM([.G18:.G25])" office:value-type="currency" office:currency="USD" office:value="111.3" calcext:value-type="currency">
            <text:p>$111.30</text:p>
          </table:table-cell>
          <table:table-cell table:style-name="ce1218" table:number-columns-repeated="2"/>
          <table:table-cell table:style-name="ce1218" table:formula="of:=IF([.J26];[.J26];[.I26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7];[.F27];[.E27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7];[.J27];[.I2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8];[.F28];[.E28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8];[.J28];[.I28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9];[.F29];[.E29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9];[.J29];[.I29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0];[.F30];[.E30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0];[.J30];[.I3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1];[.F31];[.E31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1];[.J31];[.I3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6"/>
          <table:table-cell table:style-name="ce1218" table:formula="of:=IF([.J32];[.J32];[.I3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 table:number-rows-repeated="1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8"/>
        </table:table-row>
        <table:table-row table:style-name="ro1" table:number-rows-repeated="11">
          <table:table-cell table:style-name="ce1184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rrors in Sales" table:style-name="ta11" table:print="false">
        <table:table-column table:style-name="co87" table:default-cell-style-name="ce1264"/>
        <table:table-column table:style-name="co73" table:default-cell-style-name="ce1268"/>
        <table:table-column table:style-name="co88" table:default-cell-style-name="ce524"/>
        <table:table-column table:style-name="co89" table:default-cell-style-name="ce799"/>
        <table:table-column table:style-name="co90" table:default-cell-style-name="ce803"/>
        <table:table-column table:style-name="co91" table:default-cell-style-name="ce803"/>
        <table:table-column table:style-name="co92" table:default-cell-style-name="ce803"/>
        <table:table-column table:style-name="co93" table:default-cell-style-name="ce1276"/>
        <table:table-column table:style-name="co94" table:default-cell-style-name="ce1278"/>
        <table:table-column table:style-name="co95" table:default-cell-style-name="ce1278"/>
        <table:table-column table:style-name="co96" table:default-cell-style-name="ce1278"/>
        <table:table-column table:style-name="co97" table:default-cell-style-name="ce1280"/>
        <table:table-column table:style-name="co98" table:default-cell-style-name="ce1280"/>
        <table:table-column table:style-name="co2" table:default-cell-style-name="ce1278"/>
        <table:table-column table:style-name="co99" table:default-cell-style-name="ce1280"/>
        <table:table-column table:style-name="co2" table:number-columns-repeated="1009" table:default-cell-style-name="ce1280"/>
        <table:table-row table:style-name="ro1">
          <table:table-cell table:style-name="ce1261"/>
          <table:table-cell table:style-name="ce1265" office:value-type="string" calcext:value-type="string">
            <text:p>Date of Rpt</text:p>
          </table:table-cell>
          <table:table-cell table:style-name="ce1265" office:value-type="string" calcext:value-type="string">
            <text:p>Item Missing</text:p>
          </table:table-cell>
          <table:table-cell table:style-name="ce1265" office:value-type="string" calcext:value-type="string">
            <text:p>Item not mine</text:p>
          </table:table-cell>
          <table:table-cell table:style-name="ce1272" office:value-type="string" calcext:value-type="string">
            <text:p>Amount</text:p>
          </table:table-cell>
          <table:table-cell table:style-name="ce1272" office:value-type="string" calcext:value-type="string">
            <text:p>Paid back</text:p>
          </table:table-cell>
          <table:table-cell table:style-name="ce1272" office:value-type="string" calcext:value-type="string">
            <text:p>Paid to me</text:p>
          </table:table-cell>
          <table:table-cell table:style-name="ce1274" office:value-type="string" calcext:value-type="string">
            <text:p>date</text:p>
          </table:table-cell>
          <table:table-cell table:style-name="ce1272" office:value-type="string" calcext:value-type="string">
            <text:p>Rectified</text:p>
          </table:table-cell>
          <table:table-cell table:style-name="ce1272" table:number-columns-repeated="2"/>
          <table:table-cell table:style-name="ce1265" table:number-columns-repeated="2"/>
          <table:table-cell table:style-name="ce1272"/>
          <table:table-cell table:style-name="ce1281"/>
          <table:table-cell table:style-name="ce1284" table:number-columns-repeated="1009"/>
        </table:table-row>
        <table:table-row table:style-name="ro1">
          <table:table-cell table:style-name="ce1262"/>
          <table:table-cell table:style-name="ce1266" office:value-type="date" office:date-value="2022-03-20" calcext:value-type="date">
            <text:p>03/20/22</text:p>
          </table:table-cell>
          <table:table-cell table:style-name="ce1269"/>
          <table:table-cell table:style-name="ce1271" office:value-type="string" calcext:value-type="string">
            <text:p>Rochester Soda Bottle </text:p>
          </table:table-cell>
          <table:table-cell table:number-columns-repeated="2" table:style-name="ce1273" office:value-type="currency" office:currency="USD" office:value="12" calcext:value-type="currency">
            <text:p>$12.00</text:p>
          </table:table-cell>
          <table:table-cell table:style-name="ce1273"/>
          <table:table-cell table:style-name="ce1275" office:value-type="date" office:date-value="2022-04-22" calcext:value-type="date">
            <text:p>04/22/22</text:p>
          </table:table-cell>
          <table:table-cell table:style-name="ce1273" office:value-type="string" calcext:value-type="string">
            <text:p>4/21/22 invoice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262"/>
          <table:table-cell table:style-name="ce1266" office:value-type="date" office:date-value="2002-03-24" calcext:value-type="date">
            <text:p>03/24/02</text:p>
          </table:table-cell>
          <table:table-cell table:style-name="ce1270" office:value-type="string" calcext:value-type="string">
            <text:p>Tag for Sachet but not on sales sheet</text:p>
          </table:table-cell>
          <table:table-cell table:style-name="ce1271"/>
          <table:table-cell table:style-name="ce1273" office:value-type="currency" office:currency="USD" office:value="4.5" calcext:value-type="currency">
            <text:p>$4.50</text:p>
          </table:table-cell>
          <table:table-cell table:style-name="ce1273"/>
          <table:table-cell table:style-name="ce1273" office:value-type="currency" office:currency="USD" office:value="4.5" calcext:value-type="currency">
            <text:p>$4.50</text:p>
          </table:table-cell>
          <table:table-cell table:style-name="ce1275" office:value-type="date" office:date-value="2022-04-22" calcext:value-type="date">
            <text:p>04/22/22</text:p>
          </table:table-cell>
          <table:table-cell table:style-name="ce1277" office:value-type="string" calcext:value-type="string">
            <text:p>paid back 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7">
          <table:table-cell table:style-name="ce1262"/>
          <table:table-cell table:style-name="ce1266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59">
          <table:table-cell table:style-name="ce1262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>
          <table:table-cell table:style-name="ce1263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Bought Inventory" table:style-name="ta10" table:print="false">
        <table:table-column table:style-name="co73" table:default-cell-style-name="ce1293"/>
        <table:table-column table:style-name="co74" table:default-cell-style-name="ce1293"/>
        <table:table-column table:style-name="co158" table:default-cell-style-name="ce1293"/>
        <table:table-column table:style-name="co2" table:default-cell-style-name="ce1301"/>
        <table:table-column table:style-name="co2" table:default-cell-style-name="ce1293"/>
        <table:table-column table:style-name="co159" table:default-cell-style-name="ce1309"/>
        <table:table-column table:style-name="co160" table:default-cell-style-name="ce1293"/>
        <table:table-column table:style-name="co80" table:default-cell-style-name="ce1312"/>
        <table:table-column table:style-name="co85" table:default-cell-style-name="ce1315"/>
        <table:table-column table:style-name="co85" table:default-cell-style-name="ce1312"/>
        <table:table-column table:style-name="co2" table:default-cell-style-name="ce1312"/>
        <table:table-column table:style-name="co86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37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38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3-02-13" calcext:value-type="date">
            <text:p>02/13/23</text:p>
          </table:table-cell>
          <table:table-cell table:style-name="ce1297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286"/>
          <table:table-cell table:style-name="ce1297" office:value-type="date" office:date-value="2023-02-14" calcext:value-type="date">
            <text:p>02/14/23</text:p>
          </table:table-cell>
          <table:table-cell table:style-name="ce1297" office:value-type="date" office:date-value="2022-02-18" calcext:value-type="date">
            <text:p>02/18/22</text:p>
          </table:table-cell>
          <table:table-cell table:style-name="ce1305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39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40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286"/>
          <table:table-cell table:style-name="ce1297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3" table:number-columns-repeated="2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5" table:default-cell-style-name="ce529"/>
        <table:table-column table:style-name="co106" table:default-cell-style-name="Default"/>
        <table:table-column table:style-name="co10" table:number-columns-repeated="1018" table:default-cell-style-name="Default"/>
        <table:table-row table:style-name="ro27">
          <table:table-cell table:style-name="ce1168" office:value-type="string" calcext:value-type="string">
            <text:p>Date</text:p>
          </table:table-cell>
          <table:table-cell table:style-name="ce1168" office:value-type="string" calcext:value-type="string">
            <text:p>Item Description</text:p>
          </table:table-cell>
          <table:table-cell table:style-name="ce1168" office:value-type="string" calcext:value-type="string">
            <text:p>Reason for lost</text:p>
          </table:table-cell>
          <table:table-cell table:style-name="ce1168"/>
          <table:table-cell table:style-name="ce1319" office:value-type="string" calcext:value-type="string">
            <text:p>Amount Loss</text:p>
          </table:table-cell>
          <table:table-cell table:style-name="ce1168" office:value-type="string" calcext:value-type="string">
            <text:p>Priced Paid</text:p>
          </table:table-cell>
          <table:table-cell table:style-name="ce1168" table:number-columns-repeated="1018"/>
        </table:table-row>
        <table:table-row table:style-name="ro28">
          <table:table-cell table:style-name="ce1318" office:value-type="date" office:date-value="2022-09-01" calcext:value-type="date">
            <text:p>09/01/22</text:p>
          </table:table-cell>
          <table:table-cell table:style-name="ce1168" office:value-type="string" calcext:value-type="string">
            <text:p>Patch </text:p>
          </table:table-cell>
          <table:table-cell table:style-name="ce1168" office:value-type="string" calcext:value-type="string">
            <text:p>gift to Chelsea</text:p>
          </table:table-cell>
          <table:table-cell table:style-name="ce1168"/>
          <table:table-cell table:style-name="ce1319" office:value-type="currency" office:currency="USD" office:value="5.5" calcext:value-type="currency">
            <text:p>$5.50</text:p>
          </table:table-cell>
          <table:table-cell table:style-name="ce1168" office:value-type="float" office:value="2.25" calcext:value-type="float">
            <text:p>2.25</text:p>
          </table:table-cell>
          <table:table-cell table:style-name="ce1168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23" table:print="false">
        <table:table-column table:style-name="co128" table:default-cell-style-name="Default"/>
        <table:table-column table:style-name="co129" table:default-cell-style-name="ce522"/>
        <table:table-column table:style-name="co130" table:default-cell-style-name="ce522"/>
        <table:table-column table:style-name="co2" table:default-cell-style-name="ce522"/>
        <table:table-column table:style-name="co132" table:default-cell-style-name="ce527"/>
        <table:table-column table:style-name="co133" table:default-cell-style-name="ce527"/>
        <table:table-column table:style-name="co134" table:default-cell-style-name="ce527"/>
        <table:table-column table:style-name="co135" table:default-cell-style-name="ce527"/>
        <table:table-column table:style-name="co43" table:default-cell-style-name="ce527"/>
        <table:table-column table:style-name="co137" table:default-cell-style-name="ce527"/>
        <table:table-column table:style-name="co138" table:default-cell-style-name="ce527"/>
        <table:table-column table:style-name="co161" table:default-cell-style-name="ce527"/>
        <table:table-column table:style-name="co139" table:default-cell-style-name="ce527"/>
        <table:table-column table:style-name="co140" table:number-columns-repeated="2" table:default-cell-style-name="ce527"/>
        <table:table-column table:style-name="co24" table:default-cell-style-name="ce522"/>
        <table:table-column table:style-name="co2" table:number-columns-repeated="1008" table:default-cell-style-name="ce522"/>
        <table:table-row table:style-name="ro32">
          <table:table-cell/>
          <table:table-cell table:style-name="ce1320" office:value-type="string" calcext:value-type="string">
            <text:p>Date</text:p>
          </table:table-cell>
          <table:table-cell table:style-name="ce1320" office:value-type="string" calcext:value-type="string">
            <text:p>Item</text:p>
          </table:table-cell>
          <table:table-cell table:style-name="ce1320" office:value-type="string" calcext:value-type="string">
            <text:p>Paid to</text:p>
          </table:table-cell>
          <table:table-cell table:style-name="ce1342" office:value-type="string" calcext:value-type="string">
            <text:p>General Shop Running Supplies</text:p>
          </table:table-cell>
          <table:table-cell table:style-name="ce1342" office:value-type="string" calcext:value-type="string">
            <text:p>Improvement to Shop</text:p>
          </table:table-cell>
          <table:table-cell table:style-name="ce1342" office:value-type="string" calcext:value-type="string">
            <text:p>Marketing</text:p>
          </table:table-cell>
          <table:table-cell table:style-name="ce1342" office:value-type="string" calcext:value-type="string">
            <text:p>Display</text:p>
          </table:table-cell>
          <table:table-cell table:style-name="ce1342" office:value-type="string" calcext:value-type="string">
            <text:p>Product Associated with Selling A Product</text:p>
          </table:table-cell>
          <table:table-cell table:style-name="ce1342" office:value-type="string" calcext:value-type="string">
            <text:p>Created Product Supplies</text:p>
          </table:table-cell>
          <table:table-cell table:style-name="ce1342" office:value-type="string" calcext:value-type="string">
            <text:p>Added Cost For Product</text:p>
          </table:table-cell>
          <table:table-cell table:style-name="ce1342" office:value-type="string" calcext:value-type="string">
            <text:p>Total Price</text:p>
          </table:table-cell>
          <table:table-cell table:style-name="ce1342" office:value-type="string" calcext:value-type="string">
            <text:p>tax</text:p>
          </table:table-cell>
          <table:table-cell table:style-name="ce1342" office:value-type="string" calcext:value-type="string">
            <text:p>tax credit</text:p>
          </table:table-cell>
          <table:table-cell table:style-name="ce1342" office:value-type="string" calcext:value-type="string">
            <text:p>shipping</text:p>
          </table:table-cell>
          <table:table-cell table:style-name="ce1320" office:value-type="string" calcext:value-type="string">
            <text:p>Credit Card or Cash</text:p>
          </table:table-cell>
          <table:table-cell table:style-name="ce1320" office:value-type="string" calcext:value-type="string">
            <text:p>Receipt</text:p>
          </table:table-cell>
          <table:table-cell table:style-name="ce1320"/>
          <table:table-cell table:number-columns-repeated="1006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31"/>
          <table:table-cell table:style-name="ce531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1" office:value-type="date" office:date-value="2022-03-29" calcext:value-type="date">
            <text:p>03/29/22</text:p>
          </table:table-cell>
          <table:table-cell table:style-name="ce523" office:value-type="string" calcext:value-type="string">
            <text:p>Supplies for creating to sell</text:p>
          </table:table-cell>
          <table:table-cell table:style-name="ce523" office:value-type="string" calcext:value-type="string">
            <text:p>Goodwill</text:p>
          </table:table-cell>
          <table:table-cell table:style-name="ce528" table:number-columns-repeated="5"/>
          <table:table-cell table:style-name="ce528" office:value-type="currency" office:currency="USD" office:value="37" calcext:value-type="currency">
            <text:p>$37.00</text:p>
          </table:table-cell>
          <table:table-cell table:style-name="ce528"/>
          <table:table-cell table:style-name="ce528" office:value-type="currency" office:currency="USD" office:value="37" calcext:value-type="currency">
            <text:p>$37.00</text:p>
          </table:table-cell>
          <table:table-cell table:style-name="ce528" office:value-type="currency" office:currency="USD" office:value="3.76" calcext:value-type="currency">
            <text:p>$3.76</text:p>
          </table:table-cell>
          <table:table-cell table:style-name="ce528" table:number-columns-repeated="2"/>
          <table:table-cell table:style-name="ce523" office:value-type="string" calcext:value-type="string">
            <text:p>credit card </text:p>
          </table:table-cell>
          <table:table-cell table:style-name="ce523" office:value-type="string" calcext:value-type="string">
            <text:p>hardcopy</text:p>
          </table:table-cell>
          <table:table-cell table:style-name="ce523" table:number-columns-repeated="1007"/>
        </table:table-row>
        <table:table-row table:style-name="ro1">
          <table:table-cell/>
          <table:table-cell table:style-name="ce520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29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31"/>
          <table:table-cell table:style-name="ce531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31"/>
          <table:table-cell table:style-name="ce531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25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5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30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29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31"/>
          <table:table-cell table:style-name="ce531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20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32" office:value-type="currency" office:currency="USD" office:value="0.82" calcext:value-type="currency">
            <text:p>$0.82</text:p>
          </table:table-cell>
          <table:table-cell table:style-name="ce532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table:style-name="ce524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4" calcext:value-type="date">
            <text:p>10/04/22</text:p>
          </table:table-cell>
          <table:table-cell table:style-name="ce524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20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18"/>
          <table:table-cell table:style-name="ce520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33"/>
          <table:table-cell table:style-name="ce533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33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20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35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8" table:default-cell-style-name="ce1345"/>
        <table:table-column table:style-name="co109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110" table:default-cell-style-name="ce1358"/>
        <table:table-column table:style-name="co111" table:default-cell-style-name="ce1358"/>
        <table:table-column table:style-name="co111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2" table:number-columns-repeated="1013" table:default-cell-style-name="ce1345"/>
        <table:table-row table:style-name="ro1">
          <table:table-cell table:style-name="ce1343"/>
          <table:table-cell table:style-name="ce1346" office:value-type="string" calcext:value-type="string">
            <text:p>Date</text:p>
          </table:table-cell>
          <table:table-cell table:style-name="ce1346" office:value-type="string" calcext:value-type="string">
            <text:p>Item</text:p>
          </table:table-cell>
          <table:table-cell table:style-name="ce1346" office:value-type="string" calcext:value-type="string">
            <text:p>Category</text:p>
          </table:table-cell>
          <table:table-cell table:style-name="ce1354" office:value-type="string" calcext:value-type="string">
            <text:p>Total Price</text:p>
          </table:table-cell>
          <table:table-cell table:style-name="ce1354" office:value-type="string" calcext:value-type="string">
            <text:p>Tax</text:p>
          </table:table-cell>
          <table:table-cell table:style-name="ce1354" office:value-type="string" calcext:value-type="string">
            <text:p>Shipping</text:p>
          </table:table-cell>
          <table:table-cell table:style-name="ce1346" office:value-type="string" calcext:value-type="string">
            <text:p>Credit Card or Cash</text:p>
          </table:table-cell>
          <table:table-cell table:style-name="ce1346" office:value-type="string" calcext:value-type="string">
            <text:p>Store/Entity</text:p>
          </table:table-cell>
          <table:table-cell table:style-name="ce1346" office:value-type="string" calcext:value-type="string">
            <text:p>Receipt</text:p>
          </table:table-cell>
          <table:table-cell table:style-name="ce1359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1-20" calcext:value-type="date">
            <text:p>01/20/22</text:p>
          </table:table-cell>
          <table:table-cell table:style-name="ce1349" office:value-type="string" calcext:value-type="string">
            <text:p>Sadies Bookcase</text:p>
          </table:table-cell>
          <table:table-cell table:style-name="ce1349" office:value-type="string" calcext:value-type="string">
            <text:p>display</text:p>
          </table:table-cell>
          <table:table-cell table:style-name="ce1355" office:value-type="currency" office:currency="USD" office:value="150" calcext:value-type="currency">
            <text:p>$150.00</text:p>
          </table:table-cell>
          <table:table-cell table:style-name="ce1355" office:value-type="string" calcext:value-type="string">
            <text:p>X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he Shops West Ridge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15.45" calcext:value-type="currency">
            <text:p>$115.45</text:p>
          </table:table-cell>
          <table:table-cell table:style-name="ce1355" office:value-type="currency" office:currency="USD" office:value="8.55" calcext:value-type="currency">
            <text:p>$8.55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Flooring</text:p>
          </table:table-cell>
          <table:table-cell table:style-name="ce1349" office:value-type="string" calcext:value-type="string">
            <text:p>start up <text:s/></text:p>
          </table:table-cell>
          <table:table-cell table:style-name="ce1355" office:value-type="currency" office:currency="USD" office:value="312.96" calcext:value-type="currency">
            <text:p>$312.96</text:p>
          </table:table-cell>
          <table:table-cell table:style-name="ce1355" office:value-type="currency" office:currency="USD" office:value="23.18" calcext:value-type="currency">
            <text:p>$23.18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L Flooring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10" calcext:value-type="date">
            <text:p>03/10/22</text:p>
          </table:table-cell>
          <table:table-cell table:style-name="ce1349" office:value-type="string" calcext:value-type="string">
            <text:p>Supplies for displays – blackboard signs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20.52" calcext:value-type="currency">
            <text:p>$20.52</text:p>
          </table:table-cell>
          <table:table-cell table:style-name="ce1355" office:value-type="currency" office:currency="USD" office:value="1.52" calcext:value-type="currency">
            <text:p>$1.52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arge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13" calcext:value-type="date">
            <text:p>03/13/22</text:p>
          </table:table-cell>
          <table:table-cell table:style-name="ce1352" office:value-type="string" calcext:value-type="string">
            <text:p>Return of Part Flooring</text:p>
          </table:table-cell>
          <table:table-cell table:style-name="ce1352"/>
          <table:table-cell table:style-name="ce1356" office:value-type="currency" office:currency="USD" office:value="-37.07" calcext:value-type="currency">
            <text:p>-$37.07</text:p>
          </table:table-cell>
          <table:table-cell table:style-name="ce1356" office:value-type="currency" office:currency="USD" office:value="2.75" calcext:value-type="currency">
            <text:p>$2.75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L Flooring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5]+[.E6]" office:value-type="currency" office:currency="USD" office:value="561.86" calcext:value-type="currency">
            <text:p>$561.86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8" office:value-type="date" office:date-value="2022-03-16" calcext:value-type="date">
            <text:p>03/16/22</text:p>
          </table:table-cell>
          <table:table-cell table:style-name="ce1352" office:value-type="string" calcext:value-type="string">
            <text:p>Return Gold Paint</text:p>
          </table:table-cell>
          <table:table-cell table:style-name="ce1352"/>
          <table:table-cell table:style-name="ce1356" office:value-type="currency" office:currency="USD" office:value="-21.58" calcext:value-type="currency">
            <text:p>-$21.58</text:p>
          </table:table-cell>
          <table:table-cell table:style-name="ce1356" office:value-type="currency" office:currency="USD" office:value="1.6" calcext:value-type="currency">
            <text:p>$1.6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 copy</text:p>
          </table:table-cell>
          <table:table-cell table:style-name="ce1355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7" office:value-type="date" office:date-value="2022-04-13" calcext:value-type="date">
            <text:p>04/13/22</text:p>
          </table:table-cell>
          <table:table-cell table:style-name="ce1349" office:value-type="string" calcext:value-type="string">
            <text:p>Risers and Shelving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12.21" calcext:value-type="currency">
            <text:p>$12.21</text:p>
          </table:table-cell>
          <table:table-cell table:style-name="ce1355" office:value-type="currency" office:currency="USD" office:value="0.88" calcext:value-type="currency">
            <text:p>$0.88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reasure Depo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7]+[.E8]" office:value-type="currency" office:currency="USD" office:value="552.49" calcext:value-type="currency">
            <text:p>$552.49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2" calcext:value-type="date">
            <text:p>03/02/22</text:p>
          </table:table-cell>
          <table:table-cell table:style-name="ce1349" office:value-type="string" calcext:value-type="string">
            <text:p>Roller and Paint Brush</text:p>
          </table:table-cell>
          <table:table-cell table:style-name="ce1349" office:value-type="string" calcext:value-type="string">
            <text:p>Supplies</text:p>
          </table:table-cell>
          <table:table-cell table:style-name="ce1355" office:value-type="currency" office:currency="USD" office:value="24.26" calcext:value-type="currency">
            <text:p>$24.26</text:p>
          </table:table-cell>
          <table:table-cell table:style-name="ce1355" office:value-type="currency" office:currency="USD" office:value="1.8" calcext:value-type="currency">
            <text:p>$1.8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3" office:value-type="string" calcext:value-type="string">
            <text:p>Returned Gallon of Paint due to color</text:p>
          </table:table-cell>
          <table:table-cell table:style-name="ce1352" office:value-type="string" calcext:value-type="string">
            <text:p>start up paint</text:p>
          </table:table-cell>
          <table:table-cell table:style-name="ce1356" office:value-type="currency" office:currency="USD" office:value="-41.01" calcext:value-type="currency">
            <text:p>-$41.01</text:p>
          </table:table-cell>
          <table:table-cell table:style-name="ce1356" office:value-type="currency" office:currency="USD" office:value="3.03" calcext:value-type="currency">
            <text:p>$3.03</text:p>
          </table:table-cell>
          <table:table-cell table:style-name="ce1356"/>
          <table:table-cell table:style-name="ce1352"/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9]+[.E10]" office:value-type="currency" office:currency="USD" office:value="535.74" calcext:value-type="currency">
            <text:p>$535.74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4" calcext:value-type="date">
            <text:p>03/04/22</text:p>
          </table:table-cell>
          <table:table-cell table:style-name="ce1349" office:value-type="string" calcext:value-type="string">
            <text:p>Qtr. Round Floor Moulding and Metallic Paint</text:p>
          </table:table-cell>
          <table:table-cell table:style-name="ce1349" office:value-type="string" calcext:value-type="string">
            <text:p>Start up </text:p>
          </table:table-cell>
          <table:table-cell table:style-name="ce1355" office:value-type="currency" office:currency="USD" office:value="53.98" calcext:value-type="currency">
            <text:p>$53.98</text:p>
          </table:table-cell>
          <table:table-cell table:style-name="ce1355" office:value-type="currency" office:currency="USD" office:value="4" calcext:value-type="currency">
            <text:p>$4.0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2" office:value-type="string" calcext:value-type="string">
            <text:p>Qtr Round Returned</text:p>
          </table:table-cell>
          <table:table-cell table:style-name="ce1352" office:value-type="string" calcext:value-type="string">
            <text:p>wrong size</text:p>
          </table:table-cell>
          <table:table-cell table:style-name="ce1356" office:value-type="currency" office:currency="USD" office:value="-32.4" calcext:value-type="currency">
            <text:p>-$32.40</text:p>
          </table:table-cell>
          <table:table-cell table:style-name="ce1356" office:value-type="currency" office:currency="USD" office:value="2.4" calcext:value-type="currency">
            <text:p>$2.4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11]+[.E12]" office:value-type="currency" office:currency="USD" office:value="557.32" calcext:value-type="currency">
            <text:p>$557.32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Blue Towel Roll and Roller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4.17" calcext:value-type="currency">
            <text:p>$14.17</text:p>
          </table:table-cell>
          <table:table-cell table:style-name="ce1355" office:value-type="currency" office:currency="USD" office:value="1.05" calcext:value-type="currency">
            <text:p>$1.05</text:p>
          </table:table-cell>
          <table:table-cell table:style-name="ce1355"/>
          <table:table-cell table:style-name="ce1349" office:value-type="string" calcext:value-type="string">
            <text:p>Mastercard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paint trays, tape, <text:s/>edger, brushes</text:p>
          </table:table-cell>
          <table:table-cell table:style-name="ce1349" office:value-type="string" calcext:value-type="string">
            <text:p>Paint Supplies for Start up</text:p>
          </table:table-cell>
          <table:table-cell table:style-name="ce1355" office:value-type="currency" office:currency="USD" office:value="28.72" calcext:value-type="currency">
            <text:p>$28.72</text:p>
          </table:table-cell>
          <table:table-cell table:style-name="ce1355" office:value-type="currency" office:currency="USD" office:value="2.13" calcext:value-type="currency">
            <text:p>$2.13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Walmart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5" calcext:value-type="date">
            <text:p>03/05/22</text:p>
          </table:table-cell>
          <table:table-cell table:style-name="ce1349" office:value-type="string" calcext:value-type="string">
            <text:p>3 gallons of paint for paint over and new colors</text:p>
          </table:table-cell>
          <table:table-cell table:style-name="ce1349" office:value-type="string" calcext:value-type="string">
            <text:p>paint <text:s/></text:p>
          </table:table-cell>
          <table:table-cell table:style-name="ce1355" office:value-type="currency" office:currency="USD" office:value="71.99" calcext:value-type="currency">
            <text:p>$71.99</text:p>
          </table:table-cell>
          <table:table-cell table:style-name="ce1355" office:value-type="currency" office:currency="USD" office:value="5.33" calcext:value-type="currency">
            <text:p>$5.33</text:p>
          </table:table-cell>
          <table:table-cell table:style-name="ce1355"/>
          <table:table-cell table:style-name="ce1349"/>
          <table:table-cell table:style-name="ce1349" office:value-type="string" calcext:value-type="string">
            <text:p>Sherman William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9" table:number-columns-repeated="2"/>
          <table:table-cell table:style-name="ce1349" office:value-type="string" calcext:value-type="string">
            <text:p>total:</text:p>
          </table:table-cell>
          <table:table-cell table:style-name="ce1355" table:formula="of:=SUM([.E2:.F15])" office:value-type="currency" office:currency="USD" office:value="730.42" calcext:value-type="currency">
            <text:p>$730.42</text:p>
          </table:table-cell>
          <table:table-cell table:style-name="ce1355" table:number-columns-repeated="2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 table:number-rows-repeated="33">
          <table:table-cell table:style-name="ce1343"/>
          <table:table-cell table:style-name="ce1349" table:number-columns-repeated="3"/>
          <table:table-cell table:style-name="ce1355" table:number-columns-repeated="3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>
          <table:table-cell table:style-name="ce1343"/>
          <table:table-cell table:style-name="ce1351" table:number-columns-repeated="3"/>
          <table:table-cell table:style-name="ce1357" table:number-columns-repeated="3"/>
          <table:table-cell table:style-name="ce1351" table:number-columns-repeated="3"/>
          <table:table-cell table:style-name="ce1357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40" table:default-cell-style-name="ce592"/>
        <table:table-column table:style-name="co62" table:default-cell-style-name="ce596"/>
        <table:table-column table:style-name="co42" table:default-cell-style-name="ce608"/>
        <table:table-column table:style-name="co43" table:default-cell-style-name="ce608"/>
        <table:table-column table:style-name="co44" table:default-cell-style-name="ce625"/>
        <table:table-column table:style-name="co112" table:default-cell-style-name="ce598"/>
        <table:table-column table:style-name="co10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700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1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2">
          <table:table-cell table:style-name="ce589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3">
          <table:table-cell table:style-name="ce589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690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3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590"/>
          <table:table-cell table:style-name="ce597"/>
          <table:table-cell table:style-name="ce609" office:value-type="date" office:date-value="2022-03-19" calcext:value-type="date">
            <text:p>03/19/22</text:p>
          </table:table-cell>
          <table:table-cell table:style-name="ce620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Encore Choc. Sunflower Ukraine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number-columns-repeated="2" table:style-name="ce64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2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675" table:formula="of:=SUM([.H20]-[.I20])" office:value-type="currency" office:currency="USD" office:value="0" calcext:value-type="currency">
            <text:p>$0.00</text:p>
          </table:table-cell>
          <table:table-cell table:style-name="ce679" table:formula="of:=[.M20]*[.E20]" office:value-type="currency" office:currency="USD" office:value="0" calcext:value-type="currency">
            <text:p>$0.00</text:p>
          </table:table-cell>
          <table:table-cell table:style-name="ce620"/>
          <table:table-cell table:style-name="ce644" office:value-type="currency" office:currency="USD" office:value="3" calcext:value-type="currency">
            <text:p>$3.00</text:p>
          </table:table-cell>
          <table:table-cell table:style-name="ce597"/>
          <table:table-cell table:style-name="ce620" table:number-columns-repeated="1007"/>
        </table:table-row>
        <table:table-row table:style-name="ro12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675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675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675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675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675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675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675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683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675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683"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 table:style-name="ce598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675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675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675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675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675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675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675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2">
          <table:table-cell table:style-name="ce589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675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684"/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8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2">
          <table:table-cell table:style-name="ce589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table:style-name="ce599"/>
          <table:table-cell table:style-name="ce610" office:value-type="date" office:date-value="2022-05-20" calcext:value-type="date">
            <text:p>05/20/22</text:p>
          </table:table-cell>
          <table:table-cell table:style-name="ce610"/>
          <table:table-cell table:style-name="ce626" office:value-type="float" office:value="1" calcext:value-type="float">
            <text:p>1</text:p>
          </table:table-cell>
          <table:table-cell table:style-name="ce633" office:value-type="string" calcext:value-type="string">
            <text:p>baby yoda</text:p>
          </table:table-cell>
          <table:table-cell table:style-name="ce645"/>
          <table:table-cell table:number-columns-repeated="2" table:style-name="ce655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663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685"/>
          <table:table-cell table:style-name="ce1425"/>
          <table:table-cell table:style-name="ce704"/>
          <table:table-cell table:style-name="ce715" table:number-columns-repeated="1006"/>
          <table:table-cell/>
        </table:table-row>
        <table:table-row table:style-name="ro12">
          <table:table-cell table:style-name="ce589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table:style-name="ce611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64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589"/>
          <table:table-cell table:style-name="ce600"/>
          <table:table-cell table:style-name="ce612" office:value-type="date" office:date-value="2022-06-04" calcext:value-type="date">
            <text:p>06/04/22</text:p>
          </table:table-cell>
          <table:table-cell table:style-name="ce621"/>
          <table:table-cell table:style-name="ce627" office:value-type="float" office:value="1" calcext:value-type="float">
            <text:p>1</text:p>
          </table:table-cell>
          <table:table-cell table:style-name="ce634" office:value-type="string" calcext:value-type="string">
            <text:p>Lip Potion Birthday Cake</text:p>
          </table:table-cell>
          <table:table-cell table:style-name="ce647" office:value-type="currency" office:currency="USD" office:value="4.25" calcext:value-type="currency">
            <text:p>$4.25</text:p>
          </table:table-cell>
          <table:table-cell table:style-name="ce656" office:value-type="currency" office:currency="USD" office:value="8.5" calcext:value-type="currency">
            <text:p>$8.50</text:p>
          </table:table-cell>
          <table:table-cell table:style-name="ce656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664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686"/>
          <table:table-cell table:style-name="ce1426"/>
          <table:table-cell table:style-name="ce705"/>
          <table:table-cell table:style-name="ce716" table:number-columns-repeated="1006"/>
          <table:table-cell/>
        </table:table-row>
        <table:table-row table:style-name="ro12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64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table:style-name="ce601"/>
          <table:table-cell table:style-name="ce609" office:value-type="date" office:date-value="2022-07-03" calcext:value-type="date">
            <text:p>07/03/22</text:p>
          </table:table-cell>
          <table:table-cell table:style-name="ce622"/>
          <table:table-cell table:style-name="ce628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number-columns-repeated="2" table:style-name="ce64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653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687"/>
          <table:table-cell table:style-name="ce644"/>
          <table:table-cell table:style-name="ce707"/>
          <table:table-cell table:style-name="ce717" table:number-columns-repeated="1006"/>
          <table:table-cell/>
        </table:table-row>
        <table:table-row table:style-name="ro12">
          <table:table-cell table:style-name="ce589"/>
          <table:table-cell table:style-name="ce602"/>
          <table:table-cell table:style-name="ce613" office:value-type="date" office:date-value="2022-07-07" calcext:value-type="date">
            <text:p>07/07/22</text:p>
          </table:table-cell>
          <table:table-cell table:style-name="ce613"/>
          <table:table-cell table:style-name="ce629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8" office:value-type="currency" office:currency="USD" office:value="2.75" calcext:value-type="currency">
            <text:p>$2.75</text:p>
          </table:table-cell>
          <table:table-cell table:number-columns-repeated="2" table:style-name="ce657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665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688"/>
          <table:table-cell table:style-name="ce1427"/>
          <table:table-cell table:style-name="ce708"/>
          <table:table-cell table:style-name="ce718" table:number-columns-repeated="1006"/>
          <table:table-cell/>
        </table:table-row>
        <table:table-row table:style-name="ro12">
          <table:table-cell table:style-name="ce589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662"/>
          <table:table-cell table:style-name="ce643"/>
          <table:table-cell table:style-name="ce709"/>
          <table:table-cell table:style-name="ce719" table:number-columns-repeated="1006"/>
          <table:table-cell/>
        </table:table-row>
        <table:table-row table:style-name="ro12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589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653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5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666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689"/>
          <table:table-cell table:style-name="ce1428"/>
          <table:table-cell table:style-name="ce710"/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609" office:value-type="date" office:date-value="2022-09-25" calcext:value-type="date">
            <text:p>09/25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ainted rock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64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690"/>
          <table:table-cell/>
          <table:table-cell table:style-name="ce711"/>
          <table:table-cell table:style-name="ce720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93"/>
          <table:table-cell table:style-name="ce604" office:value-type="string" calcext:value-type="string">
            <text:p>10/6/22-10/17/22</text:p>
          </table:table-cell>
          <table:table-cell table:style-name="ce615" office:value-type="date" office:date-value="2022-10-06" calcext:value-type="date">
            <text:p>10/06/22</text:p>
          </table:table-cell>
          <table:table-cell table:style-name="ce615"/>
          <table:table-cell table:style-name="ce631" office:value-type="float" office:value="1" calcext:value-type="float">
            <text:p>1</text:p>
          </table:table-cell>
          <table:table-cell table:style-name="ce637" office:value-type="string" calcext:value-type="string">
            <text:p>small fan ?</text:p>
          </table:table-cell>
          <table:table-cell table:style-name="ce650"/>
          <table:table-cell table:number-columns-repeated="2" table:style-name="ce659" office:value-type="currency" office:currency="USD" office:value="27" calcext:value-type="currency">
            <text:p>$27.00</text:p>
          </table:table-cell>
          <table:table-cell table:style-name="ce659" table:formula="of:=SUM([.E193]*[.I193])" office:value-type="currency" office:currency="USD" office:value="27" calcext:value-type="currency">
            <text:p>$27.00</text:p>
          </table:table-cell>
          <table:table-cell table:style-name="ce667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676" table:formula="of:=SUM([.H193]-[.I193])" office:value-type="currency" office:currency="USD" office:value="0" calcext:value-type="currency">
            <text:p>$0.00</text:p>
          </table:table-cell>
          <table:table-cell table:style-name="ce680" table:formula="of:=[.M193]*[.E193]" office:value-type="currency" office:currency="USD" office:value="0" calcext:value-type="currency">
            <text:p>$0.00</text:p>
          </table:table-cell>
          <table:table-cell table:style-name="ce691"/>
          <table:table-cell table:style-name="ce1429"/>
          <table:table-cell table:style-name="ce712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Sun and Moon Patch</text:p>
          </table:table-cell>
          <table:table-cell table:style-name="ce65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609" office:value-type="date" office:date-value="2022-10-15" calcext:value-type="date">
            <text:p>10/15/22</text:p>
          </table:table-cell>
          <table:table-cell table:style-name="ce61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9" office:value-type="string" calcext:value-type="string">
            <text:p>Lip Balm – Grape</text:p>
          </table:table-cell>
          <table:table-cell table:style-name="ce65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97" office:value-type="string" calcext:value-type="string">
            <text:p>Starlight Latern</text:p>
          </table:table-cell>
          <table:table-cell table:style-name="ce64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/>
          <table:table-cell table:style-name="ce601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table:style-name="ce601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table:style-name="ce601"/>
          <table:table-cell table:style-name="ce609" office:value-type="date" office:date-value="2022-11-04" calcext:value-type="date">
            <text:p>11/04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strawberry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style-name="ce644" office:value-type="currency" office:currency="USD" office:value="5.5" calcext:value-type="currency">
            <text:p>$5.50</text:p>
          </table:table-cell>
          <table:table-cell table:style-name="ce64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653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style-name="ce594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2">
          <table:table-cell/>
          <table:table-cell table:style-name="ce605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227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 801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 -876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18" calcext:value-type="date">
            <text:p>11/1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icture Holder -Ornament 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852- Manifest Token</text:p>
          </table:table-cell>
          <table:table-cell table:style-name="ce644"/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612- Manifest Token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-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– Globe </text:p>
          </table:table-cell>
          <table:table-cell table:style-name="ce644"/>
          <table:table-cell table:style-name="ce64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anifest Self Care Kit Box</text:p>
          </table:table-cell>
          <table:table-cell table:style-name="ce644"/>
          <table:table-cell table:style-name="ce64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 office:value-type="string" calcext:value-type="string">
            <text:p>12/1/22-12/11/22</text:p>
          </table:table-cell>
          <table:table-cell table:style-name="ce609" office:value-type="date" office:date-value="2022-12-08" calcext:value-type="date">
            <text:p>12/0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Angel 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2" calcext:value-type="float">
            <text:p>2</text:p>
          </table:table-cell>
          <table:table-cell table:style-name="ce597" office:value-type="string" calcext:value-type="string">
            <text:p>Lip Potion – Water and Cherry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1" calcext:value-type="date">
            <text:p>12/01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eace Sign Ornament</text:p>
          </table:table-cell>
          <table:table-cell table:style-name="ce644"/>
          <table:table-cell table:style-name="ce64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Hand Felted Deer Pillow</text:p>
          </table:table-cell>
          <table:table-cell table:style-name="ce644"/>
          <table:table-cell table:style-name="ce64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SWMC – Journal</text:p>
          </table:table-cell>
          <table:table-cell table:style-name="ce644"/>
          <table:table-cell table:style-name="ce64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Flamingo Ornament</text:p>
          </table:table-cell>
          <table:table-cell table:style-name="ce644"/>
          <table:table-cell table:style-name="ce64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g, Book Mushroom</text:p>
          </table:table-cell>
          <table:table-cell table:style-name="ce644"/>
          <table:table-cell table:style-name="ce64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Vanilla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<text:span text:style-name="T3">Wh-</text:span>ntr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Tropical Punch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64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62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Mushroom</text:p>
          </table:table-cell>
          <table:table-cell table:style-name="ce65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– Heart</text:p>
          </table:table-cell>
          <table:table-cell table:style-name="ce65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Lip Potion- Bubble Gum</text:p>
          </table:table-cell>
          <table:table-cell table:style-name="ce65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2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2 pak Temp Tattoo</text:p>
          </table:table-cell>
          <table:table-cell table:style-name="ce65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68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Monkey</text:p>
          </table:table-cell>
          <table:table-cell table:style-name="ce65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Elephant</text:p>
          </table:table-cell>
          <table:table-cell table:style-name="ce65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BOHO- Bag – Gold-DA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table:style-name="ce1361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MSC-8011- Manifest Token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3">
          <table:table-cell table:number-columns-repeated="1024"/>
        </table:table-row>
        <table:table-row table:style-name="ro12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>
          <table:table-cell table:number-columns-repeated="14"/>
          <table:table-cell table:style-name="ce646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01"/>
          <table:table-cell table:number-columns-repeated="1022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597"/>
          <table:table-cell table:number-columns-repeated="1022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 table:number-rows-repeated="48">
          <table:table-cell table:number-columns-repeated="1024"/>
        </table:table-row>
        <table:table-row table:style-name="ro12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2">
          <table:table-cell table:number-columns-repeated="14"/>
          <table:table-cell table:style-name="ce692"/>
          <table:table-cell table:number-columns-repeated="1009"/>
        </table:table-row>
        <table:table-row table:style-name="ro12">
          <table:table-cell table:number-columns-repeated="12"/>
          <table:table-cell table:style-name="ce672"/>
          <table:table-cell table:style-name="ce681"/>
          <table:table-cell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2" table:number-rows-repeated="32">
          <table:table-cell table:number-columns-repeated="1024"/>
        </table:table-row>
        <table:table-row table:style-name="ro12">
          <table:table-cell/>
          <table:table-cell table:style-name="ce598"/>
          <table:table-cell table:number-columns-repeated="1022"/>
        </table:table-row>
        <table:table-row table:style-name="ro12" table:number-rows-repeated="30">
          <table:table-cell table:number-columns-repeated="1024"/>
        </table:table-row>
        <table:table-row table:style-name="ro12">
          <table:table-cell/>
          <table:table-cell table:style-name="ce597"/>
          <table:table-cell table:number-columns-repeated="1022"/>
        </table:table-row>
        <table:table-row table:style-name="ro12" table:number-rows-repeated="97">
          <table:table-cell table:number-columns-repeated="1024"/>
        </table:table-row>
        <table:table-row table:style-name="ro12">
          <table:table-cell table:number-columns-repeated="4"/>
          <table:table-cell table:style-name="ce623"/>
          <table:table-cell table:number-columns-repeated="1019"/>
        </table:table-row>
        <table:table-row table:style-name="ro12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 table:number-rows-repeated="4">
          <table:table-cell/>
          <table:table-cell table:style-name="ce597"/>
          <table:table-cell table:number-columns-repeated="1022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1430"/>
          <table:table-cell table:style-name="ce713"/>
          <table:table-cell table:style-name="ce721" table:number-columns-repeated="1006"/>
          <table:table-cell/>
        </table:table-row>
        <table:table-row table:style-name="ro12" table:number-rows-repeated="1047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6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table:number-columns-repeated="2"/>
          <table:table-cell table:style-name="ce788" table:number-columns-repeated="1017"/>
        </table:table-row>
        <table:table-row table:style-name="ro1">
          <table:table-cell table:style-name="ce729" office:value-type="date" office:date-value="2022-01-11" calcext:value-type="date">
            <text:p>01/11/22</text:p>
          </table:table-cell>
          <table:table-cell table:style-name="ce741" office:value-type="string" calcext:value-type="string">
            <text:p>1/1/22-1/9/22</text:p>
          </table:table-cell>
          <table:table-cell table:style-name="ce758" office:value-type="currency" office:currency="USD" office:value="1.96" calcext:value-type="currency">
            <text:p>$1.96</text:p>
          </table:table-cell>
          <table:table-cell table:style-name="ce773" office:value-type="currency" office:currency="USD" office:value="-223.04" calcext:value-type="currency">
            <text:p>-$223.0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29" office:value-type="date" office:date-value="2022-01-23" calcext:value-type="date">
            <text:p>01/23/22</text:p>
          </table:table-cell>
          <table:table-cell table:style-name="ce742" office:value-type="string" calcext:value-type="string">
            <text:p>1/13/22-1/23/22</text:p>
          </table:table-cell>
          <table:table-cell table:style-name="ce759" office:value-type="currency" office:currency="USD" office:value="6.99" calcext:value-type="currency">
            <text:p>$6.99</text:p>
          </table:table-cell>
          <table:table-cell table:style-name="ce773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06" calcext:value-type="date">
            <text:p>02/06/22</text:p>
          </table:table-cell>
          <table:table-cell table:style-name="ce743" office:value-type="string" calcext:value-type="string">
            <text:p>1/27/22-2/6/22</text:p>
          </table:table-cell>
          <table:table-cell table:style-name="ce760" office:value-type="currency" office:currency="USD" office:value="9.85" calcext:value-type="currency">
            <text:p>$9.85</text:p>
          </table:table-cell>
          <table:table-cell table:style-name="ce760" office:value-type="currency" office:currency="USD" office:value="-225" calcext:value-type="currency">
            <text:p>-$225.0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20" calcext:value-type="date">
            <text:p>02/20/22</text:p>
          </table:table-cell>
          <table:table-cell table:style-name="ce743" office:value-type="string" calcext:value-type="string">
            <text:p>2/7/22-2/20/22</text:p>
          </table:table-cell>
          <table:table-cell table:style-name="ce760" office:value-type="currency" office:currency="USD" office:value="56.1" calcext:value-type="currency">
            <text:p>$56.10</text:p>
          </table:table-cell>
          <table:table-cell table:style-name="ce760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06" calcext:value-type="date">
            <text:p>03/06/22</text:p>
          </table:table-cell>
          <table:table-cell table:style-name="ce744" office:value-type="string" calcext:value-type="string">
            <text:p>2/21/22-3/6/22</text:p>
          </table:table-cell>
          <table:table-cell table:style-name="ce761" office:value-type="currency" office:currency="USD" office:value="19.49" calcext:value-type="currency">
            <text:p>$19.49</text:p>
          </table:table-cell>
          <table:table-cell table:style-name="ce761" office:value-type="currency" office:currency="USD" office:value="-149.29" calcext:value-type="currency">
            <text:p>-$149.2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20" calcext:value-type="date">
            <text:p>03/20/22</text:p>
          </table:table-cell>
          <table:table-cell table:style-name="ce744" office:value-type="string" calcext:value-type="string">
            <text:p>3/10/22-3/20/22</text:p>
          </table:table-cell>
          <table:table-cell table:style-name="ce762" office:value-type="currency" office:currency="USD" office:value="176.7" calcext:value-type="currency">
            <text:p>$176.70</text:p>
          </table:table-cell>
          <table:table-cell table:style-name="ce752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2" office:value-type="string" calcext:value-type="string">
            <text:p>cant read</text:p>
          </table:table-cell>
          <table:table-cell table:style-name="ce745" office:value-type="string" calcext:value-type="string">
            <text:p>3/24/22-4/4/22</text:p>
          </table:table-cell>
          <table:table-cell table:style-name="ce763" office:value-type="currency" office:currency="USD" office:value="75.51" calcext:value-type="currency">
            <text:p>$75.51</text:p>
          </table:table-cell>
          <table:table-cell table:style-name="ce764" office:value-type="currency" office:currency="USD" office:value="-263.49" calcext:value-type="currency">
            <text:p>-$263.4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3" office:value-type="date" office:date-value="2022-04-17" calcext:value-type="date">
            <text:p>04/17/22</text:p>
          </table:table-cell>
          <table:table-cell table:style-name="ce745" office:value-type="string" calcext:value-type="string">
            <text:p>4/7/22-4/17/22</text:p>
          </table:table-cell>
          <table:table-cell table:style-name="ce764" office:value-type="currency" office:currency="USD" office:value="109.38" calcext:value-type="currency">
            <text:p>$109.38</text:p>
          </table:table-cell>
          <table:table-cell table:style-name="ce774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02" calcext:value-type="date">
            <text:p>05/02/22</text:p>
          </table:table-cell>
          <table:table-cell table:style-name="ce743" office:value-type="string" calcext:value-type="string">
            <text:p>4/21/22-5/1/22</text:p>
          </table:table-cell>
          <table:table-cell table:style-name="ce760" office:value-type="currency" office:currency="USD" office:value="59.52" calcext:value-type="currency">
            <text:p>$59.52</text:p>
          </table:table-cell>
          <table:table-cell table:style-name="ce760" office:value-type="currency" office:currency="USD" office:value="-279.48" calcext:value-type="currency">
            <text:p>-$279.48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16" calcext:value-type="date">
            <text:p>05/16/22</text:p>
          </table:table-cell>
          <table:table-cell table:style-name="ce743" office:value-type="string" calcext:value-type="string">
            <text:p>5/5/22-5/15/22</text:p>
          </table:table-cell>
          <table:table-cell table:style-name="ce760" office:value-type="currency" office:currency="USD" office:value="108.61" calcext:value-type="currency">
            <text:p>$108.61</text:p>
          </table:table-cell>
          <table:table-cell table:style-name="ce775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5-31" calcext:value-type="date">
            <text:p>05/31/22</text:p>
          </table:table-cell>
          <table:table-cell table:style-name="ce746" office:value-type="string" calcext:value-type="string">
            <text:p>5/19/22-5/29/22</text:p>
          </table:table-cell>
          <table:table-cell table:style-name="ce765" office:value-type="currency" office:currency="USD" office:value="131.34" calcext:value-type="currency">
            <text:p>$131.34</text:p>
          </table:table-cell>
          <table:table-cell table:style-name="ce776" office:value-type="float" office:value="-207.66" calcext:value-type="float">
            <text:p>-207.6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12" calcext:value-type="date">
            <text:p>06/12/22</text:p>
          </table:table-cell>
          <table:table-cell table:style-name="ce746" office:value-type="string" calcext:value-type="string">
            <text:p>6/2/22-6/12/22</text:p>
          </table:table-cell>
          <table:table-cell table:style-name="ce765" office:value-type="currency" office:currency="USD" office:value="103.08" calcext:value-type="currency">
            <text:p>$103.08</text:p>
          </table:table-cell>
          <table:table-cell table:style-name="ce77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26" calcext:value-type="date">
            <text:p>06/26/22</text:p>
          </table:table-cell>
          <table:table-cell table:style-name="ce746" office:value-type="string" calcext:value-type="string">
            <text:p>6/16/22-6/26/22</text:p>
          </table:table-cell>
          <table:table-cell table:style-name="ce765" office:value-type="currency" office:currency="USD" office:value="124.1" calcext:value-type="currency">
            <text:p>$124.10</text:p>
          </table:table-cell>
          <table:table-cell table:style-name="ce778" office:value-type="currency" office:currency="USD" office:value="-214.9" calcext:value-type="currency">
            <text:p>-$214.9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10" calcext:value-type="date">
            <text:p>07/10/22</text:p>
          </table:table-cell>
          <table:table-cell table:style-name="ce747" office:value-type="string" calcext:value-type="string">
            <text:p>6/30/22-7/10/22</text:p>
          </table:table-cell>
          <table:table-cell table:style-name="ce766" office:value-type="currency" office:currency="USD" office:value="146.56" calcext:value-type="currency">
            <text:p>$146.56</text:p>
          </table:table-cell>
          <table:table-cell table:style-name="ce766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24" calcext:value-type="date">
            <text:p>07/24/22</text:p>
          </table:table-cell>
          <table:table-cell table:style-name="ce747" office:value-type="string" calcext:value-type="string">
            <text:p>7/14/22-7/24/22</text:p>
          </table:table-cell>
          <table:table-cell table:style-name="ce766" office:value-type="currency" office:currency="USD" office:value="125.51" calcext:value-type="currency">
            <text:p>$125.51</text:p>
          </table:table-cell>
          <table:table-cell table:style-name="ce779" office:value-type="currency" office:currency="USD" office:value="-125.51" calcext:value-type="currency">
            <text:p>-$125.51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07" calcext:value-type="date">
            <text:p>08/07/22</text:p>
          </table:table-cell>
          <table:table-cell table:style-name="ce748" office:value-type="string" calcext:value-type="string">
            <text:p>7/28/22-8/7/22</text:p>
          </table:table-cell>
          <table:table-cell table:style-name="ce767" office:value-type="currency" office:currency="USD" office:value="138.9" calcext:value-type="currency">
            <text:p>$138.90</text:p>
          </table:table-cell>
          <table:table-cell table:style-name="ce767" office:value-type="currency" office:currency="USD" office:value="-200.1" calcext:value-type="currency">
            <text:p>-$200.1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22" calcext:value-type="date">
            <text:p>08/22/22</text:p>
          </table:table-cell>
          <table:table-cell table:style-name="ce748" office:value-type="string" calcext:value-type="string">
            <text:p>8/11/22-8/22/22</text:p>
          </table:table-cell>
          <table:table-cell table:style-name="ce767" office:value-type="currency" office:currency="USD" office:value="65.66" calcext:value-type="currency">
            <text:p>$65.6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04" calcext:value-type="date">
            <text:p>09/04/22</text:p>
          </table:table-cell>
          <table:table-cell table:style-name="ce749" office:value-type="string" calcext:value-type="string">
            <text:p>8/25/22-9/4/22</text:p>
          </table:table-cell>
          <table:table-cell table:style-name="ce768" office:value-type="currency" office:currency="USD" office:value="258.5" calcext:value-type="currency">
            <text:p>$258.50</text:p>
          </table:table-cell>
          <table:table-cell table:style-name="ce768" office:value-type="currency" office:currency="USD" office:value="63.56" calcext:value-type="currency">
            <text:p>$63.5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18" calcext:value-type="date">
            <text:p>09/18/22</text:p>
          </table:table-cell>
          <table:table-cell table:style-name="ce749" office:value-type="string" calcext:value-type="string">
            <text:p>9/8/22-9/19/22</text:p>
          </table:table-cell>
          <table:table-cell table:style-name="ce768" office:value-type="currency" office:currency="USD" office:value="95.04" calcext:value-type="currency">
            <text:p>$95.04</text:p>
          </table:table-cell>
          <table:table-cell table:style-name="ce768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02" calcext:value-type="date">
            <text:p>10/02/22</text:p>
          </table:table-cell>
          <table:table-cell table:style-name="ce750" office:value-type="string" calcext:value-type="string">
            <text:p>9/22/22-10/3/22</text:p>
          </table:table-cell>
          <table:table-cell table:style-name="ce767" office:value-type="currency" office:currency="USD" office:value="156.15" calcext:value-type="currency">
            <text:p>$156.15</text:p>
          </table:table-cell>
          <table:table-cell table:style-name="ce767" office:value-type="currency" office:currency="USD" office:value="182.85" calcext:value-type="currency">
            <text:p>$182.85</text:p>
          </table:table-cell>
          <table:table-cell table:style-name="Default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17" calcext:value-type="date">
            <text:p>10/17/22</text:p>
          </table:table-cell>
          <table:table-cell table:style-name="ce750" office:value-type="string" calcext:value-type="string">
            <text:p>10/6/22-10/17/22</text:p>
          </table:table-cell>
          <table:table-cell table:style-name="ce767" office:value-type="currency" office:currency="USD" office:value="187.86" calcext:value-type="currency">
            <text:p>$187.8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0-30" calcext:value-type="date">
            <text:p>10/30/22</text:p>
          </table:table-cell>
          <table:table-cell table:style-name="ce752" office:value-type="string" calcext:value-type="string">
            <text:p>10/20/22-10/31/22</text:p>
          </table:table-cell>
          <table:table-cell table:style-name="ce761" office:value-type="currency" office:currency="USD" office:value="88.36" calcext:value-type="currency">
            <text:p>$88.36</text:p>
          </table:table-cell>
          <table:table-cell table:style-name="ce761" office:value-type="currency" office:currency="USD" office:value="250.64" calcext:value-type="currency">
            <text:p>$250.6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13" calcext:value-type="date">
            <text:p>11/13/22</text:p>
          </table:table-cell>
          <table:table-cell table:style-name="ce753" office:value-type="string" calcext:value-type="string">
            <text:p>11/1/22-11/13/22</text:p>
          </table:table-cell>
          <table:table-cell table:style-name="ce769" office:value-type="currency" office:currency="USD" office:value="418.41" calcext:value-type="currency">
            <text:p>$418.41</text:p>
          </table:table-cell>
          <table:table-cell table:style-name="ce769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27" calcext:value-type="date">
            <text:p>11/27/22</text:p>
          </table:table-cell>
          <table:table-cell table:style-name="ce753" office:value-type="string" calcext:value-type="string">
            <text:p>11/17/22-11/27/22</text:p>
          </table:table-cell>
          <table:table-cell table:style-name="ce769" office:value-type="currency" office:currency="USD" office:value="415.21" calcext:value-type="currency">
            <text:p>$415.21</text:p>
          </table:table-cell>
          <table:table-cell table:style-name="ce780" office:value-type="currency" office:currency="USD" office:value="-76.21" calcext:value-type="currency">
            <text:p>-$76.21</text:p>
          </table:table-cell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11" calcext:value-type="date">
            <text:p>12/11/22</text:p>
          </table:table-cell>
          <table:table-cell table:style-name="ce754" office:value-type="string" calcext:value-type="string">
            <text:p>12/1/22-12/11/22</text:p>
          </table:table-cell>
          <table:table-cell table:style-name="ce770" office:value-type="currency" office:currency="USD" office:value="454.63" calcext:value-type="currency">
            <text:p>$454.63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23" calcext:value-type="date">
            <text:p>12/23/22</text:p>
          </table:table-cell>
          <table:table-cell table:style-name="ce754" office:value-type="string" calcext:value-type="string">
            <text:p>12/15/22-12/24/22</text:p>
          </table:table-cell>
          <table:table-cell table:style-name="ce770" office:value-type="currency" office:currency="USD" office:value="545.56" calcext:value-type="currency">
            <text:p>$545.56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5M14S</meta:editing-duration>
    <meta:editing-cycles>62</meta:editing-cycles>
    <meta:generator>LibreOffice/7.1.8.1$Linux_X86_64 LibreOffice_project/10$Build-1</meta:generator>
    <dc:date>2023-03-25T17:24:28.846571208</dc:date>
    <meta:document-statistic meta:table-count="18" meta:cell-count="5091" meta:object-count="13"/>
  </office:meta>
</office:document-meta>
</file>